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Grande1" svg:font-family="LucidaGrande"/>
    <style:font-face style:name="Menlo-Regular" svg:font-family="Menlo-Regular"/>
    <style:font-face style:name="OpenSymbol1" svg:font-family="OpenSymbol"/>
    <style:font-face style:name="TimesNewRomanPSMT" svg:font-family="TimesNewRomanPSMT" style:font-family-generic="roman"/>
    <style:font-face style:name="Lucida Grande" svg:font-family="'Lucida Grande'" style:font-family-generic="swiss"/>
    <style:font-face style:name="LucidaGrande" svg:font-family="LucidaGrande" style:font-family-generic="system"/>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5" style:family="table">
      <style:table-properties table:align="margins"/>
    </style:style>
    <style:style style:name="Таблица5.A" style:family="table-column">
      <style:table-column-properties style:rel-column-width="27432*"/>
    </style:style>
    <style:style style:name="Таблица5.B" style:family="table-column">
      <style:table-column-properties style:rel-column-width="3810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1" style:family="table">
      <style:table-properties table:align="margins"/>
    </style:style>
    <style:style style:name="Таблица1.A" style:family="table-column">
      <style:table-column-properties style:rel-column-width="27432*"/>
    </style:style>
    <style:style style:name="Таблица1.B" style:family="table-column">
      <style:table-column-properties style:rel-column-width="3810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table:align="margins"/>
    </style:style>
    <style:style style:name="Таблица2.A" style:family="table-column">
      <style:table-column-properties style:rel-column-width="27432*"/>
    </style:style>
    <style:style style:name="Таблица2.B" style:family="table-column">
      <style:table-column-properties style:rel-column-width="38103*"/>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6" style:family="table">
      <style:table-properties style:width="16.999cm" table:align="margins" style:shadow="none"/>
    </style:style>
    <style:style style:name="Таблица6.A" style:family="table-column">
      <style:table-column-properties style:column-width="3.628cm" style:rel-column-width="13988*"/>
    </style:style>
    <style:style style:name="Таблица6.B" style:family="table-column">
      <style:table-column-properties style:column-width="13.37cm" style:rel-column-width="5154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hadow="none"/>
    </style:style>
    <style:style style:name="Таблица7.A" style:family="table-column">
      <style:table-column-properties style:column-width="3.572cm" style:rel-column-width="13770*"/>
    </style:style>
    <style:style style:name="Таблица7.B" style:family="table-column">
      <style:table-column-properties style:column-width="13.427cm" style:rel-column-width="51765*"/>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hadow="none"/>
    </style:style>
    <style:style style:name="Таблица8.A" style:family="table-column">
      <style:table-column-properties style:column-width="3.572cm" style:rel-column-width="13770*"/>
    </style:style>
    <style:style style:name="Таблица8.B" style:family="table-column">
      <style:table-column-properties style:column-width="13.427cm" style:rel-column-width="51765*"/>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hadow="none"/>
    </style:style>
    <style:style style:name="Таблица9.A" style:family="table-column">
      <style:table-column-properties style:column-width="3.579cm" style:rel-column-width="13789*"/>
    </style:style>
    <style:style style:name="Таблица9.B" style:family="table-column">
      <style:table-column-properties style:column-width="13.43cm" style:rel-column-width="51746*"/>
    </style:style>
    <style:style style:name="Таблица9.1" style:family="table-row">
      <style:table-row-properties style:min-row-height="2.394cm"/>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2" style:family="table-row">
      <style:table-row-properties style:min-row-height="4.535cm"/>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7.009cm" fo:margin-left="0cm" fo:margin-right="-0.011cm" table:align="margins"/>
    </style:style>
    <style:style style:name="Таблица10.A" style:family="table-column">
      <style:table-column-properties style:column-width="3.552cm" style:rel-column-width="2014*"/>
    </style:style>
    <style:style style:name="Таблица10.B" style:family="table-column">
      <style:table-column-properties style:column-width="13.457cm" style:rel-column-width="7629*"/>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3.552cm" style:rel-column-width="2014*"/>
    </style:style>
    <style:style style:name="Таблица11.B" style:family="table-column">
      <style:table-column-properties style:column-width="13.457cm" style:rel-column-width="762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7.009cm" fo:margin-left="0cm" fo:margin-right="-0.011cm" table:align="margins"/>
    </style:style>
    <style:style style:name="Таблица12.A" style:family="table-column">
      <style:table-column-properties style:column-width="3.552cm" style:rel-column-width="2014*"/>
    </style:style>
    <style:style style:name="Таблица12.B" style:family="table-column">
      <style:table-column-properties style:column-width="13.457cm" style:rel-column-width="7629*"/>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3.552cm" style:rel-column-width="2014*"/>
    </style:style>
    <style:style style:name="Таблица13.B" style:family="table-column">
      <style:table-column-properties style:column-width="13.457cm" style:rel-column-width="7629*"/>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13.A2" style:family="table-cell">
      <style:table-cell-properties fo:padding="0.097cm" fo:border-left="0.002cm solid #000000" fo:border-right="none" fo:border-top="none" fo:border-bottom="0.002cm solid #000000"/>
    </style:style>
    <style:style style:name="Таблица13.B2" style:family="table-cell">
      <style:table-cell-properties fo:padding="0.097cm" fo:border-left="0.002cm solid #000000" fo:border-right="0.002cm solid #000000" fo:border-top="none" fo:border-bottom="0.002cm solid #000000"/>
    </style:style>
    <style:style style:name="Таблица14" style:family="table">
      <style:table-properties style:width="17.009cm" fo:margin-left="0cm" fo:margin-right="-0.011cm" table:align="margins"/>
    </style:style>
    <style:style style:name="Таблица14.A" style:family="table-column">
      <style:table-column-properties style:column-width="3.552cm" style:rel-column-width="2014*"/>
    </style:style>
    <style:style style:name="Таблица14.B" style:family="table-column">
      <style:table-column-properties style:column-width="13.457cm" style:rel-column-width="7629*"/>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14.A2" style:family="table-cell">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552cm" style:rel-column-width="2014*"/>
    </style:style>
    <style:style style:name="Таблица15.B" style:family="table-column">
      <style:table-column-properties style:column-width="13.457cm" style:rel-column-width="7629*"/>
    </style:style>
    <style:style style:name="Таблица15.A1" style:family="table-cell">
      <style:table-cell-properties fo:padding="0.097cm" fo:border-left="0.002cm solid #000000" fo:border-right="none" fo:border-top="0.002cm solid #000000" fo:border-bottom="0.002cm solid #000000"/>
    </style:style>
    <style:style style:name="Таблица15.B1" style:family="table-cell">
      <style:table-cell-properties fo:padding="0.097cm" fo:border="0.002cm solid #000000"/>
    </style:style>
    <style:style style:name="Таблица15.A2" style:family="table-cell">
      <style:table-cell-properties fo:padding="0.097cm" fo:border-left="0.002cm solid #000000" fo:border-right="none" fo:border-top="none" fo:border-bottom="0.002cm solid #000000"/>
    </style:style>
    <style:style style:name="Таблица1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Обычный1">
      <style:paragraph-properties fo:line-height="100%" fo:text-align="center" style:justify-single-word="false"/>
      <style:text-properties fo:font-size="14pt" fo:language="ru" fo:country="RU" style:font-size-asian="14pt"/>
    </style:style>
    <style:style style:name="P3"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4"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6" style:family="paragraph" style:parent-style-name="Обычный1">
      <style:paragraph-properties fo:line-height="100%">
        <style:tab-stops>
          <style:tab-stop style:position="12.002cm"/>
          <style:tab-stop style:position="17.253cm"/>
        </style:tab-stops>
      </style:paragraph-properties>
    </style:style>
    <style:style style:name="P7" style:family="paragraph" style:parent-style-name="Обычный1">
      <style:paragraph-properties fo:line-height="100%">
        <style:tab-stops>
          <style:tab-stop style:position="12.019cm"/>
          <style:tab-stop style:position="17.253cm"/>
        </style:tab-stops>
      </style:paragraph-properties>
    </style:style>
    <style:style style:name="P8"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635cm" fo:text-align="center" style:justify-single-word="false" fo:orphans="0" fo:widows="0" fo:text-indent="0cm" style:auto-text-indent="false"/>
    </style:style>
    <style:style style:name="P11" style:family="paragraph" style:parent-style-name="Обычный1">
      <style:paragraph-properties fo:margin-left="0.981cm" fo:margin-right="-0.004cm" fo:line-height="0.776cm" fo:text-indent="1.27cm" style:auto-text-indent="false">
        <style:tab-stops/>
      </style:paragraph-properties>
      <style:text-properties fo:font-size="14pt" fo:language="ru" fo:country="RU" style:font-size-asian="14pt"/>
    </style:style>
    <style:style style:name="P12" style:family="paragraph" style:parent-style-name="Обычный1">
      <style:paragraph-properties fo:margin-left="1.27cm" fo:margin-right="-0.004cm" fo:line-height="0.776cm" fo:text-indent="0.981cm" style:auto-text-indent="false">
        <style:tab-stops/>
      </style:paragraph-properties>
      <style:text-properties fo:font-size="14pt" fo:language="ru" fo:country="RU" style:font-size-asian="14pt"/>
    </style:style>
    <style:style style:name="P13"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ab-stops/>
      </style:paragraph-properties>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16" style:family="paragraph" style:parent-style-name="Standard">
      <style:paragraph-properties fo:text-align="center" style:justify-single-word="false"/>
      <style:text-properties fo:font-size="22pt" style:font-size-asian="22pt" style:font-size-complex="22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ab-stops/>
      </style:paragraph-properties>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ab-stops/>
      </style:paragraph-properties>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4pt" fo:language="ru" fo:country="RU" style:font-size-asian="14pt" style:font-size-complex="14pt"/>
    </style:style>
    <style:style style:name="P21" style:family="paragraph" style:parent-style-name="Обычный1">
      <style:paragraph-properties fo:margin-left="3.034cm" fo:margin-right="3.528cm" fo:line-height="0.459cm" fo:text-align="center" style:justify-single-word="false" fo:orphans="0" fo:widows="0" fo:text-indent="0cm" style:auto-text-indent="false">
        <style:tab-stops/>
      </style:paragraph-properties>
      <style:text-properties fo:font-size="14pt" fo:language="ru" fo:country="RU" style:font-size-asian="14pt"/>
    </style:style>
    <style:style style:name="P22"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8pt" fo:language="ru" fo:country="RU" style:font-size-asian="18pt"/>
    </style:style>
    <style:style style:name="P23"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24"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25"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6" style:family="paragraph" style:parent-style-name="Contents_20_Heading">
      <style:paragraph-properties fo:break-before="page"/>
    </style:style>
    <style:style style:name="P27" style:family="paragraph" style:parent-style-name="Text_20_body">
      <style:text-properties style:font-size-complex="14pt"/>
    </style:style>
    <style:style style:name="P28" style:family="paragraph" style:parent-style-name="Text_20_body">
      <style:text-properties style:font-name-asian="TimesNewRomanPSMT" style:font-name-complex="TimesNewRomanPSMT"/>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style:font-name-asian="Verdana" style:font-style-asian="italic" style:font-name-complex="Verdana" style:font-size-complex="14pt" style:font-style-complex="italic"/>
    </style:style>
    <style:style style:name="P31" style:family="paragraph" style:parent-style-name="Text_20_body">
      <style:text-properties style:font-name="TimesNewRomanPSMT" style:font-name-asian="TimesNewRomanPSMT" style:font-name-complex="TimesNewRomanPSMT"/>
    </style:style>
    <style:style style:name="P32" style:family="paragraph" style:parent-style-name="Text_20_body">
      <style:paragraph-properties fo:margin-left="0cm" fo:margin-right="0cm" fo:text-indent="1.199cm" style:auto-text-indent="false"/>
    </style:style>
    <style:style style:name="P33" style:family="paragraph" style:parent-style-name="Text_20_body">
      <style:paragraph-properties fo:margin-left="0cm" fo:margin-right="0cm" fo:text-indent="0cm" style:auto-text-indent="false"/>
    </style:style>
    <style:style style:name="P34" style:family="paragraph" style:parent-style-name="Table">
      <style:paragraph-properties fo:keep-with-next="always"/>
    </style:style>
    <style:style style:name="P35" style:family="paragraph" style:parent-style-name="Table_20_Contents">
      <style:paragraph-properties fo:text-align="center" style:justify-single-word="false"/>
      <style:text-properties fo:font-size="14pt" fo:font-weight="bold" style:font-size-asian="14pt" style:font-weight-asian="bold" style:font-weight-complex="bold"/>
    </style:style>
    <style:style style:name="P36" style:family="paragraph" style:parent-style-name="Table_20_Contents">
      <style:paragraph-properties fo:text-align="justify" style:justify-single-word="false"/>
      <style:text-properties fo:font-size="14pt" style:font-size-asian="14pt"/>
    </style:style>
    <style:style style:name="P37" style:family="paragraph" style:parent-style-name="Text_20_body">
      <style:paragraph-properties fo:margin-left="0cm" fo:margin-right="0cm" fo:text-indent="0.9cm" style:auto-text-indent="false"/>
    </style:style>
    <style:style style:name="P38" style:family="paragraph" style:parent-style-name="Основной_20_текст_20_содержания">
      <style:paragraph-properties>
        <style:tab-stops>
          <style:tab-stop style:position="16.099cm" style:type="right" style:leader-style="dotted" style:leader-text="."/>
        </style:tab-stops>
      </style:paragraph-properties>
    </style:style>
    <style:style style:name="P39" style:family="paragraph" style:parent-style-name="Листинг_20_кода">
      <style:text-properties style:font-name="Times New Roman" fo:font-size="12pt" style:font-size-asian="12pt" style:font-size-complex="12pt"/>
    </style:style>
    <style:style style:name="P40" style:family="paragraph" style:parent-style-name="Text_20_body" style:list-style-name="L1"/>
    <style:style style:name="P41" style:family="paragraph" style:parent-style-name="Text_20_body" style:list-style-name="L1">
      <style:text-properties style:font-name-asian="TimesNewRomanPSMT" style:font-name-complex="TimesNewRomanPSMT" style:font-size-complex="14pt"/>
    </style:style>
    <style:style style:name="P42" style:family="paragraph" style:parent-style-name="Text_20_body" style:list-style-name="L2">
      <style:text-properties style:font-name-asian="TimesNewRomanPSMT" style:font-name-complex="TimesNewRomanPSMT"/>
    </style:style>
    <style:style style:name="P43" style:family="paragraph" style:parent-style-name="Text_20_body" style:list-style-name="L3">
      <style:text-properties style:font-name-asian="TimesNewRomanPSMT" style:font-name-complex="TimesNewRomanPSMT"/>
    </style:style>
    <style:style style:name="P44" style:family="paragraph" style:parent-style-name="Text_20_body" style:list-style-name="L4">
      <style:text-properties style:font-name-asian="TimesNewRomanPSMT" style:font-name-complex="TimesNewRomanPSMT"/>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6">
      <style:text-properties style:font-name-asian="Verdana" style:font-name-complex="Verdana" style:font-size-complex="14pt"/>
    </style:style>
    <style:style style:name="P49" style:family="paragraph" style:parent-style-name="Text_20_body" style:list-style-name="L7">
      <style:text-properties style:font-name-asian="Verdana" style:font-name-complex="Verdana" style:font-size-complex="14pt"/>
    </style:style>
    <style:style style:name="P50" style:family="paragraph" style:parent-style-name="Text_20_body" style:list-style-name="L8">
      <style:text-properties style:font-name-asian="Verdana" style:font-name-complex="Verdana" style:font-size-complex="14pt"/>
    </style:style>
    <style:style style:name="P51" style:family="paragraph" style:parent-style-name="Text_20_body" style:list-style-name="L9">
      <style:text-properties style:font-name-asian="Verdana" style:font-name-complex="Verdana" style:font-size-complex="14pt"/>
    </style:style>
    <style:style style:name="P52" style:family="paragraph" style:parent-style-name="Text_20_body" style:list-style-name="L10">
      <style:text-properties style:font-name-asian="Verdana" style:font-name-complex="Verdana" style:font-size-complex="14pt"/>
    </style:style>
    <style:style style:name="P53" style:family="paragraph" style:parent-style-name="Text_20_body" style:list-style-name="L11">
      <style:text-properties style:font-name-asian="Verdana" style:font-name-complex="Verdana" style:font-size-complex="14pt"/>
    </style:style>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paragraph-properties>
        <style:tab-stops/>
      </style:paragraph-properties>
    </style:style>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text-properties style:font-name="Times New Roman" fo:font-size="14pt" fo:language="en" fo:country="US" style:letter-kerning="false" style:font-size-asian="14pt" style:font-name-complex="LucidaGrande" style:font-size-complex="14pt"/>
    </style:style>
    <style:style style:name="P63"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64" style:family="paragraph" style:parent-style-name="Text_20_body" style:list-style-name="L17"/>
    <style:style style:name="P65" style:family="paragraph" style:parent-style-name="Листинг_20_кода">
      <style:text-properties fo:color="#000000" style:font-name="Times New Roman" fo:font-size="12pt" style:font-name-asian="Menlo-Regular" style:font-size-asian="12pt" style:font-name-complex="Menlo-Regular" style:font-size-complex="12pt"/>
    </style:style>
    <style:style style:name="P66" style:family="paragraph" style:parent-style-name="Листинг_20_кода">
      <style:text-properties style:font-name-asian="Menlo-Regular" style:font-name-complex="Menlo-Regular"/>
    </style:style>
    <style:style style:name="P67" style:family="paragraph" style:parent-style-name="Листинг_20_кода">
      <style:text-properties fo:font-size="13pt" style:font-name-asian="Menlo-Regular" style:font-size-asian="13pt" style:font-name-complex="Menlo-Regular" style:font-size-complex="13pt"/>
    </style:style>
    <style:style style:name="P68" style:family="paragraph" style:parent-style-name="Листинг_20_кода">
      <style:text-properties style:font-name="Times New Roman" fo:font-size="12pt" style:font-name-asian="Menlo-Regular" style:font-size-asian="12pt" style:font-name-complex="Menlo-Regular" style:font-size-complex="12pt"/>
    </style:style>
    <style:style style:name="P69" style:family="paragraph" style:parent-style-name="Листинг_20_кода">
      <style:text-properties style:font-name="Times New Roman" fo:font-size="12pt" style:font-size-asian="12pt" style:font-size-complex="12pt"/>
    </style:style>
    <style:style style:name="P70" style:family="paragraph" style:parent-style-name="Листинг_20_кода">
      <style:text-properties fo:font-size="12pt" style:font-size-asian="12pt" style:font-size-complex="12pt"/>
    </style:style>
    <style:style style:name="P71" style:family="paragraph" style:parent-style-name="Листинг_20_кода">
      <style:text-properties style:font-name="Times New Roman"/>
    </style:style>
    <style:style style:name="P72" style:family="paragraph" style:parent-style-name="Листинг_20_кода">
      <style:text-properties style:font-name="Times New Roman" fo:font-size="12pt" style:font-size-asian="12pt" style:font-size-complex="12pt"/>
    </style:style>
    <style:style style:name="P73" style:family="paragraph" style:parent-style-name="Обычный1" style:master-page-name="MPF0">
      <style:paragraph-properties fo:line-height="100%" fo:text-align="center" style:justify-single-word="false" style:page-number="3" fo:break-before="page"/>
      <style:text-properties fo:font-size="14pt" fo:language="ru" fo:country="RU" style:font-size-asian="14pt"/>
    </style:style>
    <style:style style:name="P74" style:family="paragraph" style:parent-style-name="Table_20_Contents">
      <style:paragraph-properties fo:text-align="justify" style:justify-single-word="false"/>
      <style:text-properties fo:font-size="14pt" style:font-size-asian="14pt"/>
    </style:style>
    <style:style style:name="P75" style:family="paragraph" style:parent-style-name="Table">
      <style:paragraph-properties fo:keep-with-next="always"/>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fo:font-style="italic" style:font-size-asian="14pt" style:font-style-asian="italic"/>
    </style:style>
    <style:style style:name="T4" style:family="text">
      <style:text-properties fo:color="#000000" fo:font-size="14pt" fo:language="ru" fo:country="RU" style:font-size-asian="14pt" style:font-size-complex="14pt"/>
    </style:style>
    <style:style style:name="T5" style:family="text">
      <style:text-properties fo:color="#000000" style:font-name="Times New Roman" fo:font-size="12pt" style:font-name-asian="Menlo-Regular" style:font-size-asian="12pt" style:font-name-complex="Menlo-Regular" style:font-size-complex="12pt"/>
    </style:style>
    <style:style style:name="T6" style:family="text">
      <style:text-properties fo:color="#000000" style:font-name="Times New Roman" fo:font-size="13pt" style:font-name-asian="Menlo-Regular" style:font-size-asian="13pt" style:font-name-complex="Menlo-Regular" style:font-size-complex="13pt"/>
    </style:style>
    <style:style style:name="T7" style:family="text">
      <style:text-properties style:font-name-asian="Arial" style:font-name-complex="Arial"/>
    </style:style>
    <style:style style:name="T8" style:family="text">
      <style:text-properties style:font-size-complex="14pt"/>
    </style:style>
    <style:style style:name="T9" style:family="text">
      <style:text-properties fo:language="en" fo:country="US"/>
    </style:style>
    <style:style style:name="T10" style:family="text">
      <style:text-properties fo:language="en" fo:country="US" style:font-size-complex="14pt"/>
    </style:style>
    <style:style style:name="T11" style:family="text">
      <style:text-properties fo:language="en" fo:country="US" style:font-name-asian="TimesNewRomanPSMT" style:font-name-complex="TimesNewRomanPSMT" style:font-size-complex="14pt"/>
    </style:style>
    <style:style style:name="T12" style:family="text">
      <style:text-properties style:font-name-asian="TimesNewRomanPSMT" style:font-name-complex="TimesNewRomanPSMT"/>
    </style:style>
    <style:style style:name="T13" style:family="text">
      <style:text-properties style:font-name-asian="TimesNewRomanPSMT" style:font-name-complex="TimesNewRomanPSMT" style:font-size-complex="14pt"/>
    </style:style>
    <style:style style:name="T14" style:family="text">
      <style:text-properties style:font-name-asian="Helvetica" style:font-name-complex="Helvetica" style:font-size-complex="14pt"/>
    </style:style>
    <style:style style:name="T15" style:family="text">
      <style:text-properties style:font-name="TimesNewRomanPSMT" style:font-name-asian="TimesNewRomanPSMT" style:font-name-complex="TimesNewRomanPSMT"/>
    </style:style>
    <style:style style:name="T16" style:family="text">
      <style:text-properties style:font-name-asian="Verdana" style:font-name-complex="Verdana" style:font-size-complex="14pt"/>
    </style:style>
    <style:style style:name="T17" style:family="text">
      <style:text-properties fo:font-style="italic" style:font-name-asian="Verdana" style:font-style-asian="italic" style:font-name-complex="Verdana" style:font-size-complex="14pt" style:font-style-complex="italic"/>
    </style:style>
    <style:style style:name="T18" style:family="text">
      <style:text-properties style:font-name="LucidaGrande" fo:font-size="11pt" style:letter-kerning="false" style:font-size-asian="11pt" style:font-name-complex="LucidaGrande" style:font-size-complex="11pt"/>
    </style:style>
    <style:style style:name="T19" style:family="text">
      <style:text-properties fo:language="en" fo:country="GB"/>
    </style:style>
    <style:style style:name="T20" style:family="text">
      <style:text-properties style:font-name="Times New Roman" fo:font-size="12pt" fo:language="en" fo:country="US" style:letter-kerning="false" style:font-size-asian="12pt" style:font-name-complex="LucidaGrande" style:font-size-complex="12pt"/>
    </style:style>
    <style:style style:name="T21" style:family="text">
      <style:text-properties style:font-name="Times New Roman" fo:font-size="12pt" style:letter-kerning="false" style:font-size-asian="12pt" style:font-name-complex="LucidaGrande" style:font-size-complex="12pt"/>
    </style:style>
    <style:style style:name="T22" style:family="text">
      <style:text-properties style:font-name="Times New Roman" fo:font-size="12pt" style:font-name-asian="Menlo-Regular" style:font-size-asian="12pt" style:font-name-complex="Menlo-Regular"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 fo:font-size="14pt" style:font-size-asian="14pt" style:font-size-complex="14pt"/>
    </style:style>
    <style:style style:name="T25" style:family="text">
      <style:text-properties style:font-name="Times New Roman" fo:font-size="14pt" fo:language="en" fo:country="US" style:font-size-asian="14pt" style:font-size-complex="14pt"/>
    </style:style>
    <style:style style:name="T26" style:family="text">
      <style:text-properties style:font-name="Times New Roman" fo:font-size="14pt" fo:language="en" fo:country="US" style:letter-kerning="false" style:font-size-asian="14pt" style:font-name-complex="LucidaGrande" style:font-size-complex="14pt"/>
    </style:style>
    <style:style style:name="T27" style:family="text">
      <style:text-properties style:font-name-asian="Menlo-Regular" style:font-name-complex="Menlo-Regular"/>
    </style:style>
    <style:style style:name="T28" style:family="text">
      <style:text-properties style:use-window-font-color="true"/>
    </style:style>
    <style:style style:name="T29" style:family="text">
      <style:text-properties style:use-window-font-color="true" style:font-name="Monaco" fo:font-size="10pt" style:font-name-asian="Monaco" style:font-size-asian="10pt" style:font-name-complex="Monaco" style:font-size-complex="10pt"/>
    </style:style>
    <style:style style:name="T30" style:family="text">
      <style:text-properties style:use-window-font-color="true" style:font-name="Monaco" style:font-name-asian="Monaco" style:font-name-complex="Monaco"/>
    </style:style>
    <style:style style:name="T31" style:family="text">
      <style:text-properties style:use-window-font-color="true" fo:font-size="10pt" style:font-name-asian="Monaco" style:font-size-asian="10pt" style:font-name-complex="Monaco" style:font-size-complex="10pt"/>
    </style:style>
    <style:style style:name="T32" style:family="text">
      <style:text-properties style:use-window-font-color="true" style:font-name-asian="Monaco" style:font-name-complex="Monaco"/>
    </style:style>
    <style:style style:name="T33" style:family="text">
      <style:text-properties style:font-name-asian="Monaco"/>
    </style:style>
    <style:style style:name="T34" style:family="text">
      <style:text-properties style:font-name-complex="Monaco"/>
    </style:style>
    <style:style style:name="T35" style:family="text">
      <style:text-properties style:font-name="Times New Roman"/>
    </style:style>
    <style:style style:name="T36" style:family="text">
      <style:text-properties style:font-name="Times New Roman" fo:font-size="12pt" style:font-size-asian="12pt" style:font-size-complex="12pt"/>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format="1">
        <style:list-level-properties text:min-label-distance="0.199cm"/>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73">Министерство образования Республики Беларусь</text:p>
      <text:p text:style-name="P2"/>
      <text:p text:style-name="P8">Учреждение образования</text:p>
      <text:p text:style-name="P10"><text:span text:style-name="Default_20_Paragraph_20_Font"><text:span text:style-name="T1">“Белорусский государственный университет информатики и радиоэлектроники”</text:span></text:span></text:p>
      <text:p text:style-name="P9"/>
      <text:p text:style-name="P11">Кафедра <text:bookmark-start text:name="OCRUncertain002"/>интеллектуальных информа<text:bookmark-end text:name="OCRUncertain002"/>ционных технологий</text:p>
      <text:p text:style-name="P12">Факультет информационных технологий и управления</text:p>
      <text:p text:style-name="P13"><text:span text:style-name="Default_20_Paragraph_20_Font"><text:span text:style-name="T3">К защите допустит</text:span></text:span><text:bookmark-start text:name="OCRUncertain003"/><text:span text:style-name="Default_20_Paragraph_20_Font"><text:span text:style-name="T3">ь </text:span></text:span><text:bookmark-end text:name="OCRUncertain003"/><text:span text:style-name="Default_20_Paragraph_20_Font"><text:span text:style-name="T3"><text:line-break/></text:span></text:span><text:span text:style-name="Default_20_Paragraph_20_Font"><text:span text:style-name="T1">Заведующий кафедрой</text:span></text:span></text:p>
      <text:p text:style-name="P14"><text:span text:style-name="Default_20_Paragraph_20_Font"><text:span text:style-name="T1">( В.В. Голенков )</text:span></text:span></text:p>
      <text:p text:style-name="P15"/>
      <text:p text:style-name="P16"><text:bookmark-start text:name="OCRUncertain006"/>ПОЯСНИТЕЛЬНАЯ<text:bookmark-end text:name="OCRUncertain006"/> ЗАПИСКА</text:p>
      <text:p text:style-name="P17">к дипломному проекту</text:p>
      <text:p text:style-name="P18">НА ТЕМУ</text:p>
      <text:p text:style-name="P19"><text:bookmark-start text:name="OCRUncertain007"/><text:span text:style-name="Default_20_Paragraph_20_Font"><text:span text:style-name="T2">“</text:span></text:span><text:bookmark-end text:name="OCRUncertain007"/><text:span text:style-name="Default_20_Paragraph_20_Font"><text:span text:style-name="T2">Интернет-приложение классифицирующее юридические услуги”</text:span></text:span></text:p>
      <text:p text:style-name="P20">БГУИР ДП 1 – 40 03 01 **  ** ПЗ</text:p>
      <text:p text:style-name="P22"/>
      <text:p text:style-name="P22"/>
      <text:p text:style-name="P22"/>
      <text:p text:style-name="P6"><text:span text:style-name="Default_20_Paragraph_20_Font"><text:span text:style-name="T1">Дип</text:span></text:span><text:bookmark-start text:name="OCRUncertain016"/><text:span text:style-name="Default_20_Paragraph_20_Font"><text:span text:style-name="T1">л</text:span></text:span><text:bookmark-end text:name="OCRUncertain016"/><text:span text:style-name="Default_20_Paragraph_20_Font"><text:span text:style-name="T1">омник: </text:span></text:span><text:span text:style-name="Default_20_Paragraph_20_Font"><text:span text:style-name="T1"><text:tab/>( Сидоров И.С. <text:s text:c="10"/>)</text:span></text:span></text:p>
      <text:p text:style-name="P6"><text:span text:style-name="Default_20_Paragraph_20_Font"><text:span text:style-name="T1">Руководитель: </text:span></text:span><text:span text:style-name="Default_20_Paragraph_20_Font"><text:span text:style-name="T1"><text:tab/></text:span></text:span><text:span text:style-name="Default_20_Paragraph_20_Font"><text:span text:style-name="T2">( Степанова</text:span></text:span><text:span text:style-name="Default_20_Paragraph_20_Font"><text:span text:style-name="T4"> М.Д. <text:s text:c="6"/></text:span></text:span><text:span text:style-name="Default_20_Paragraph_20_Font"><text:span text:style-name="T2">)</text:span></text:span></text:p>
      <text:p text:style-name="P3">Консультан<text:bookmark-start text:name="OCRUncertain017"/>т<text:bookmark-end text:name="OCRUncertain017"/>ы:</text:p>
      <text:p text:style-name="P23"><text:span text:style-name="Default_20_Paragraph_20_Font"><text:span text:style-name="T1">по специальности</text:span></text:span><text:span text:style-name="Default_20_Paragraph_20_Font"><text:span text:style-name="T1"><text:tab/>( _Фамилия</text:span></text:span><text:span text:style-name="Default_20_Paragraph_20_Font"><text:span text:style-name="T4"> И.О. <text:s text:c="5"/></text:span></text:span><text:span text:style-name="Default_20_Paragraph_20_Font"><text:span text:style-name="T2">)</text:span></text:span></text:p>
      <text:p text:style-name="P23"><text:span text:style-name="Default_20_Paragraph_20_Font"><text:span text:style-name="T1">по эконо</text:span></text:span><text:bookmark-start text:name="OCRUncertain021"/><text:span text:style-name="Default_20_Paragraph_20_Font"><text:span text:style-name="T1">м</text:span></text:span><text:bookmark-end text:name="OCRUncertain021"/><text:span text:style-name="Default_20_Paragraph_20_Font"><text:span text:style-name="T1">ике</text:span></text:span><text:span text:style-name="Default_20_Paragraph_20_Font"><text:span text:style-name="T1"><text:tab/>( _Смирнов И.В. <text:s text:c="6"/>)</text:span></text:span></text:p>
      <text:p text:style-name="P23"><text:span text:style-name="Default_20_Paragraph_20_Font"><text:span text:style-name="T1">по охра</text:span></text:span><text:bookmark-start text:name="OCRUncertain018"/><text:span text:style-name="Default_20_Paragraph_20_Font"><text:span text:style-name="T1">н</text:span></text:span><text:bookmark-end text:name="OCRUncertain018"/><text:span text:style-name="Default_20_Paragraph_20_Font"><text:span text:style-name="T1">е труда</text:span></text:span><text:span text:style-name="Default_20_Paragraph_20_Font"><text:span text:style-name="T1"><text:tab/>( _Бражников М. М. )</text:span></text:span></text:p>
      <text:p text:style-name="P24"><text:span text:style-name="Default_20_Paragraph_20_Font"><text:span text:style-name="T1">по нормоконтролю</text:span></text:span><text:span text:style-name="Default_20_Paragraph_20_Font"><text:span text:style-name="T1"><text:tab/>( _Фамилия И.О. <text:s text:c="5"/>)</text:span></text:span></text:p>
      <text:p text:style-name="P3"/>
      <text:p text:style-name="P7"><text:span text:style-name="Default_20_Paragraph_20_Font"><text:span text:style-name="T1">Рецензент: </text:span></text:span><text:span text:style-name="Default_20_Paragraph_20_Font"><text:span text:style-name="T1"><text:tab/>( <text:s text:c="32"/>)</text:span></text:span></text:p>
      <text:p text:style-name="P25"/>
      <text:p text:style-name="P25"/>
      <text:p text:style-name="P25"/>
      <text:p text:style-name="P25"/>
      <text:p text:style-name="P25"/>
      <text:p text:style-name="P25"/>
      <text:p text:style-name="P4">МИНСК</text:p>
      <text:p text:style-name="P21"/>
      <text:p text:style-name="P5">2010</text:p>
      <text:table-of-content text:style-name="Sect1" text:name="_TOC0">
        <text:table-of-content-source text:outline-level="2">
          <text:index-title-template text:style-name="Contents_20_Heading">СОДЕРЖАНИЕ</text:index-title-template>
          <text:table-of-content-entry-template text:outline-level="1" text:style-name="Основной_20_текст_20_содержания">
            <text:index-entry-chapter/>
            <text:index-entry-text/>
            <text:index-entry-tab-stop style:type="right" style:leader-char="."/>
            <text:index-entry-page-number/>
          </text:table-of-content-entry-template>
          <text:table-of-content-entry-template text:outline-level="2" text:style-name="Основной_20_текст_20_содержания">
            <text:index-entry-chapter text:outline-level="2"/>
            <text:index-entry-text/>
            <text:index-entry-tab-stop style:type="right" style:leader-char="."/>
            <text:index-entry-page-number/>
          </text:table-of-content-entry-template>
          <text:table-of-content-entry-template text:outline-level="3" text:style-name="Contents_20_3">
            <text:index-entry-chapter text:outline-level="2"/>
            <text:index-entry-text/>
            <text:index-entry-tab-stop style:type="right" style:leader-char="."/>
            <text:index-entry-page-number/>
          </text:table-of-content-entry-template>
          <text:table-of-content-entry-template text:outline-level="4" text:style-name="Contents_20_4">
            <text:index-entry-chapter text:outline-level="2"/>
            <text:index-entry-text/>
            <text:index-entry-tab-stop style:type="right" style:leader-char="."/>
            <text:index-entry-page-number/>
          </text:table-of-content-entry-template>
          <text:table-of-content-entry-template text:outline-level="5" text:style-name="Contents_20_5">
            <text:index-entry-chapter text:outline-level="2"/>
            <text:index-entry-text/>
            <text:index-entry-tab-stop style:type="right" style:leader-char="."/>
            <text:index-entry-page-number/>
          </text:table-of-content-entry-template>
          <text:table-of-content-entry-template text:outline-level="6" text:style-name="Contents_20_6">
            <text:index-entry-chapter text:outline-level="2"/>
            <text:index-entry-text/>
            <text:index-entry-tab-stop style:type="right" style:leader-char="."/>
            <text:index-entry-page-number/>
          </text:table-of-content-entry-template>
          <text:table-of-content-entry-template text:outline-level="7" text:style-name="Contents_20_7">
            <text:index-entry-chapter text:outline-level="2"/>
            <text:index-entry-text/>
            <text:index-entry-tab-stop style:type="right" style:leader-char="."/>
            <text:index-entry-page-number/>
          </text:table-of-content-entry-template>
          <text:table-of-content-entry-template text:outline-level="8" text:style-name="Contents_20_8">
            <text:index-entry-chapter text:outline-level="2"/>
            <text:index-entry-text/>
            <text:index-entry-tab-stop style:type="right" style:leader-char="."/>
            <text:index-entry-page-number/>
          </text:table-of-content-entry-template>
          <text:table-of-content-entry-template text:outline-level="9" text:style-name="Contents_20_9">
            <text:index-entry-chapter text:outline-level="2"/>
            <text:index-entry-text/>
            <text:index-entry-tab-stop style:type="right" style:leader-char="."/>
            <text:index-entry-page-number/>
          </text:table-of-content-entry-template>
          <text:table-of-content-entry-template text:outline-level="10" text:style-name="Contents_20_10">
            <text:index-entry-chapter text:outline-level="2"/>
            <text:index-entry-text/>
            <text:index-entry-tab-stop style:type="right" style:leader-char="."/>
            <text:index-entry-page-number/>
          </text:table-of-content-entry-template>
        </text:table-of-content-source>
        <text:index-body>
          <text:index-title text:style-name="Sect1" text:name="_TOC0_Head">
            <text:p text:style-name="P26">СОДЕРЖАНИЕ</text:p>
          </text:index-title>
          <text:p text:style-name="P38">ПЕРЕЧЕНЬ УСЛОВНЫХ ОБОЗНАЧЕНИЙ, СИМВОЛОВ И ТЕРМИНОВ<text:tab/>5</text:p>
          <text:p text:style-name="P38">ВВЕДЕНИЕ<text:tab/>6</text:p>
          <text:p text:style-name="P38"><text:s/>1 МЕТОДЫ И ТЕХНОЛОГИИ ПОСТРОЕНИЯ ИНТЕРНЕТ-ПРИЛОЖЕНИЙ<text:tab/>8</text:p>
          <text:p text:style-name="P38"><text:s/>1.1 Анализ требований к системе<text:tab/>8</text:p>
          <text:p text:style-name="P38"><text:s/>1.2 Язык разметки гипертекста<text:tab/>10</text:p>
          <text:p text:style-name="P38"><text:s/>1.3 Анализ режима работы системы<text:tab/>11</text:p>
          <text:p text:style-name="P38"><text:s/>1.4 Информационно-справочные системы предоставляющие информацию юридического характера<text:tab/>12</text:p>
          <text:p text:style-name="P38"><text:s/>1.5 Классификация юридических услуг<text:tab/>14</text:p>
          <text:p text:style-name="P38"><text:s/>1.6 Библиотеки для построения Интернет-приложений<text:tab/>15</text:p>
          <text:p text:style-name="P38"><text:s/>1.7 Технические требования к разрабатываемой системе<text:tab/>18</text:p>
          <text:p text:style-name="P38"><text:s/>2 ПРОЕКТИРОВАНИЕ ИНТЕРНЕТ-ПРИЛОЖЕНИЯ<text:tab/>20</text:p>
          <text:p text:style-name="P38"><text:s/>2.1 Проектирование основного алгоритма работы пользователя с Интернет-приложением<text:tab/>20</text:p>
          <text:p text:style-name="P38"><text:s/>2.2 Проектирование вариантов использования системы<text:tab/>20</text:p>
          <text:p text:style-name="P38"><text:s/>2.3 Проектирование подсистемы хранения информации<text:tab/>23</text:p>
          <text:p text:style-name="P38"><text:s/>2.4 Проектирование пользовательского интерфейса системы<text:tab/>26</text:p>
          <text:p text:style-name="P38"><text:s/>2.5 Проектирование подсистемы преобразования и подготовки данных для подачи пользователю<text:tab/>29</text:p>
          <text:p text:style-name="P38"><text:s/>2.6 Проектирование взаимосвязи между компонентами системы<text:tab/>31</text:p>
          <text:p text:style-name="P38"><text:s/>3 РАЗРАБОТКА ИНТЕРНЕТ-ПРИЛОЖЕНИЯ<text:tab/>34</text:p>
          <text:p text:style-name="P38"><text:s/>3.1 Настройка библиотеки «Joomla» для развертывания Интернет-приложения<text:tab/>34</text:p>
          <text:p text:style-name="P38"><text:s/>3.2 Разработка дизайна представления пользовательских страниц Интернет-приложения<text:tab/>35</text:p>
          <text:p text:style-name="P38"><text:s/>3.3 Разработка структуры нормативных документов<text:tab/>35</text:p>
          <text:p text:style-name="P38"><text:s/>3.4 Тестирование работы Интернет-приложения<text:tab/>35</text:p>
          <text:p text:style-name="P38">ЗАКЛЮЧЕНИЕ<text:tab/>36</text:p>
          <text:p text:style-name="P38">СПИСОК ЛИТЕРАТУРЫ<text:tab/>37</text:p>
        </text:index-body>
      </text:table-of-content>
      <text:p text:style-name="Contents_20_1"/>
      <text:h text:style-name="Заголовок_20_Без_20_Нумерации" text:outline-level="1">ПЕРЕЧЕНЬ УСЛОВНЫХ ОБОЗНАЧЕНИЙ, СИМВОЛОВ И ТЕРМИНОВ</text:h>
      <text:p text:style-name="P27">ОС - операционная система,</text:p>
      <text:p text:style-name="P27">Файловая подсистема - регламент, определяющий способ организации, хранения и именования данных на носителях информации,</text:p>
      <text:p text:style-name="Text_20_body"><text:span text:style-name="Default_20_Paragraph_20_Font"><text:span text:style-name="T7">СУБД - система управления базами данных,</text:span></text:span></text:p>
      <text:p text:style-name="Text_20_body"><text:span text:style-name="Default_20_Paragraph_20_Font"><text:span text:style-name="T8">API - </text:span></text:span><text:span text:style-name="Default_20_Paragraph_20_Font"><text:span text:style-name="T10">application</text:span></text:span><text:span text:style-name="Default_20_Paragraph_20_Font"><text:span text:style-name="T8"> </text:span></text:span><text:span text:style-name="Default_20_Paragraph_20_Font"><text:span text:style-name="T10">programming</text:span></text:span><text:span text:style-name="Default_20_Paragraph_20_Font"><text:span text:style-name="T8"> </text:span></text:span><text:span text:style-name="Default_20_Paragraph_20_Font"><text:span text:style-name="T10">interface</text:span></text:span><text:span text:style-name="Default_20_Paragraph_20_Font"><text:span text:style-name="T8"> (интерфейс программирования приложений),</text:span></text:span></text:p>
      <text:p text:style-name="Text_20_body"><text:span text:style-name="Default_20_Paragraph_20_Font"><text:span text:style-name="T8">GUI - </text:span></text:span><text:span text:style-name="Default_20_Paragraph_20_Font"><text:span text:style-name="T10">graphical</text:span></text:span><text:span text:style-name="Default_20_Paragraph_20_Font"><text:span text:style-name="T8"> </text:span></text:span><text:span text:style-name="Default_20_Paragraph_20_Font"><text:span text:style-name="T10">user</text:span></text:span><text:span text:style-name="Default_20_Paragraph_20_Font"><text:span text:style-name="T8"> </text:span></text:span><text:span text:style-name="Default_20_Paragraph_20_Font"><text:span text:style-name="T10">interface</text:span></text:span><text:span text:style-name="Default_20_Paragraph_20_Font"><text:span text:style-name="T8"> (графический интерфейс пользователя)</text:span></text:span><text:span text:style-name="Default_20_Paragraph_20_Font"><text:span text:style-name="T8">,</text:span></text:span></text:p>
      <text:p text:style-name="Text_20_body"><text:span text:style-name="Default_20_Paragraph_20_Font"><text:span text:style-name="T8">SDK - </text:span></text:span><text:span text:style-name="Default_20_Paragraph_20_Font"><text:span text:style-name="T10">software</text:span></text:span><text:span text:style-name="Default_20_Paragraph_20_Font"><text:span text:style-name="T8"> </text:span></text:span><text:span text:style-name="Default_20_Paragraph_20_Font"><text:span text:style-name="T10">development</text:span></text:span><text:span text:style-name="Default_20_Paragraph_20_Font"><text:span text:style-name="T8"> </text:span></text:span><text:span text:style-name="Default_20_Paragraph_20_Font"><text:span text:style-name="T10">kit</text:span></text:span><text:span text:style-name="Default_20_Paragraph_20_Font"><text:span text:style-name="T8"> (средства для разработки программного обеспечения),</text:span></text:span></text:p>
      <text:p text:style-name="Text_20_body"><text:span text:style-name="Default_20_Paragraph_20_Font"><text:span text:style-name="T10">XML - extensible markup language (</text:span></text:span><text:span text:style-name="Default_20_Paragraph_20_Font"><text:span text:style-name="T8">расширяемый</text:span></text:span><text:span text:style-name="Default_20_Paragraph_20_Font"><text:span text:style-name="T10"> </text:span></text:span><text:span text:style-name="Default_20_Paragraph_20_Font"><text:span text:style-name="T8">язык</text:span></text:span><text:span text:style-name="Default_20_Paragraph_20_Font"><text:span text:style-name="T10"> </text:span></text:span><text:span text:style-name="Default_20_Paragraph_20_Font"><text:span text:style-name="T8">разметки</text:span></text:span><text:span text:style-name="Default_20_Paragraph_20_Font"><text:span text:style-name="T10">),</text:span></text:span></text:p>
      <text:p text:style-name="P27">MVC - Model View Controller (модель, представление, контроллер),</text:p>
      <text:p text:style-name="P27">HTML - HyperText Markup Language (язык разметки гипертекста),</text:p>
      <text:p text:style-name="P27">SQL - Structured Query Language (язык структурированных запросов),</text:p>
      <text:p text:style-name="Text_20_body">CGI - Common Gateway Interface (общий интерфейс шлюза), стандарт <text:span text:style-name="Default_20_Paragraph_20_Font"><text:span text:style-name="T7">связи программы с веб-сервером,</text:span></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text:span text:style-name="Default_20_Paragraph_20_Font"><text:span text:style-name="T9">Apache</text:span></text:span> HTTP сервер (англ. A <text:span text:style-name="Default_20_Paragraph_20_Font"><text:span text:style-name="T9">patchy</text:span></text:span> <text:span text:style-name="Default_20_Paragraph_20_Font"><text:span text:style-name="T9">server</text:span></text:span>) - свободный веб-сервер, задачами которого являются: принятие запросов HTTP, выдача HTTP-ответов.</text:p>
      <text:h text:style-name="Заголовок_20_Без_20_Нумерации" text:outline-level="1">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бесплатной возможностью создать рекламу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На момент начала разработки компания уже имела своё Интернет-приложение. Данная система имеет краткое описание предоставляемых услуг. </text:p>
      <text:p text:style-name="Text_20_body">В сфере юридических услуг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правовых норм, хорошо сгруппированное описание взаимосвязанных правовых норм (возможно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Целью данного дипломного проекта является создание нового Интернет приложения, для компании ООО «Надежный выбор», задачей которого, будет являться привлечение новых клиентов в компанию. Ключевыми изменениями при разработке Интернет приложения должны стать: возможность простым образом расширять набор предоставляемых услуг, увеличение количества предметной информации предоставляемой системой, создание возможности администрирования сайта.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а в сжатые сроки, для минимизации времени потраченного на разработку. Для достижения поставленной цели необходимо выполнить следующие задачи:</text:p>
      <text:list xml:id="list1513253290" text:style-name="L1">
        <text:list-item>
          <text:p text:style-name="P41">изучение и анализ существующих систем рекламирующих услуги компаний, предоставляющих юридические услуги;</text:p>
        </text:list-item>
        <text:list-item>
          <text:p text:style-name="P41">анализ технологий построения Интернет приложений;</text:p>
        </text:list-item>
        <text:list-item>
          <text:p text:style-name="P41">анализ предоставляемых услуг, нормативных документов и их <text:soft-page-break/>классификация для дальнейшей подачи пользователю;</text:p>
        </text:list-item>
        <text:list-item>
          <text:p text:style-name="P41">проектирование Интернет приложения, предоставляющего рекламную информацию, о предоставляемых услугах;</text:p>
        </text:list-item>
        <text:list-item>
          <text:p text:style-name="P41">разработка и развёртывание Интернет приложения;</text:p>
        </text:list-item>
        <text:list-item>
          <text:p text:style-name="P40"><text:span text:style-name="T13">проведение технико-экономического обоснования разработки приложения </text:span><text:span text:style-name="T13">и расчёта сметы затрат, цены, прибыли, экономического эффекта от применения приложения.</text:span></text:p>
        </text:list-item>
      </text:list>
      <text:p text:style-name="Text_20_body"/>
      <text:h text:style-name="Heading_20_1" text:outline-level="1" text:restart-numbering="true" text:start-value="1">МЕТОДЫ И ТЕХНОЛОГИИ ПОСТРОЕНИЯ ИНТЕРНЕТ-ПРИЛОЖЕНИЙ</text:h>
      <text:p text:style-name="P32">Создание интернет приложения, является хорошо изученной, проработанной и нормированной областью. Для разработки приложений можно воспользоваться множеством библиотек и систем, которые предназначены для разработки приложения и отлажены для работы друг с другом. Построение интернет приложения во многом зависит от задач, которые должна решать разрабатываемая задача.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возможные технологии построения таких приложений.</text:p>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P37">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text:bookmark-ref text:reference-format="number" text:ref-name="__RefNumPara__3478_2125587064">2</text:bookmark-ref>].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требуют определённые условия для работы. Для работы таких систем требуется веб-сервер. Веб-сервера отвечает за передачу данных по сети (используя протокол <text:span text:style-name="Default_20_Paragraph_20_Font"><text:span text:style-name="T9">TCP</text:span></text:span>/<text:span text:style-name="Default_20_Paragraph_20_Font"><text:span text:style-name="T9">IP</text:span></text:span>). В качестве такого сервера используют программные приложения «<text:span text:style-name="Default_20_Paragraph_20_Font"><text:span text:style-name="T9">Apache</text:span></text:span>» или «<text:span text:style-name="Default_20_Paragraph_20_Font"><text:span text:style-name="T9">Nginx</text:span></text:span>». В нашем случае использование «<text:span text:style-name="Default_20_Paragraph_20_Font"><text:span text:style-name="T9">Apache</text:span></text:span>» является оптимальным потому, что для него существует множество конфигурационных программ, позволяющих настроить веб-сервер для работы с любыми языками, генерации текстовой информации (“<text:span text:style-name="Default_20_Paragraph_20_Font"><text:span text:style-name="T9">php</text:span></text:span>”, “<text:span text:style-name="Default_20_Paragraph_20_Font"><text:span text:style-name="T9">ruby</text:span></text:span>”, “<text:span text:style-name="Default_20_Paragraph_20_Font"><text:span text:style-name="T9">perl</text:span></text:span>”) [<text:bookmark-ref text:reference-format="number" text:ref-name="__RefNumPara__3756_2125587064">6</text:bookmark-ref>]. Язык генерации текстовой информации необходим для систем имеющих динамическое содержимое. Однако язык генерации текстовой информации <text:s/>используется также для ускорения разработки Интернет-приложений. Поэтому <text:soft-page-break/>использование такого языка программирования, является требованием разработки системы.</text:p>
      <text:p text:style-name="Text_20_body">Для разработки программных систем, являющихся Интернет сайтами, существует общепринятый шаблон проектирования MVC [<text:bookmark-ref text:reference-format="number" text:ref-name="__RefNumPara__3804_2125587064">1</text:bookmark-ref>].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Согласно [<text:bookmark-ref text:reference-format="number" text:ref-name="__RefNumPara__3806_2125587064">3</text:bookmark-ref>] и [<text:bookmark-ref text:reference-format="number" text:ref-name="__RefNumPara__3808_2125587064">4</text:bookmark-ref>],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А также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актик разработки такой подсистемы, как сказано в [<text:bookmark-ref text:reference-format="number" text:ref-name="__RefNumPara__3756_2125587064">6</text:bookmark-ref>]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Heading__3856_2125587064">1.2</text:bookmark-ref>.</text:p>
      <text:p text:style-name="Text_20_body">Задачей разрабатываемой системы, является подача требуемой информации <text:soft-page-break/>пользователю. Таким образом, можно сказать, что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порядочивания предоставляемых услуг в определённом порядке). 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 позволит администратору системы простым образом классифицировать документы с помощью размещения их в каталог, название каталога -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Text_20_body"><text:span text:style-name="Default_20_Paragraph_20_Font"><text:span text:style-name="T13">Таким образом, можно выдвинуть следующие требования к системе: наличие реляционной СУБД для хранения данных, наличие «web»-сервера “</text:span></text:span><text:span text:style-name="Default_20_Paragraph_20_Font"><text:span text:style-name="T11">Apache</text:span></text:span><text:span text:style-name="Default_20_Paragraph_20_Font"><text:span text:style-name="T13">”,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text:span></text:span><text:span text:style-name="Default_20_Paragraph_20_Font"><text:span text:style-name="T13"><text:bookmark-ref text:reference-format="chapter" text:ref-name="__RefNumPara__3478_2125587064"/></text:span></text:span><text:span text:style-name="Default_20_Paragraph_20_Font"><text:span text:style-name="T13"><text:bookmark-ref text:reference-format="chapter" text:ref-name="__RefNumPara__3478_2125587064"/></text:span></text:span><text:span text:style-name="Default_20_Paragraph_20_Font"><text:span text:style-name="T13"><text:bookmark-ref text:reference-format="number" text:ref-name="__RefNumPara__3478_2125587064">2</text:bookmark-ref></text:span></text:span><text:span text:style-name="Default_20_Paragraph_20_Font"><text:span text:style-name="T13">].</text:span></text:span></text:p>
      <text:h text:style-name="Heading_20_2" text:outline-level="2"><text:bookmark text:name="__RefNumPara__39204015"/><text:bookmark text:name="__RefHeading__3856_2125587064"/>Язык разметки гипертекста<text:bookmark-end text:name="__RefNumPara__39204015"/><text:bookmark-end text:name="__RefHeading__3856_2125587064"/></text:h>
      <text:p text:style-name="Text_20_body">Язык разметки гипертекста [<text:bookmark-ref text:reference-format="number" text:ref-name="__RefNumPara__3906_2125587064">20</text:bookmark-ref>] - HTML (англ. HyperText Markup Language) -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Default_20_Paragraph_20_Font"><text:span text:style-name="T8">HTML является частным случаем SGML (стандартного обобщенного языка разметки). </text:span></text:span><text:span text:style-name="Default_20_Paragraph_20_Font"><text:span text:style-name="T14">HTML создавался как язык для обмена научной и</text:span></text:span><text:span text:style-name="Default_20_Paragraph_20_Font"><text:span text:style-name="T14">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text:span></text:span><text:span text:style-name="Default_20_Paragraph_20_Font"><text:span text:style-name="T14">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text:span></text:span><text:soft-page-break/><text:span text:style-name="Default_20_Paragraph_20_Font"><text:span text:style-name="T14">HTML внесена поддержка гипертекста. Мультимедийные возможности были добавлены позже. И</text:span></text:span><text:span text:style-name="Default_20_Paragraph_20_Font"><text:span text:style-name="T14">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text:span></text:span><text:span text:style-name="Default_20_Paragraph_20_Font"><text:span text:style-name="T14">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text:span></text:span></text:p>
      <text:p text:style-name="Text_20_body"><text:span text:style-name="Default_20_Paragraph_20_Font"><text:span text:style-name="T14">Текстовые </text:span></text:span><text:span text:style-name="Default_20_Paragraph_20_Font"><text:span text:style-name="T14">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text:span></text:span><text:span text:style-name="Default_20_Paragraph_20_Font"><text:span text:style-name="T14">терфейс для запроса веб-страниц, их просмотра (и вывода на иные внешние устройства) и, при необходимости, отправки введённых пользователем данных на сервер.</text:span></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text:bookmark-ref text:reference-format="number" text:ref-name="__RefNumPara__3962_2125587064">15</text:bookmark-ref>],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text:soft-page-break/>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text:bookmark-ref text:reference-format="number" text:ref-name="__RefNumPara__3964_2125587064">5</text:bookmark-ref>] для «PHP», «Ruby On Rails» [<text:bookmark-ref text:reference-format="number" text:ref-name="__RefNumPara__3966_2125587064">21</text:bookmark-ref>]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Default_20_Paragraph_20_Font"><text:span text:style-name="T15">Таким образом, разрабатываемая система бу</text:span></text:span><text:span text:style-name="Default_20_Paragraph_20_Font"><text:span text:style-name="T15">дет работать круглосуточно, без каких либо перерывов получаемых в результате дополнений и изменений в системе. Что соответствует [</text:span></text:span><text:span text:style-name="Default_20_Paragraph_20_Font"><text:span text:style-name="T15"><text:bookmark-ref text:reference-format="number" text:ref-name="__RefNumPara__3478_2125587064">2</text:bookmark-ref></text:span></text:span><text:span text:style-name="Default_20_Paragraph_20_Font"><text:span text:style-name="T15">].</text:span></text:span></text:p>
      <text:h text:style-name="Heading_20_2" text:outline-level="2">Информационно-справочные системы предоставляющие информацию юридического характера</text:h>
      <text:p text:style-name="P31">Проанализируем существующие системы представляющие информацию об оказываемых юридических услугах. Воспользовавшись Интернет-поисковиком «Google» (строка поиска: «юридическая компания») можно найти множество Интернет-приложений рекламирующих различных юридические услуги. Выберем первые два приложения: «<text:span text:style-name="Default_20_Paragraph_20_Font">Юридическое агентство Владимира Глазунова</text:span>» и «<text:span text:style-name="Default_20_Paragraph_20_Font">Ол Инклюзив</text:span>».</text:p>
      <text:p text:style-name="Text_20_body"><text:span text:style-name="Default_20_Paragraph_20_Font"><text:span text:style-name="T15">Система компании «Юридическое агентство Владимира Глазунова» (</text:span></text:span><text:a xlink:type="simple" xlink:href="http://www.glazunov.by/index.html" office:target-frame-name="_top" xlink:show="replace">http://www.glazunov.by/index.html</text:a><text:span text:style-name="Default_20_Paragraph_20_Font"><text:span text:style-name="T15">) представляет информацию об </text:span></text:span><text:span text:style-name="Default_20_Paragraph_20_Font"><text:span text:style-name="T15">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text:span></text:span><text:span text:style-name="Default_20_Paragraph_20_Font"><text:span text:style-name="T15">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text:span></text:span><text:span text:style-name="Default_20_Paragraph_20_Font"><text:span text:style-name="T15">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text:span></text:span><text:span text:style-name="Default_20_Paragraph_20_Font"><text:span text:style-name="T15">а не предоставляет информации: с какими клиентами работает, каких результатов достигли клиенты при работе с юридическим агентством.</text:span></text:span></text:p>
      <text:p text:style-name="Text_20_body"><text:span text:style-name="Default_20_Paragraph_20_Font"><text:span text:style-name="T15">Система компании «Ол Инклюзив» (</text:span></text:span><text:a xlink:type="simple" xlink:href="http://www.all-inclusive.com.ua/ru/" office:target-frame-name="_top" xlink:show="replace">http://www.all-inclusive.com.ua/ru/</text:a><text:span text:style-name="Default_20_Paragraph_20_Font"><text:span text:style-name="T15">) пр</text:span></text:span><text:span text:style-name="Default_20_Paragraph_20_Font"><text:span text:style-name="T15">едставляет информацию рекламного характера по оказываемым </text:span></text:span><text:soft-page-break/><text:span text:style-name="Default_20_Paragraph_20_Font"><text:span text:style-name="T15">юридическим услугам. Данная система содержит набор статических страниц, на которых описывается информация, касающаяся оказываемой услуги. </text:span></text:span><text:span text:style-name="Default_20_Paragraph_20_Font"><text:span text:style-name="T12">Оказываемые услуги объединены в группы:</text:span></text:span></text:p>
      <text:list xml:id="list1783626679" text:style-name="L2">
        <text:list-item>
          <text:p text:style-name="P42">«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42">«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42">«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42">«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42">«Исполнение судебных решений»;</text:p>
        </text:list-item>
        <text:list-item>
          <text:p text:style-name="P42">«Третейский суд» (включает в себя «компетенция третейского суда», «разрешение спорных вопросов в третейском суде»);</text:p>
        </text:list-item>
        <text:list-item>
          <text:p text:style-name="P42">«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42">«Регистрация прав собственности на объекты недвижимости»;</text:p>
        </text:list-item>
        <text:list-item>
          <text:p text:style-name="P42">«Юридическое сопровождение государственных закупок»;</text:p>
        </text:list-item>
        <text:list-item>
          <text:p text:style-name="P42">«Корпоративное управление и обслуживание организаций»;</text:p>
        </text:list-item>
        <text:list-item>
          <text:p text:style-name="P42">«Составление, анализ и сопровождение контрактов и договоров»;</text:p>
        </text:list-item>
        <text:list-item>
          <text:p text:style-name="P42">«Регистрация прав интеллектуальной собственности»;</text:p>
        </text:list-item>
        <text:list-item>
          <text:p text:style-name="P42">«Абонентское юридическое обслуживание»;</text:p>
        </text:list-item>
        <text:list-item>
          <text:p text:style-name="P42">«Абонентское бухгалтерское обслуживание».</text:p>
        </text:list-item>
      </text:list>
      <text:p text:style-name="P28">Стоит отметить, что некоторые страницы не содержат информации, а <text:soft-page-break/>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8">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28">Задачами разрабатываемого приложения по классификации юридических услуг предоставляемых компанией, являются:</text:p>
      <text:list xml:id="list1873778550" text:style-name="L3">
        <text:list-item>
          <text:p text:style-name="P43">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43">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43">подача обработанной классифицированной информации о предоставляемых услугах пользователю.</text:p>
        </text:list-item>
      </text:list>
      <text:p text:style-name="P28">Таким образом, задача классификации решается в полуавтоматическом режиме. И выражается в следующем алгоритме:</text:p>
      <text:list xml:id="list932819665" text:style-name="L4">
        <text:list-item>
          <text:p text:style-name="P44">Администратор системы упорядочивает набор услуг, оказываемых компанией;</text:p>
        </text:list-item>
        <text:list-item>
          <text:p text:style-name="P44">Администратор системы заносит данный набор в систему в определённом порядке (используя возможности системы по упорядочиванию и сортировке записей);</text:p>
        </text:list-item>
        <text:list-item>
          <text:p text:style-name="P44">Система генерирует список предоставляемых услуг в виде набора ссылок и создаёт специализированный набор страниц. Данный набор страниц содержит информацию касающуюся оказываемых услуг;</text:p>
        </text:list-item>
        <text:list-item>
          <text:p text:style-name="P44">Администратор системы группирует нормативные документы, используя систему файлов и каталогов файловой подсистемы ОС;</text:p>
        </text:list-item>
        <text:list-item>
          <text:p text:style-name="P45"><text:span text:style-name="Default_20_Paragraph_20_Font"><text:span text:style-name="T12">Система, используя каталог, в котором происходила группировка, </text:span></text:span><text:soft-page-break/><text:span text:style-name="Default_20_Paragraph_20_Font"><text:span text:style-name="T12">генерирует набор страниц, соответствующий группам документов. Данные страницы должны содержать набор ссылок, используемых пользователем для получения документо</text:span></text:span><text:span text:style-name="Default_20_Paragraph_20_Font"><text:span text:style-name="T12">в той группы, информацию о которой он просматривает.</text:span></text:span></text:p>
        </text:list-item>
      </text:list>
      <text:h text:style-name="Heading_20_2" text:outline-level="2">Библиотеки для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9">Сравнение количества выпущенных версий, найденных ошибок (безопасность систем):</text:p>
      <text:list xml:id="list306415978" text:style-name="L5">
        <text:list-item>
          <text:p text:style-name="P46">«Drupal», согласно [<text:bookmark-ref text:reference-format="number" text:ref-name="__RefNumPara__4132_2125587064">8</text:bookmark-ref>],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46">«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text:bookmark-ref text:reference-format="number" text:ref-name="__RefNumPara__4134_2125587064">11</text:bookmark-ref>].</text:p>
        </text:list-item>
        <text:list-item>
          <text:p text:style-name="P46">«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text:bookmark-ref text:reference-format="number" text:ref-name="__RefNumPara__4136_2125587064">18</text:bookmark-ref>].</text:p>
        </text:list-item>
      </text:list>
      <text:p text:style-name="P29">Сравнение наличия и качества русской документации, для сравнения количества разработчиков использующих системы:</text:p>
      <text:list xml:id="list1451969810" text:style-name="L6">
        <text:list-item>
          <text:p text:style-name="P47">«<text:span text:style-name="Default_20_Paragraph_20_Font"><text:span text:style-name="T8">Drupal», несмотря на то, что р</text:span></text:span><text:span text:style-name="Default_20_Paragraph_20_Font"><text:span text:style-name="T16">усское сообщество занимается переводом документации на D</text:span></text:span><text:span text:style-name="Default_20_Paragraph_20_Font"><text:span text:style-name="T16">rupal, белых пятен еще много. Ситуация отчасти компенсируется самописными статьями и руководствами. Документация на модули по большей части не переведена.</text:span></text:span></text:p>
        </text:list-item>
        <text:list-item>
          <text:p text:style-name="P48"><text:soft-page-break/>«Joomla», русскоязычной документации достаточно много, включая не только переводы официальных документов, но и авторские статьи.</text:p>
        </text:list-item>
        <text:list-item>
          <text:p text:style-name="P47"><text:span text:style-name="Default_20_Paragraph_20_Font"><text:span text:style-name="T16">«WordPress», русскоязычной документации нет, однако англоязычная документация построена очень удобно для программиста [</text:span></text:span><text:span text:style-name="Default_20_Paragraph_20_Font"><text:span text:style-name="T16"><text:bookmark-ref text:reference-format="number" text:ref-name="__RefNumPara__4138_2125587064">17</text:bookmark-ref></text:span></text:span><text:span text:style-name="Default_20_Paragraph_20_Font"><text:span text:style-name="T16">].</text:span></text:span></text:p>
        </text:list-item>
      </text:list>
      <text:p text:style-name="Text_20_body"><text:span text:style-name="Default_20_Paragraph_20_Font"><text:span text:style-name="T17">Способы борьбы с нежелательным содержимым:</text:span></text:span><text:span text:style-name="Default_20_Paragraph_20_Font"><text:span text:style-name="T16"> все библиотеки имеют возможность</text:span></text:span><text:span text:style-name="Default_20_Paragraph_20_Font"><text:span text:style-name="T16">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span></text:p>
      <text:p text:style-name="P30">Возможности интеграции с технологиями построения форума, для возможного последующего расширения:</text:p>
      <text:list xml:id="list436845232" text:style-name="L7">
        <text:list-item>
          <text:p text:style-name="P49">«Drupal», существует возможность интеграции с форумной системой «phpBB» [<text:bookmark-ref text:reference-format="number" text:ref-name="__RefNumPara__4140_2125587064">10</text:bookmark-ref>].</text:p>
        </text:list-item>
        <text:list-item>
          <text:p text:style-name="P49">«Joomla», существует возможность запуска встроенного форума «FireBoard».</text:p>
        </text:list-item>
        <text:list-item>
          <text:p text:style-name="P49">«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30">Наличие визуального редактора:</text:p>
      <text:list xml:id="list995638201" text:style-name="L8">
        <text:list-item>
          <text:p text:style-name="P54"><text:span text:style-name="Default_20_Paragraph_20_Font"><text:span text:style-name="T16">«Drupal», существует возможность использования известных визуальных редакторов «TinyMCE», «FCKEditor». Данные редакторы </text:span></text:span><text:span text:style-name="Default_20_Paragraph_20_Font"><text:span text:style-name="T16">имеют широкие возможности изменения интерфейса пользователя (добавление, удаление элементов интерфейса) [</text:span></text:span><text:span text:style-name="Default_20_Paragraph_20_Font"><text:span text:style-name="T16"><text:bookmark-ref text:reference-format="number" text:ref-name="__RefNumPara__4142_2125587064">9</text:bookmark-ref></text:span></text:span><text:span text:style-name="Default_20_Paragraph_20_Font"><text:span text:style-name="T16">].</text:span></text:span></text:p>
        </text:list-item>
        <text:list-item>
          <text:p text:style-name="P50">«Joomla», имеет возможность подключения большого количества таких редакторов. Наиболее известным для интегрирования является «JCE».</text:p>
        </text:list-item>
        <text:list-item>
          <text:p text:style-name="P50">«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30">Возможность использования шаблонов оформления:</text:p>
      <text:list xml:id="list1683079853" text:style-name="L9">
        <text:list-item>
          <text:p text:style-name="P51">«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55"><text:soft-page-break/><text:span text:style-name="Default_20_Paragraph_20_Font"><text:span text:style-name="T16">«Joomla» имеет специальную систему «ContentTemplater» 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 [</text:span></text:span><text:span text:style-name="Default_20_Paragraph_20_Font"><text:span text:style-name="T16"><text:bookmark-ref text:reference-format="number" text:ref-name="__RefNumPara__4144_2125587064">12</text:bookmark-ref></text:span></text:span><text:span text:style-name="Default_20_Paragraph_20_Font"><text:span text:style-name="T16">].</text:span></text:span></text:p>
        </text:list-item>
        <text:list-item>
          <text:p text:style-name="P55"><text:span text:style-name="Default_20_Paragraph_20_Font"><text:span text:style-name="T16">«WordPress» им</text:span></text:span><text:span text:style-name="Default_20_Paragraph_20_Font"><text:span text:style-name="T16">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text:span></text:span><text:span text:style-name="Default_20_Paragraph_20_Font"><text:span text:style-name="T16"><text:bookmark-ref text:reference-format="number" text:ref-name="__RefNumPara__4138_2125587064">17</text:bookmark-ref></text:span></text:span><text:span text:style-name="Default_20_Paragraph_20_Font"><text:span text:style-name="T16">].</text:span></text:span></text:p>
        </text:list-item>
      </text:list>
      <text:p text:style-name="P30">Расширенная функциональность:</text:p>
      <text:list xml:id="list2052904157" text:style-name="L10">
        <text:list-item>
          <text:p text:style-name="P52">«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52">«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52">«WordPress» расширения представляют собой «php»-скрипты. Эти скрипты позволяют дополнять и перекрывать существующую функциональность.</text:p>
        </text:list-item>
      </text:list>
      <text:p text:style-name="P30">Кодировки:</text:p>
      <text:list xml:id="list1401318854" text:continue-numbering="true" text:style-name="L10">
        <text:list-item>
          <text:p text:style-name="P52">«Drupal» использует UTF-8, поэтому проблем с кодировками нет.</text:p>
        </text:list-item>
        <text:list-item>
          <text:p text:style-name="P52">«Joomla» даёт возможность использовать как UTF-8 так кодировку «CP1251», однако последняя может приводить к наличию различных проблем.</text:p>
        </text:list-item>
        <text:list-item>
          <text:p text:style-name="P52">«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30">Экспортирование и импортирование данных:</text:p>
      <text:list xml:id="list724823420" text:style-name="L11">
        <text:list-item>
          <text:p text:style-name="P56"><text:span text:style-name="Default_20_Paragraph_20_Font"><text:span text:style-name="T16">«Drupal» обладает во</text:span></text:span><text:span text:style-name="Default_20_Paragraph_20_Font"><text:span text:style-name="T16">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text:span></text:span><text:span text:style-name="Default_20_Paragraph_20_Font"><text:span text:style-name="T16"><text:bookmark-ref text:reference-format="number" text:ref-name="__RefNumPara__4132_2125587064">8</text:bookmark-ref></text:span></text:span><text:span text:style-name="Default_20_Paragraph_20_Font"><text:span text:style-name="T16">].</text:span></text:span></text:p>
        </text:list-item>
        <text:list-item>
          <text:p text:style-name="P56"><text:span text:style-name="Default_20_Paragraph_20_Font"><text:span text:style-name="T16">«Joomla» не имеет встроенных </text:span></text:span><text:span text:style-name="Default_20_Paragraph_20_Font"><text:span text:style-name="T16">способов конвертации, это связано, что основной задачей «Joomla» не является поддержка различных движков для </text:span></text:span><text:soft-page-break/><text:span text:style-name="Default_20_Paragraph_20_Font"><text:span text:style-name="T16">общения. Поэтому программист использующий «Joomla» должен сам создать возможность экспорта [</text:span></text:span><text:span text:style-name="Default_20_Paragraph_20_Font"><text:span text:style-name="T16"><text:bookmark-ref text:reference-format="number" text:ref-name="__RefNumPara__3964_2125587064">5</text:bookmark-ref></text:span></text:span><text:span text:style-name="Default_20_Paragraph_20_Font"><text:span text:style-name="T16">].</text:span></text:span></text:p>
        </text:list-item>
        <text:list-item>
          <text:p text:style-name="P53">«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616903579" text:style-name="L12">
        <text:list-item>
          <text:p text:style-name="P57">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text:bookmark-ref text:reference-format="number" text:ref-name="__RefNumPara__4146_2125587064">14</text:bookmark-ref>];</text:p>
        </text:list-item>
        <text:list-item>
          <text:p text:style-name="P57">возможность запуска со стандартным для библиотеки «Joomla» программными серверами («Apache», «MySQL»);</text:p>
        </text:list-item>
        <text:list-item>
          <text:p text:style-name="P57">работа под операционными системами семейства «Linux»;</text:p>
        </text:list-item>
        <text:list-item>
          <text:p text:style-name="P57">по возможности минимальные изменения в пользовательском интерфейсе; </text:p>
        </text:list-item>
      </text:list>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y="0cm" svg:width="13.836cm" draw:z-index="0"><draw:text-box fo:min-height="18.648cm"><text:p text:style-name="Drawing"><draw:frame draw:style-name="fr6" draw:name="Графический объект11" text:anchor-type="paragraph" svg:x="0.004cm" svg:y="0.002cm" svg:width="13.836cm" style:rel-width="100%" svg:height="18.648cm" style:rel-height="scale" draw:z-index="1"><draw:image xlink:href="../диаграмма_алгоритма_работы_интернет_приложений.png" xlink:type="simple" xlink:show="embed" xlink:actuate="onLoad"/></draw:frame>Рисунок <text:sequence text:ref-name="refDrawing0" text:name="Drawing" text:formula="ooow:Drawing+1" style:num-format="1">2.1</text:sequence> - Блок-схема алгоритма работы приложения с пользователем</text:p></draw:text-box></draw:frame></text:p>
      <text:p text:style-name="Text_20_body"><text:soft-page-break/>Данный алгоритм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1431817607" text:style-name="L13">
        <text:list-item>
          <text:p text:style-name="P58">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58">просмотр информации о предоставляемых предприятием услугах (юридические и бухгалтерские услуги);</text:p>
        </text:list-item>
        <text:list-item>
          <text:p text:style-name="P58">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text:p>
        </text:list-item>
        <text:list-item>
          <text:p text:style-name="P58">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58">просмотр пользователем новостей в юридическом законодательстве;</text:p>
        </text:list-item>
        <text:list-item>
          <text:p text:style-name="P58">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1">2.2</text:sequence-ref>.</text:p>
      <text:p text:style-name="Text_20_body"><draw:frame draw:style-name="fr1" draw:name="Врезка1" text:anchor-type="paragraph" svg:y="0cm" svg:width="10.746cm" draw:z-index="2"><draw:text-box fo:min-height="11.382cm"><text:p text:style-name="Drawing"><draw:frame draw:style-name="fr6" draw:name="Графический объект1" text:anchor-type="paragraph" svg:x="0.004cm" svg:y="0.002cm" svg:width="10.746cm" style:rel-width="100%" svg:height="11.382cm" style:rel-height="scale" draw:z-index="3"><draw:image xlink:href="../диаграмма_вариантов_использования21_famonitortool.png" xlink:type="simple" xlink:show="embed" xlink:actuate="onLoad"/></draw:frame>Рисунок <text:sequence text:ref-name="refDrawing1" text:name="Drawing" text:formula="ooow:Drawing+1" style:num-format="1">2.2</text:sequence> - Диаграмма вариантов использования системы клиентом</text:p></draw:text-box></draw:frame><text:soft-page-break/></text:p>
      <text:p text:style-name="Text_20_body">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труктуры нормативных документов, доступных для просмотра.</text:p>
      <text:p text:style-name="Text_20_body"><draw:frame draw:style-name="fr1" draw:name="Врезка2" text:anchor-type="paragraph" svg:y="0cm" svg:width="13.24cm" draw:z-index="4"><draw:text-box fo:min-height="11.626cm"><text:p text:style-name="Drawing"><draw:frame draw:style-name="fr6" draw:name="Графический объект2" text:anchor-type="paragraph" svg:x="0.004cm" svg:y="0.002cm" svg:width="13.24cm" style:rel-width="100%" svg:height="11.626cm" style:rel-height="scale" draw:z-index="5"><draw:image xlink:href="../диаграмма_вариантов_использования22_famonitortool.png" xlink:type="simple" xlink:show="embed" xlink:actuate="onLoad"/></draw:frame>Рисунок <text:sequence text:ref-name="refDrawing2" text:name="Drawing" text:formula="ooow:Drawing+1" style:num-format="1">2.3</text:sequence> - Диаграмма вариантов использования системы администратором</text:p></draw:text-box></draw:frame></text:p>
      <text:p text:style-name="Text_20_body"><text:soft-page-break/></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Содержание», «Дата окончания публикации», «Изображение малого размера <text:soft-page-break/>для отображения в списке», «Изображение большого размера». Диаграмма класса «Клиент» представлена на рисунке <text:sequence-ref text:reference-format="value" text:ref-name="refDrawing3">2.4</text:sequence-ref>.</text:p>
      <text:p text:style-name="Text_20_body"><draw:frame draw:style-name="fr2" draw:name="Врезка4" text:anchor-type="paragraph" svg:y="0cm" svg:width="8.848cm" draw:z-index="6"><draw:text-box fo:min-height="4.207cm"><text:p text:style-name="Drawing"><draw:frame draw:style-name="fr7" draw:name="Графический объект4" text:anchor-type="paragraph" svg:y="0.002cm" svg:width="8.483cm" style:rel-width="95%" svg:height="4.175cm" style:rel-height="scale" draw:z-index="7"><draw:image xlink:href="../диаграмма_класса_клиент.png" xlink:type="simple" xlink:show="embed" xlink:actuate="onLoad"/></draw:frame>Рисунок <text:sequence text:ref-name="refDrawing3" text:name="Drawing" text:formula="ooow:Drawing+1" style:num-format="1">2.4</text:sequence> - Диаграмма класса "Клиент"</text:p></draw:text-box></draw:frame>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Text_20_body"><draw:frame draw:style-name="fr1" draw:name="Врезка5" text:anchor-type="paragraph" svg:y="0cm" svg:width="9.227cm" draw:z-index="8"><draw:text-box fo:min-height="4.819cm"><text:p text:style-name="Drawing"><draw:frame draw:style-name="fr6" draw:name="Графический объект5" text:anchor-type="paragraph" svg:x="0.004cm" svg:y="0.002cm" svg:width="8.915cm" style:rel-width="100%" svg:height="3.485cm" style:rel-height="scale" draw:z-index="9"><draw:image xlink:href="../диаграмма_класса_новость.png" xlink:type="simple" xlink:show="embed" xlink:actuate="onLoad"/></draw:frame>Рисунок <text:sequence text:ref-name="refDrawing4" text:name="Drawing" text:formula="ooow:Drawing+1" style:num-format="1">2.5</text:sequence> - Диаграмма класса "Новость"</text:p></draw:text-box></draw:frame>Модель элементов «Услуги» содержит поля: «Название», «Краткое описание», «Полное описание». Диаграмма класса «Услуга» представлена на рисунке <text:sequence-ref text:reference-format="value" text:ref-name="refDrawing5">2.6</text:sequence-ref>.</text:p>
      <text:p text:style-name="Text_20_body"><draw:frame draw:style-name="fr1" draw:name="Врезка6" text:anchor-type="paragraph" svg:y="0cm" svg:width="8.851cm" draw:z-index="10"><draw:text-box fo:min-height="3.473cm"><text:p text:style-name="Drawing"><draw:frame draw:style-name="fr6" draw:name="Графический объект6" text:anchor-type="paragraph" svg:x="0.004cm" svg:y="0.002cm" svg:width="8.851cm" style:rel-width="100%" svg:height="3.473cm" style:rel-height="scale" draw:z-index="11"><draw:image xlink:href="../диаграмма_класса_услуга.png" xlink:type="simple" xlink:show="embed" xlink:actuate="onLoad"/></draw:frame>Рисунок <text:sequence text:ref-name="refDrawing5" text:name="Drawing" text:formula="ooow:Drawing+1" style:num-format="1">2.6</text:sequence> - Диаграмма класса "Услуга"</text:p></draw:text-box></draw:frame><text:tab/>Учитывая особенности библиотеки «Joomla», все элементы, 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который указывает, к какой категории <text:soft-page-break/>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ы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6">2.7</text:sequence-ref>).</text:p>
      <text:p text:style-name="P34">Таблица <text:sequence text:ref-name="refTable0" text:name="Table" text:formula="ooow:Table+1" style:num-format="1">2.1</text:sequence> - Соответствие между классом "Клиент" и классом 'content' "Joomla"</text:p>
      <table:table table:name="Таблица5" table:style-name="Таблица5">
        <table:table-column table:style-name="Таблица5.A"/>
        <table:table-column table:style-name="Таблица5.B"/>
        <table:table-row>
          <table:table-cell table:style-name="Таблица5.A1" office:value-type="string">
            <text:p text:style-name="P35">Член класса «Клиент»</text:p>
          </table:table-cell>
          <table:table-cell table:style-name="Таблица5.B1" office:value-type="string">
            <text:p text:style-name="P35">Член класса 'content' системы «Joomla»</text:p>
          </table:table-cell>
        </table:table-row>
        <table:table-row>
          <table:table-cell table:style-name="Таблица5.A2" office:value-type="string">
            <text:p text:style-name="P36">Заголовок</text:p>
          </table:table-cell>
          <table:table-cell table:style-name="Таблица5.B2" office:value-type="string">
            <text:p text:style-name="P36">'title'</text:p>
          </table:table-cell>
        </table:table-row>
        <table:table-row>
          <table:table-cell table:style-name="Таблица5.A2" office:value-type="string">
            <text:p text:style-name="P36">Содержание</text:p>
          </table:table-cell>
          <table:table-cell table:style-name="Таблица5.B2" office:value-type="string">
            <text:p text:style-name="P36">'fulltext'</text:p>
          </table:table-cell>
        </table:table-row>
        <table:table-row>
          <table:table-cell table:style-name="Таблица5.A2" office:value-type="string">
            <text:p text:style-name="P36">Дата окончания публикации</text:p>
          </table:table-cell>
          <table:table-cell table:style-name="Таблица5.B2" office:value-type="string">
            <text:p text:style-name="P36">'publish_down'</text:p>
          </table:table-cell>
        </table:table-row>
        <table:table-row>
          <table:table-cell table:style-name="Таблица5.A2" office:value-type="string">
            <text:p text:style-name="P36">Изображение малого размера</text:p>
          </table:table-cell>
          <table:table-cell table:style-name="Таблица5.B2" office:value-type="string">
            <text:p text:style-name="P36">'images'</text:p>
          </table:table-cell>
        </table:table-row>
        <table:table-row>
          <table:table-cell table:style-name="Таблица5.A2" office:value-type="string">
            <text:p text:style-name="P36">Изображение большого размера</text:p>
          </table:table-cell>
          <table:table-cell table:style-name="Таблица5.B2" office:value-type="string">
            <text:p text:style-name="P36">'images'</text:p>
          </table:table-cell>
        </table:table-row>
      </table:table>
      <text:p text:style-name="Text_20_body"/>
      <text:p text:style-name="P34">Таблица <text:sequence text:ref-name="refTable1" text:name="Table" text:formula="ooow:Table+1" style:num-format="1">2.2</text:sequence> -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35">Член класса «Новость»</text:p>
          </table:table-cell>
          <table:table-cell table:style-name="Таблица1.B1" office:value-type="string">
            <text:p text:style-name="P35">Член класса 'content' системы «Joomla»</text:p>
          </table:table-cell>
        </table:table-row>
        <table:table-row>
          <table:table-cell table:style-name="Таблица1.A2" office:value-type="string">
            <text:p text:style-name="P36">Название</text:p>
          </table:table-cell>
          <table:table-cell table:style-name="Таблица1.B2" office:value-type="string">
            <text:p text:style-name="P36">'title'</text:p>
          </table:table-cell>
        </table:table-row>
        <table:table-row>
          <table:table-cell table:style-name="Таблица1.A2" office:value-type="string">
            <text:p text:style-name="P36">Короткое название</text:p>
          </table:table-cell>
          <table:table-cell table:style-name="Таблица1.B2" office:value-type="string">
            <text:p text:style-name="P36">'title_alias'</text:p>
          </table:table-cell>
        </table:table-row>
        <table:table-row>
          <table:table-cell table:style-name="Таблица1.A2" office:value-type="string">
            <text:p text:style-name="P36">Содержание</text:p>
          </table:table-cell>
          <table:table-cell table:style-name="Таблица1.B2" office:value-type="string">
            <text:p text:style-name="P36">'fulltext'</text:p>
          </table:table-cell>
        </table:table-row>
      </table:table>
      <text:p text:style-name="Text_20_body"/>
      <text:p text:style-name="P34">Таблица <text:sequence text:ref-name="refTable2" text:name="Table" text:formula="ooow:Table+1" style:num-format="1">2.3</text:sequence> -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35">Член класса «Услуга»</text:p>
          </table:table-cell>
          <table:table-cell table:style-name="Таблица2.B1" office:value-type="string">
            <text:p text:style-name="P35">Член класса 'content' системы «Joomla»</text:p>
          </table:table-cell>
        </table:table-row>
        <table:table-row>
          <table:table-cell table:style-name="Таблица2.A2" office:value-type="string">
            <text:p text:style-name="P36">Название</text:p>
          </table:table-cell>
          <table:table-cell table:style-name="Таблица2.B2" office:value-type="string">
            <text:p text:style-name="P36">'title'</text:p>
          </table:table-cell>
        </table:table-row>
        <table:table-row>
          <table:table-cell table:style-name="Таблица2.A2" office:value-type="string">
            <text:p text:style-name="P36">Короткое название</text:p>
          </table:table-cell>
          <table:table-cell table:style-name="Таблица2.B2" office:value-type="string">
            <text:p text:style-name="P36">'title_alias'</text:p>
          </table:table-cell>
        </table:table-row>
        <table:table-row>
          <table:table-cell table:style-name="Таблица2.A2" office:value-type="string">
            <text:p text:style-name="P36">Полное описание</text:p>
          </table:table-cell>
          <table:table-cell table:style-name="Таблица2.B2" office:value-type="string">
            <text:p text:style-name="P36">'fulltext'</text:p>
          </table:table-cell>
        </table:table-row>
      </table:table>
      <text:p text:style-name="P33"/>
      <text:p text:style-name="Text_20_body"><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p text:style-name="Text_20_body"><draw:frame draw:style-name="fr1" draw:name="Врезка7" text:anchor-type="paragraph" svg:y="0cm" svg:width="14.827cm" draw:z-index="12"><draw:text-box fo:min-height="12.979cm"><text:p text:style-name="Drawing"><draw:frame draw:style-name="fr6" draw:name="Графический объект7" text:anchor-type="paragraph" svg:x="0.004cm" svg:y="0.002cm" svg:width="14.827cm" style:rel-width="100%" svg:height="12.979cm" style:rel-height="scale" draw:z-index="13"><draw:image xlink:href="../диаграмма_адаптированных_классов_для_joomla.png" xlink:type="simple" xlink:show="embed" xlink:actuate="onLoad"/></draw:frame>Рисунок <text:sequence text:ref-name="refDrawing6" text:name="Drawing" text:formula="ooow:Drawing+1" style:num-format="1">2.7</text:sequence> - Схема классов используемой модели</text:p></draw:text-box></draw:frame><text:soft-page-break/></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1041185637" text:style-name="L14">
        <text:list-item>
          <text:p text:style-name="P59">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item>
          <text:p text:style-name="P59"><text:soft-page-break/>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item>
          <text:p text:style-name="P59">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7">2.8</text:sequence-ref>.</text:p>
      <text:p text:style-name="Text_20_body"><draw:frame draw:style-name="fr1" draw:name="Врезка3" text:anchor-type="paragraph" svg:y="0cm" svg:width="14.827cm" draw:z-index="14"><draw:text-box fo:min-height="7.811cm"><text:p text:style-name="Drawing"><draw:frame draw:style-name="fr6" draw:name="Графический объект3" text:anchor-type="paragraph" svg:x="0.004cm" svg:y="0.002cm" svg:width="14.827cm" style:rel-width="100%" svg:height="7.811cm" style:rel-height="scale" draw:z-index="15"><draw:image xlink:href="../диаграмма_пользовательского_интерфейса.png" xlink:type="simple" xlink:show="embed" xlink:actuate="onLoad"/></draw:frame>Рисунок <text:sequence text:ref-name="refDrawing7" text:name="Drawing" text:formula="ooow:Drawing+1" style:num-format="1">2.8</text:sequence> - Шаблон страницы Интернет-приложения</text:p></draw:text-box></draw:frame></text:p>
      <text:p text:style-name="Text_20_body">Данный шаблон полностью удовлетворяет требованию минимизации изменений пользовательского интерфейса по сравнению с системой используемой в прошлом (рисунок <text:sequence-ref text:reference-format="value" text:ref-name="refDrawing8">2.9</text:sequence-ref>).</text:p>
      <text:p text:style-name="Text_20_body"><draw:frame draw:style-name="fr1" draw:name="Врезка13" text:anchor-type="paragraph" svg:y="0cm" svg:width="16.415cm" draw:z-index="24"><draw:text-box fo:min-height="11.688cm"><text:p text:style-name="Drawing"><draw:frame draw:style-name="fr6" draw:name="Графический объект13" text:anchor-type="paragraph" svg:x="0.004cm" svg:y="0.002cm" svg:width="16.415cm" style:rel-width="100%" svg:height="11.688cm" style:rel-height="scale" draw:z-index="25"><draw:image xlink:href="../пример_дизайна_страниц_старой_системы.png" xlink:type="simple" xlink:show="embed" xlink:actuate="onLoad"/></draw:frame>Рисунок <text:sequence text:ref-name="refDrawing8" text:name="Drawing" text:formula="ooow:Drawing+1" style:num-format="1">2.9</text:sequence> - Пример пользовательского интерфейса старой системы</text:p></draw:text-box></draw:frame><text:soft-page-break/></text:p>
      <text:p text:style-name="Text_20_body">Опишем содержимое шаблона страницы имеющейся системы. </text:p>
      <text:p text:style-name="Text_20_body">Блок «Малое название» содержит текст «Юридические услуги и регистрация фирм в Минске.» при нажатии на который происходит переход на главну страницу приложения.</text:p>
      <text:p text:style-name="Text_20_body">Блок «Название» состоит из изображения содержащего фирменный знак и наименование компании.</text:p>
      <text:p text:style-name="Text_20_body">Блок «Меню приложения» состоит из списка названий разделов Интернет приложения. По нажатии на которые происходит переход на необходимую <text:s/>страницу приложения.</text:p>
      <text:p text:style-name="Text_20_body">Блок «Основная информация» содержит элементы выбранной страницы.</text:p>
      <text:p text:style-name="Text_20_body">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text:soft-page-break/>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text:soft-page-break/>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коллекци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text:soft-page-break/>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9">2.10</text:sequence-ref>.</text:p>
      <text:p text:style-name="Text_20_body"><draw:frame draw:style-name="fr1" draw:name="Врезка8" text:anchor-type="paragraph" svg:y="0cm" svg:width="16.999cm" draw:z-index="16"><draw:text-box fo:min-height="10.689cm"><text:p text:style-name="Drawing"><draw:frame draw:style-name="fr6" draw:name="Графический объект8" text:anchor-type="paragraph" svg:x="0.004cm" svg:y="0.002cm" svg:width="16.999cm" style:rel-width="100%" svg:height="10.689cm" style:rel-height="scale" draw:z-index="17"><draw:image xlink:href="../Диаграмма_последовательности_для_варианта_Главная_страница.png" xlink:type="simple" xlink:show="embed" xlink:actuate="onLoad"/></draw:frame>Рисунок <text:sequence text:ref-name="refDrawing9" text:name="Drawing" text:formula="ooow:Drawing+1" style:num-format="1">2.10</text:sequence> - Диаграмма последовательности действий при открытии главной страницы приложения</text:p></draw:text-box></draw:frame></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рисунок <text:sequence-ref text:reference-format="value" text:ref-name="refDrawing10">2.11</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1" draw:name="Врезка9" text:anchor-type="paragraph" svg:y="0cm" svg:width="16.999cm" draw:z-index="18"><draw:text-box fo:min-height="8.296cm"><text:p text:style-name="Drawing"><draw:frame draw:style-name="fr6" draw:name="Графический объект9" text:anchor-type="paragraph" svg:x="0.004cm" svg:y="0.002cm" svg:width="16.999cm" style:rel-width="100%" svg:height="8.296cm" style:rel-height="scale" draw:z-index="19"><draw:image xlink:href="../Диаграмма_последовательности_для_нормативных_документов.png" xlink:type="simple" xlink:show="embed" xlink:actuate="onLoad"/></draw:frame>Рисунок <text:sequence text:ref-name="refDrawing10" text:name="Drawing" text:formula="ooow:Drawing+1" style:num-format="1">2.11</text:sequence> - Диаграмма последовательности действий при открытии страницы нормативных документов приложения</text:p></draw:text-box></draw:frame><text:soft-page-break/></text:p>
      <text:p text:style-name="Text_20_body"/>
      <text:h text:style-name="Heading_20_2" text:outline-level="2">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text:p>
      <text:list xml:id="list547174726" text:style-name="L15">
        <text:list-item>
          <text:p text:style-name="P60">компонента «СУБД»<text:span text:style-name="Default_20_Paragraph_20_Font"><text:span text:style-name="T9">;</text:span></text:span> </text:p>
        </text:list-item>
        <text:list-item>
          <text:p text:style-name="P60">компонента «Модель»<text:span text:style-name="Default_20_Paragraph_20_Font"><text:span text:style-name="T9">;</text:span></text:span> </text:p>
        </text:list-item>
        <text:list-item>
          <text:p text:style-name="P60">компонента «Представление»<text:span text:style-name="Default_20_Paragraph_20_Font"><text:span text:style-name="T9">;</text:span></text:span></text:p>
        </text:list-item>
        <text:list-item>
          <text:p text:style-name="P60">компонента «Контроллер»<text:span text:style-name="Default_20_Paragraph_20_Font"><text:span text:style-name="T9">;</text:span></text:span></text:p>
        </text:list-item>
        <text:list-item>
          <text:p text:style-name="P60">компонента «Веб-сервер»<text:span text:style-name="Default_20_Paragraph_20_Font"><text:span text:style-name="T9">;</text:span></text:span></text:p>
        </text:list-item>
        <text:list-item>
          <text:p text:style-name="P60">компонента «PHP препроцессор». </text:p>
        </text:list-item>
      </text:list>
      <text:p text:style-name="Text_20_body">А также компоненты «Клиент», «Новость», «Услуга», «Клиент» которые, представляют собой программные оболочки для соответствующих таблиц компоненты СУБД. Использование таких компонент, является широко <text:soft-page-break/>распространённой практикой web-программирования [<text:bookmark-ref text:reference-format="number" text:ref-name="__RefNumPara__3222_820469989">23</text:bookmark-ref>].</text:p>
      <text:p text:style-name="Text_20_body">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диаграмму компонент на рисунке <text:sequence-ref text:reference-format="value" text:ref-name="refDrawing11">2.12</text:sequence-ref>.</text:p>
      <text:p text:style-name="Text_20_body"><draw:frame draw:style-name="fr3" draw:name="Врезка10" text:anchor-type="paragraph" svg:x="0cm" svg:y="0cm" svg:width="16.999cm" draw:z-index="20"><draw:text-box fo:min-height="11.314cm"><text:p text:style-name="Drawing"><draw:frame draw:style-name="fr6" draw:name="Графический объект10" text:anchor-type="paragraph" svg:x="0.004cm" svg:y="0.002cm" svg:width="16.999cm" style:rel-width="100%" svg:height="11.314cm" style:rel-height="scale" draw:z-index="21"><draw:image xlink:href="../диаграмма_компонент.png" xlink:type="simple" xlink:show="embed" xlink:actuate="onLoad"/></draw:frame>Рисунок <text:sequence text:ref-name="refDrawing11" text:name="Drawing" text:formula="ooow:Drawing+1" style:num-format="1">2.12</text:sequence> - Диаграмма компонент Интернет приложения</text:p></draw:text-box></draw:frame></text:p>
      <text:p text:style-name="Text_20_body">Представим обозначения для диаграммы компонент [<text:bookmark-ref text:ref-name="__RefNumPara__1954_1823942306">52</text:bookmark-ref>]:</text:p>
      <text:list xml:id="list2025056498" text:style-name="L16">
        <text:list-item>
          <text:p text:style-name="P61">прямоугольник (может сопровождаться двумя небольшими прямоугольниками на левой стороне): компонента;</text:p>
        </text:list-item>
        <text:list-item>
          <text:p text:style-name="P61">цилиндр: хранилище информации;</text:p>
        </text:list-item>
        <text:list-item>
          <text:p text:style-name="P61">окружность: интерфейс компоненты;</text:p>
        </text:list-item>
        <text:list-item>
          <text:p text:style-name="P61">прямая между интерфейсом компоненты и компонентой: показывает принадлежность интерфейса компоненте;</text:p>
        </text:list-item>
        <text:list-item>
          <text:p text:style-name="P61">пунктирная стрелка: обозначает зависимость компоненты от интерфейса другой компоненты;</text:p>
        </text:list-item>
        <text:list-item>
          <text:p text:style-name="P61">квадрат на стороне компоненты: показывает, что связь интерфейса с компонентами происходит посредствам внешней компоненты (по <text:soft-page-break/>отношению к связной компоненте;</text:p>
        </text:list-item>
        <text:list-item>
          <text:p text:style-name="P61">сплошная стрелка: отображает связь внутренней компоненты с внешней, посредствам предоставления доступа внешней компонентой к внутренней.</text:p>
        </text:list-item>
      </text:list>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text:bookmark-ref text:reference-format="number" text:ref-name="__RefNumPara__1956_1823942306">22</text:bookmark-ref>].</text:p>
      <text:h text:style-name="Heading_20_1" text:outline-level="1">РАЗРАБОТКА ИНТЕРНЕТ-ПРИЛОЖЕНИЯ</text:h>
      <text:h text:style-name="Heading_20_2" text:outline-level="2">Настройка библиотеки «<text:span text:style-name="Default_20_Paragraph_20_Font"><text:span text:style-name="T9">Joomla</text:span></text:span>» для развертывания Интернет-приложения</text:h>
      <text:p text:style-name="Text_20_body">Первым, что требуется сделать при настройке «<text:span text:style-name="Default_20_Paragraph_20_Font"><text:span text:style-name="T9">Joomla</text:span></text:span>» это создать и задать определения в файле «<text:span text:style-name="Default_20_Paragraph_20_Font"><text:span text:style-name="T9">configuration</text:span></text:span>.<text:span text:style-name="Default_20_Paragraph_20_Font"><text:span text:style-name="T9">php</text:span></text:span>» [<text:bookmark-ref text:reference-format="number" text:ref-name="__RefNumPara__2194_1823942306">25</text:bookmark-ref>]. Данный файл представляет собой текстовый файл содержащий набор переменных языка «<text:span text:style-name="Default_20_Paragraph_20_Font"><text:span text:style-name="T9">PHP</text:span></text:span>». Представим полученный листинг данного в файла в таблице <text:sequence-ref text:reference-format="value" text:ref-name="refTable3">3.1</text:sequence-ref>.</text:p>
      <text:p text:style-name="P34">Таблица <text:sequence text:ref-name="refTable3" text:name="Table" text:formula="ooow:Table+1" style:num-format="1">3.1</text:sequence> - Листинг файла "configuration.php"</text:p>
      <table:table table:name="Таблица3" table:style-name="Таблица3">
        <table:table-column table:style-name="Таблица3.A"/>
        <table:table-row>
          <table:table-cell table:style-name="Таблица3.A1" office:value-type="string">
            <text:p text:style-name="Листинг_20_кода">&lt;?php </text:p>
            <text:p text:style-name="Листинг_20_кода">if(!defined('RG_EMULATION')) { define( 'RG_EMULATION', 0 ); }</text:p>
            <text:p text:style-name="Листинг_20_кода">$mosConfig_MetaAuthor = '0';</text:p>
            <text:p text:style-name="Листинг_20_кода">$mosConfig_MetaDesc = '';</text:p>
            <text:p text:style-name="Листинг_20_кода">$mosConfig_MetaKeys = '';</text:p>
            <text:p text:style-name="Листинг_20_кода">$mosConfig_MetaTitle = '0';</text:p>
            <text:p text:style-name="Листинг_20_кода">$mosConfig_absolute_path = '/home/jyrist/public_html';</text:p>
            <text:p text:style-name="Листинг_20_кода">$mosConfig_admin_expired = '1';</text:p>
            <text:p text:style-name="Листинг_20_кода">$mosConfig_allowUserRegistration = '1';</text:p>
            <text:p text:style-name="Листинг_20_кода">$mosConfig_back_button = '1';</text:p>
            <text:p text:style-name="Листинг_20_кода">$mosConfig_cachepath = '/home/jyrist/public_html/cache';</text:p>
            <text:p text:style-name="Листинг_20_кода">$mosConfig_cachetime = '900';</text:p>
            <text:p text:style-name="Листинг_20_кода">$mosConfig_caching = '0';</text:p>
            <text:p text:style-name="Листинг_20_кода">$mosConfig_db = 'jyrist_jyristov';</text:p>
            <text:p text:style-name="Листинг_20_кода">$mosConfig_dbprefix = 'inn_';</text:p>
            <text:p text:style-name="Листинг_20_кода">$mosConfig_debug = '0';</text:p>
            <text:p text:style-name="Листинг_20_кода">$mosConfig_dirperms = '';</text:p>
            <text:p text:style-name="Листинг_20_кода">$mosConfig_editor = 'fckeditor';</text:p>
            <text:p text:style-name="Листинг_20_кода">$mosConfig_enable_log_items = '0';</text:p>
            <text:p text:style-name="Листинг_20_кода">$mosConfig_enable_log_searches = '0';</text:p>
            <text:p text:style-name="Листинг_20_кода">$mosConfig_enable_stats = '0';</text:p>
            <text:p text:style-name="Листинг_20_кода">$mosConfig_error_message = 'Сайт временно недоступен.&lt;br /&gt; Пожалуйста сообщите об этом системному администратору';</text:p>
            <text:p text:style-name="Листинг_20_кода">$mosConfig_error_reporting = '0';</text:p>
            <text:p text:style-name="Листинг_20_кода">$mosConfig_favicon = 'favicon.ico';</text:p>
            <text:p text:style-name="Листинг_20_кода">$mosConfig_fileperms = '';</text:p>
            <text:p text:style-name="Листинг_20_кода">$mosConfig_fromname = 'jyrist';</text:p>
            <text:p text:style-name="Листинг_20_кода">$mosConfig_frontend_login = '1';</text:p>
            <text:p text:style-name="Листинг_20_кода">$mosConfig_frontend_userparams = '0';</text:p>
            <text:p text:style-name="Листинг_20_кода">$mosConfig_gzip = '0';</text:p>
            <text:p text:style-name="Листинг_20_кода">$mosConfig_helpurl = '';</text:p>
            <text:p text:style-name="Листинг_20_кода">$mosConfig_hideAuthor = '1';</text:p>
            <text:p text:style-name="Листинг_20_кода">$mosConfig_hideCreateDate = '1';</text:p>
            <text:p text:style-name="Листинг_20_кода">$mosConfig_hideEmail = '1';</text:p>
            <text:p text:style-name="Листинг_20_кода">$mosConfig_hideModifyDate = '1';</text:p>
            <text:p text:style-name="Листинг_20_кода">$mosConfig_hidePdf = '1';</text:p>
            <text:p text:style-name="Листинг_20_кода">$mosConfig_hidePrint = '1';</text:p>
            <text:p text:style-name="Листинг_20_кода"><text:soft-page-break/>$mosConfig_hits = '0';</text:p>
            <text:p text:style-name="Листинг_20_кода">$mosConfig_host = 'localhost';</text:p>
            <text:p text:style-name="Листинг_20_кода">$mosConfig_icons = '0';</text:p>
            <text:p text:style-name="Листинг_20_кода">$mosConfig_item_navigation = '0';</text:p>
            <text:p text:style-name="Листинг_20_кода">$mosConfig_itemid_compat = '0';</text:p>
            <text:p text:style-name="Листинг_20_кода">$mosConfig_lang = 'russian';</text:p>
            <text:p text:style-name="Листинг_20_кода">$mosConfig_lifetime = '15000';</text:p>
            <text:p text:style-name="Листинг_20_кода">$mosConfig_link_titles = '0';</text:p>
            <text:p text:style-name="Листинг_20_кода">$mosConfig_list_limit = '50';</text:p>
            <text:p text:style-name="Листинг_20_кода">$mosConfig_live_site = 'http://jyristov.net';</text:p>
            <text:p text:style-name="Листинг_20_кода">$mosConfig_locale = 'ru';</text:p>
            <text:p text:style-name="Листинг_20_кода"><text:span text:style-name="Default_20_Paragraph_20_Font"><text:span text:style-name="T20">$mosConfig_mailer = 'mail';</text:span></text:span></text:p>
            <text:p text:style-name="Листинг_20_кода">$mosConfig_mailfrom = 'mailbox@mailbox.by';</text:p>
            <text:p text:style-name="Листинг_20_кода">$mosConfig_multilingual_support = '0';</text:p>
            <text:p text:style-name="Листинг_20_кода">$mosConfig_multipage_toc = '0';</text:p>
            <text:p text:style-name="Листинг_20_кода">$mosConfig_offline = '0';</text:p>
            <text:p text:style-name="Листинг_20_кода">$mosConfig_offline_message = 'Сайт сейчас закрыт на техническое обслуживание.&lt;br /&gt; Пожалуйста зайдите позже.';</text:p>
            <text:p text:style-name="Листинг_20_кода">$mosConfig_offset = '-1';</text:p>
            <text:p text:style-name="Листинг_20_кода">$mosConfig_offset_user = '2';</text:p>
            <text:p text:style-name="Листинг_20_кода">$mosConfig_pagetitles = '1';</text:p>
            <text:p text:style-name="Листинг_20_кода">$mosConfig_password = 'jyristov';</text:p>
            <text:p text:style-name="Листинг_20_кода">$mosConfig_readmore = '1';</text:p>
            <text:p text:style-name="Листинг_20_кода">$mosConfig_secret = 'SecretKey';</text:p>
            <text:p text:style-name="Листинг_20_кода">$mosConfig_sef = '1';</text:p>
            <text:p text:style-name="Листинг_20_кода">$mosConfig_sendmail = '/usr/sbin/sendmail';</text:p>
            <text:p text:style-name="Листинг_20_кода">$mosConfig_session_life_admin = '15000';</text:p>
            <text:p text:style-name="Листинг_20_кода">$mosConfig_session_type = '0';</text:p>
            <text:p text:style-name="Листинг_20_кода">$mosConfig_shownoauth = '1';</text:p>
            <text:p text:style-name="Листинг_20_кода">$mosConfig_sitename = '';</text:p>
            <text:p text:style-name="Листинг_20_кода">$mosConfig_smtpauth = '0';</text:p>
            <text:p text:style-name="Листинг_20_кода">$mosConfig_smtphost = 'localhost';</text:p>
            <text:p text:style-name="Листинг_20_кода">$mosConfig_smtppass = '';</text:p>
            <text:p text:style-name="Листинг_20_кода">$mosConfig_smtpuser = '';</text:p>
            <text:p text:style-name="Листинг_20_кода">$mosConfig_uniquemail = '1';</text:p>
            <text:p text:style-name="Листинг_20_кода">$mosConfig_user = 'jyrist_jyristov';</text:p>
            <text:p text:style-name="Листинг_20_кода">$mosConfig_useractivation = '1';</text:p>
            <text:p text:style-name="Листинг_20_кода">$mosConfig_vote = '0';</text:p>
            <text:p text:style-name="Листинг_20_кода">setlocale (LC_TIME, $mosConfig_locale);</text:p>
            <text:p text:style-name="Листинг_20_кода"><text:span text:style-name="Default_20_Paragraph_20_Font"><text:span text:style-name="T21">?&gt;</text:span></text:span></text:p>
          </table:table-cell>
        </table:table-row>
      </table:table>
      <text:p text:style-name="Text_20_body"><text:span text:style-name="Default_20_Paragraph_20_Font"><text:span text:style-name="T18"/></text:span></text:p>
      <text:p text:style-name="Text_20_body"><text:span text:style-name="T24">Структура базы данных для приложений, построенных с помощью библиотеки «</text:span><text:span text:style-name="Default_20_Paragraph_20_Font"><text:span text:style-name="T25">Joomla</text:span></text:span><text:span text:style-name="T24">» требуется создавать соответствуя определённому шаблону настройки которого можно найти в листинге «configuration.php» (</text:span><text:span text:style-name="T26">“$mosConfig_db”, “$mosConfig_dbprefix”). Для создания такой базы данных существует шаблон файла “sql” предоставляемый библиотекой. Установка шаблона производится с помощью специальной системы управления базами данных “phpMyAdmin” [</text:span><text:span text:style-name="T26"><text:bookmark-ref text:reference-format="number" text:ref-name="__RefNumPara__3546_1823942306">26</text:bookmark-ref></text:span><text:span text:style-name="T26">].</text:span></text:p>
      <text:p text:style-name="Text_20_body"><text:span text:style-name="T26">Для работы в качестве администратора требуется создать запись </text:span><text:soft-page-break/><text:span text:style-name="T26">администратора в “Joomla”. Для этого требуется выполнить скрипт представленный в таблице 3.2.</text:span></text:p>
      <text:p text:style-name="P34">Таблица <text:sequence text:ref-name="refTable4" text:name="Table" text:formula="ooow:Table+1" style:num-format="1">3.2</text:sequence> - Пример запросов для создания записи администратора</text:p>
      <table:table table:name="Таблица4" table:style-name="Таблица4">
        <table:table-column table:style-name="Таблица4.A"/>
        <table:table-row>
          <table:table-cell table:style-name="Таблица4.A1" office:value-type="string">
            <text:p text:style-name="Листинг_20_кода">INSERT INTO `inn_users` VALUES (62, 'Administrator', 'admin', 'your-email@email.com', '21232f297a57a5a743894a0e4a801fc3', 'Super Administrator', 0, 1, 25, '2005-09-28 00:00:00', '2005-09-28 00:00:00', '', ''); </text:p>
            <text:p text:style-name="Листинг_20_кода">INSERT INTO `inn_core_acl_aro` VALUES (10,'users','62',0,'Administrator',0); </text:p>
            <text:p text:style-name="Листинг_20_кода">INSERT INTO `inn_core_acl_groups_aro_map` VALUES (25,'',10);</text:p>
          </table:table-cell>
        </table:table-row>
      </table:table>
      <text:p text:style-name="P62"/>
      <text:p text:style-name="Text_20_body"><text:span text:style-name="T26">В результате работы данного скрипта, в системе появлятся пользователь с ролью “Администратор” имеющий персональное имя и пароль для входа в систему (“admin”, “admin”). Персональное имя и пароль требуется изменить после входа в систему администратором для этого библиотека “Joomla” предоставляет модуль “Менеджер пользователей”. Пример использования данного модуля представлен на рисунке </text:span><text:span text:style-name="T26"><text:sequence-ref text:reference-format="value" text:ref-name="refDrawing12">3.1</text:sequence-ref></text:span><text:span text:style-name="T26">.</text:span></text:p>
      <text:p text:style-name="P62"><draw:frame draw:style-name="fr4" draw:name="Врезка12" text:anchor-type="paragraph" svg:y="0.104cm" svg:width="11.472cm" draw:z-index="22"><draw:text-box fo:min-height="15.436cm"><text:p text:style-name="Drawing"><draw:frame draw:style-name="fr6" draw:name="Графический объект12" text:anchor-type="paragraph" svg:x="0.004cm" svg:y="0.002cm" svg:width="12.326cm" style:rel-width="100%" svg:height="15.236cm" style:rel-height="scale" draw:z-index="23"><draw:image xlink:href="../пример_использования_менеджера_пользователей.png" xlink:type="simple" xlink:show="embed" xlink:actuate="onLoad"/></draw:frame>Рисунок <text:sequence text:ref-name="refDrawing12" text:name="Drawing" text:formula="ooow:Drawing+1" style:num-format="1">3.1</text:sequence> - Пример использования менеджера пользователей "Joomla"</text:p></draw:text-box></draw:frame></text:p>
      <text:p text:style-name="P63"><text:soft-page-break/>Настроив таким образом библиотеку “Joomla” мы можем перейти к разработке дизайна страниц Интернет-приложения.</text:p>
      <text:h text:style-name="Heading_20_2" text:outline-level="2">Разработка дизайна представления пользовательских страниц Интернет-приложения</text:h>
      <text:p text:style-name="Text_20_body">При проектировании и разработке дизайна пользовательских страниц, требовалось учитывать условие внесения минимальных изменений в пользовательский интерфейс. </text:p>
      <text:p text:style-name="Text_20_body">При разработке пользовательского интерфейса для систем использующих библиотеку «Joomla» требуется создавать необходимые элементы представлений (изображения, файлы генерации «html» кода) в каталоге «./templates/». Для форматирования элементов интерфейса можно использовать различные подходы. Подход программирования блоками («div»), является распространённым и удобным для дизайна интернет приложения.</text:p>
      <text:p text:style-name="Text_20_body"/>
      <text:p text:style-name="Text_20_body">Разработка пользовательского интерфейса сводится к разработке шаблона страниц с помощью блочных элементов страницы.</text:p>
      <text:p text:style-name="Text_20_body">Программный код блока «Малое название» представлен в таблице <text:sequence-ref text:reference-format="value" text:ref-name="refTable5">3.3</text:sequence-ref>. Графическое представление изображено на рисунке <text:sequence-ref text:reference-format="value" text:ref-name="refDrawing13">3.2</text:sequence-ref>.</text:p>
      <text:p text:style-name="P34">Таблица <text:sequence text:ref-name="refTable5" text:name="Table" text:formula="ooow:Table+1" style:num-format="1">3.3</text:sequence> - Программный код блока "Малое название"</text:p>
      <table:table table:name="Таблица6" table:style-name="Таблица6">
        <table:table-column table:style-name="Таблица6.A"/>
        <table:table-column table:style-name="Таблица6.B"/>
        <table:table-row>
          <table:table-cell table:style-name="Таблица6.A1" office:value-type="string">
            <text:p text:style-name="P65">Программный код препроцессора</text:p>
          </table:table-cell>
          <table:table-cell table:style-name="Таблица6.B1" office:value-type="string">
            <text:p text:style-name="P39">&lt;div class="litext"&gt;&lt;a href="http://jyristov.net/" title="Юридическая фирма Надежный выбор"&gt;&lt;b&gt;Юридические услуги и регистрация фирм в Минске.&lt;/b&gt;&lt;/a&gt;&lt;/div&gt;</text:p>
          </table:table-cell>
        </table:table-row>
        <table:table-row>
          <table:table-cell table:style-name="Таблица6.A2" office:value-type="string">
            <text:p text:style-name="Листинг_20_кода">Программный код браузера</text:p>
          </table:table-cell>
          <table:table-cell table:style-name="Таблица6.B2" office:value-type="string">
            <text:p text:style-name="Листинг_20_кода"><text:span text:style-name="T5">&lt;div class="litext"&gt;&lt;a href="</text:span><text:a xlink:type="simple" xlink:href="http://jyristov.net/">http://jyristov.net/</text:a><text:span text:style-name="T5">" title="Юридическая фирма Надежный выбор"&gt;&lt;b&gt;Юридические услуги и регистрация фирм в Минске.&lt;/b&gt;&lt;/a&gt;&lt;/div&gt;</text:span></text:p>
          </table:table-cell>
        </table:table-row>
      </table:table>
      <text:p text:style-name="Text_20_body"><draw:frame draw:style-name="fr5" draw:name="Врезка14" text:anchor-type="paragraph" svg:x="2.291cm" svg:y="0.935cm" svg:width="12.416cm" draw:z-index="26"><draw:text-box fo:min-height="1.021cm"><text:p text:style-name="Drawing"><draw:frame draw:style-name="fr6" draw:name="Графический объект14" text:anchor-type="paragraph" svg:x="0.004cm" svg:y="0.002cm" svg:width="12.416cm" style:rel-width="100%" svg:height="1.021cm" style:rel-height="scale" draw:z-index="27"><draw:image xlink:href="../пример_пк_малое%20название.png" xlink:type="simple" xlink:show="embed" xlink:actuate="onLoad"/></draw:frame>Рисунок <text:sequence text:ref-name="refDrawing13" text:name="Drawing" text:formula="ooow:Drawing+1" style:num-format="1">3.2</text:sequence> - Графическое представление блока "Малое название"</text:p></draw:text-box></draw:frame></text:p>
      <text:p text:style-name="Text_20_body"/>
      <text:p text:style-name="Text_20_body">Программный код блока «Название» представлен в таблице <text:sequence-ref text:reference-format="value" text:ref-name="refTable6">3.4</text:sequence-ref>. Графическое представление изображено на рисунке <text:sequence-ref text:reference-format="value" text:ref-name="refDrawing14">3.3</text:sequence-ref>.</text:p>
      <text:p text:style-name="Text_20_body"/>
      <text:p text:style-name="Table"><text:soft-page-break/>Таблица <text:sequence text:ref-name="refTable6" text:name="Table" text:formula="ooow:Table+1" style:num-format="1">3.4</text:sequence> - Программный код блока "Название"</text:p>
      <table:table table:name="Таблица7" table:style-name="Таблица7">
        <table:table-column table:style-name="Таблица7.A"/>
        <table:table-column table:style-name="Таблица7.B"/>
        <table:table-row>
          <table:table-cell table:style-name="Таблица7.A1" office:value-type="string">
            <text:p text:style-name="P65">Программный код препроцессора</text:p>
          </table:table-cell>
          <table:table-cell table:style-name="Таблица7.B1" office:value-type="string">
            <text:p text:style-name="Листинг_20_кода">&lt;div style="position: absolute; top: 50px; left: 0px; width: 936px; height: 1362px; background-image: url(&lt;?php echo $mosConfig_live_site;?&gt;/templates/&lt;?php echo $mainframe-&gt;getTemplate(); ?&gt;/images/bg.jpg); background-repeat: repeat-y; clear: both;"&gt;</text:p>
            <text:p text:style-name="Листинг_20_кода">&lt;img src="&lt;?php echo $mosConfig_live_site;?&gt;/templates/&lt;?php echo $mainframe-&gt;getTemplate(); ?&gt;/images/verh.jpg" title="Юридическая компания Надежный выбор" style="position: absolute; top: -44px; left: 0px;" clear: both;&gt;</text:p>
            <text:p text:style-name="Листинг_20_кода">&lt;img src="&lt;?php echo $mosConfig_live_site;?&gt;/templates/&lt;?php echo $mainframe-&gt;getTemplate(); ?&gt;/images/bok.jpg" style="position: absolute; top: -36px; right: 0px; z-index: 5; clear: both;"&gt;</text:p>
          </table:table-cell>
        </table:table-row>
        <table:table-row>
          <table:table-cell table:style-name="Таблица7.A2" office:value-type="string">
            <text:p text:style-name="Листинг_20_кода">Программный код браузера</text:p>
          </table:table-cell>
          <table:table-cell table:style-name="Таблица7.B2" office:value-type="string">
            <text:p text:style-name="Листинг_20_кода"><text:span text:style-name="T5">&lt;div style="position: absolute; top: 50px; left: 0px; width: 936px; height: 1362px; background-image: url(</text:span><text:a xlink:type="simple" xlink:href="http://jyristov.net/templates/jyristov/images/bg.jpg);">http://jyristov.net/templates/jyristov/images/bg.jpg);</text:a><text:span text:style-name="T5"> background-repeat: repeat-y; clear: both;"&gt;</text:span></text:p>
            <text:p text:style-name="Листинг_20_кода"><text:span text:style-name="T5">&lt;img src="</text:span><text:a xlink:type="simple" xlink:href="http://jyristov.net/templates/jyristov/images/verh.jpg">http://jyristov.net/templates/jyristov/images/verh.jpg</text:a><text:span text:style-name="T5">" title="Юридическая компания Надежный выбор" style="position: absolute; top: -44px; left: 0px;" clear: both;&gt;</text:span></text:p>
            <text:p text:style-name="Листинг_20_кода"><text:span text:style-name="T5">&lt;img src="</text:span><text:a xlink:type="simple" xlink:href="http://jyristov.net/templates/jyristov/images/bok.jpg">http://jyristov.net/templates/jyristov/images/bok.jpg</text:a><text:span text:style-name="T5">" style="position: absolute; top: -36px; right: 0px; z-index: 5; clear: both;"&gt;</text:span></text:p>
          </table:table-cell>
        </table:table-row>
      </table:table>
      <text:p text:style-name="Text_20_body"><draw:frame draw:style-name="fr5" draw:name="Врезка15" text:anchor-type="paragraph" svg:x="0cm" svg:y="1.235cm" svg:width="16.999cm" draw:z-index="28"><draw:text-box fo:min-height="3.037cm"><text:p text:style-name="Drawing"><draw:frame draw:style-name="fr6" draw:name="Графический объект15" text:anchor-type="paragraph" svg:x="0.004cm" svg:y="0.002cm" svg:width="16.999cm" style:rel-width="100%" svg:height="3.037cm" style:rel-height="scale" draw:z-index="29"><draw:image xlink:href="../пример_пк_название.png" xlink:type="simple" xlink:show="embed" xlink:actuate="onLoad"/></draw:frame>Рисунок <text:sequence text:ref-name="refDrawing14" text:name="Drawing" text:formula="ooow:Drawing+1" style:num-format="1">3.3</text:sequence> - Графическое представление блока "Название"</text:p></draw:text-box></draw:frame></text:p>
      <text:p text:style-name="Text_20_body"/>
      <text:p text:style-name="Text_20_body">Программный код блока «Меню приложения» представлен в таблице <text:sequence-ref text:reference-format="value" text:ref-name="refTable7">3.5</text:sequence-ref>. Графическое представление изображено на рисунке <text:sequence-ref text:reference-format="value" text:ref-name="refDrawing15">3.4</text:sequence-ref></text:p>
      <text:p text:style-name="P34">Таблица <text:sequence text:ref-name="refTable7" text:name="Table" text:formula="ooow:Table+1" style:num-format="1">3.5</text:sequence> - Программный код блока «Меню приложения»</text:p>
      <table:table table:name="Таблица8" table:style-name="Таблица8">
        <table:table-column table:style-name="Таблица8.A"/>
        <table:table-column table:style-name="Таблица8.B"/>
        <table:table-row>
          <table:table-cell table:style-name="Таблица8.A1" office:value-type="string">
            <text:p text:style-name="P65">Программный код препроцессора</text:p>
          </table:table-cell>
          <table:table-cell table:style-name="Таблица8.B1" office:value-type="string">
            <text:p text:style-name="P39">&lt;div style="position: absolute; top: 155px; left: 129px; width: 746px; height: 57px; background-image: url(&lt;?php echo $mosConfig_live_site;?&gt;/templates/&lt;?php echo $mainframe-&gt;getTemplate(); ?&gt;/images/bg1.jpg); background-repeat: repeat-y; padding-left: 40px; clear: both;"&gt;</text:p>
            <text:p text:style-name="P39">&lt;div id="menu" class="mainlevel"&gt;</text:p>
            <text:p text:style-name="P39">&lt;?php <text:s/>mosLoadModules ( 'left' , -1); ?&gt;</text:p>
            <text:p text:style-name="P39">&lt;/div&gt;</text:p>
          </table:table-cell>
        </table:table-row>
        <table:table-row>
          <table:table-cell table:style-name="Таблица8.A2" office:value-type="string">
            <text:p text:style-name="Листинг_20_кода">Программный код браузера</text:p>
          </table:table-cell>
          <table:table-cell table:style-name="Таблица8.B2" office:value-type="string">
            <text:p text:style-name="Листинг_20_кода"><text:span text:style-name="T5">&lt;div style="position: absolute; top: 155px; left: 129px; width: 746px; height: 57px; background-image: url(</text:span><text:a xlink:type="simple" xlink:href="http://jyristov.net/templates/jyristov/images/bg1.jpg);">http://jyristov.net/templates/jyristov/images/bg1.jpg);</text:a><text:span text:style-name="T5"> background-repeat: repeat-y; padding-left: 40px; clear: both;"&gt;</text:span></text:p>
            <text:p text:style-name="P66">&lt;div id="menu" class="mainlevel"&gt;</text:p>
            <text:p text:style-name="Листинг_20_кода"><text:span text:style-name="T5">&lt;ul&gt;&lt;a href="</text:span><text:a xlink:type="simple" xlink:href="http://jyristov.net/">http://jyristov.net/</text:a><text:span text:style-name="T5">" id="active_menu"&gt;Главная&lt;/a&gt;</text:span></text:p>
            <text:p text:style-name="Листинг_20_кода"><text:soft-page-break/><text:span text:style-name="T5">&lt;a href="</text:span><text:a xlink:type="simple" xlink:href="http://jyristov.net/docs/index.html">http://jyristov.net/docs/index.html</text:a><text:span text:style-name="T5">" &gt;Документы&lt;/a&gt;</text:span></text:p>
            <text:p text:style-name="Листинг_20_кода"><text:span text:style-name="T5">&lt;a href="</text:span><text:a xlink:type="simple" xlink:href="http://jyristov.net/uslugi/index.html">http://jyristov.net/uslugi/index.html</text:a><text:span text:style-name="T5">" &gt;Услуги&lt;/a&gt;</text:span></text:p>
            <text:p text:style-name="Листинг_20_кода"><text:span text:style-name="T5">&lt;a href="</text:span><text:a xlink:type="simple" xlink:href="http://jyristov.net/novosti/index.html">http://jyristov.net/novosti/index.html</text:a><text:span text:style-name="T5">" &gt;Новости&lt;/a&gt;</text:span></text:p>
            <text:p text:style-name="Листинг_20_кода"><text:span text:style-name="T5">&lt;a href="</text:span><text:a xlink:type="simple" xlink:href="http://jyristov.net/klientyi/index.html">http://jyristov.net/klientyi/index.html</text:a><text:span text:style-name="T5">" &gt;Клиенты&lt;/a&gt;</text:span></text:p>
            <text:p text:style-name="Листинг_20_кода"><text:span text:style-name="T5">&lt;a href="</text:span><text:a xlink:type="simple" xlink:href="http://jyristov.net/kontaktaj-informacia.php">http://jyristov.net/kontaktaj-informacia.php</text:a><text:span text:style-name="T5">" &gt;Контакты&lt;/a&gt;</text:span></text:p>
            <text:p text:style-name="P65">&lt;/ul&gt;&lt;/div&gt;</text:p>
            <text:p text:style-name="Листинг_20_кода"><text:span text:style-name="T6">&lt;img </text:span><text:span text:style-name="T6">src="</text:span><text:a xlink:type="simple" xlink:href="http://jyristov.net/templates/jyristov/images/i1.jpg">http://jyristov.net/templates/jyristov/images/i1.jpg</text:a><text:span text:style-name="T6">" style="position: absolute; bottom: 0px; left: 0px;"&gt;</text:span></text:p>
            <text:p text:style-name="P67">&lt;/div&gt;</text:p>
          </table:table-cell>
        </table:table-row>
      </table:table>
      <text:p text:style-name="Text_20_body"/>
      <text:p text:style-name="Text_20_body"><draw:frame draw:style-name="fr1" draw:name="Врезка16" text:anchor-type="paragraph" svg:y="0cm" svg:width="16.999cm" draw:z-index="30"><draw:text-box fo:min-height="1.625cm"><text:p text:style-name="Drawing"><draw:frame draw:style-name="fr6" draw:name="Графический объект16" text:anchor-type="paragraph" svg:x="0.004cm" svg:y="0.002cm" svg:width="16.999cm" style:rel-width="100%" svg:height="1.625cm" style:rel-height="scale" draw:z-index="31"><draw:image xlink:href="../пример_пк_меню_приложения.png" xlink:type="simple" xlink:show="embed" xlink:actuate="onLoad"/></draw:frame>Рисунок <text:sequence text:ref-name="refDrawing15" text:name="Drawing" text:formula="ooow:Drawing+1" style:num-format="1">3.4</text:sequence> - Графическое представление блока "Меню приложения"</text:p></draw:text-box></draw:frame></text:p>
      <text:p text:style-name="Text_20_body">Блок «Основная информация» разделяется на два блока «Новостная лента» и «Содержимое страницы».</text:p>
      <text:p text:style-name="Text_20_body">Программный код блока «Новостная лента» зависит от новостей введенных в систему администратором, пример блока «Новостная лента» представлен в таблице <text:sequence-ref text:reference-format="value" text:ref-name="refTable8">3.6</text:sequence-ref>. Графическое представление изображено на рисунке <text:sequence-ref text:reference-format="value" text:ref-name="refDrawing16">3.5</text:sequence-ref>.</text:p>
      <text:p text:style-name="P34">Таблица <text:sequence text:ref-name="refTable8" text:name="Table" text:formula="ooow:Table+1" style:num-format="1">3.6</text:sequence> - Пример программного кода блока "Новостная лента"</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65">Программный код препроцессора</text:p>
          </table:table-cell>
          <table:table-cell table:style-name="Таблица9.B1" office:value-type="string">
            <text:p text:style-name="P39">&lt;div style="position:absolute; top:239px; left:129px; width:746px;"&gt;</text:p>
            <text:p text:style-name="P39">&lt;div class="newsall"&gt;</text:p>
            <text:p text:style-name="P39">&lt;?php <text:s/>mosLoadModules ('price',1); ?&gt;</text:p>
            <text:p text:style-name="P39">&lt;?php <text:s/>mosLoadModules ('latestnews', 0); ?&gt;</text:p>
          </table:table-cell>
        </table:table-row>
        <table:table-row table:style-name="Таблица9.2">
          <table:table-cell table:style-name="Таблица9.A2" office:value-type="string">
            <text:p text:style-name="Листинг_20_кода">Программный код браузера</text:p>
          </table:table-cell>
          <table:table-cell table:style-name="Таблица9.B2" office:value-type="string">
            <text:p text:style-name="P39"><text:span text:style-name="T27">&lt;div </text:span><text:span text:style-name="T27">style="position:absolute; top:239px; left:129px; width:746px;"&gt;</text:span></text:p>
            <text:p text:style-name="P39"><text:span text:style-name="T27">&lt;div </text:span><text:span text:style-name="T27">class="newsall"&gt;</text:span></text:p>
            <text:p text:style-name="P68">&lt;table cellpadding="0" cellspacing="0"&gt;</text:p>
            <text:p text:style-name="P68">&lt;tr&gt;&lt;td&gt;</text:p>
            <text:p text:style-name="P68">&lt;/td&gt;&lt;/tr&gt;</text:p>
            <text:p text:style-name="P68">&lt;/table&gt;</text:p>
            <text:p text:style-name="P68">&lt;table cellpadding="0" cellspacing="0"&gt;</text:p>
            <text:p text:style-name="P68">&lt;tr&gt;&lt;td&gt;</text:p>
            <text:p text:style-name="P68">&lt;div class="news"&gt;<text:tab/></text:p>
            <text:p text:style-name="P68">&lt;div class="bg_l"&gt;&lt;div class="text_z"&gt;28 октября, 2009&lt;/div&gt;&lt;/div&gt;</text:p>
            <text:p text:style-name="P68">&lt;br /&gt;</text:p>
            <text:p text:style-name="P68">&lt;b&gt;ИМНС пополняет бюджет&lt;/b&gt;&lt;br /&gt;</text:p>
            <text:p text:style-name="Листинг_20_кода"><text:span text:style-name="T22">&lt;p class="MsoNormal" style="text-align:justify;text-indent:27.0pt"&gt;Индивидуальный</text:span><text:span text:style-name="T23"> 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text:span><text:span text:style-name="T5"> И поскольку доход за этот период не получил, единый налог ИП не уплачивал...&lt;/p&gt;</text:span></text:p>
            <text:p text:style-name="Листинг_20_кода"><text:soft-page-break/><text:span text:style-name="T5">&lt;p&gt;&lt;a href="</text:span><text:a xlink:type="simple" xlink:href="http://jyristov.net/imns-popolnyaet-byudzhet.html">http://jyristov.net/imns-popolnyaet-byudzhet.html</text:a><text:span text:style-name="T5">" class="latestnews"&gt;Читать полностью&lt;/a&gt;&lt;/p&gt;&lt;br /&gt;</text:span></text:p>
            <text:p text:style-name="P68">&lt;/div&gt;</text:p>
            <text:p text:style-name="P68">&lt;div class="news"&gt;<text:tab/></text:p>
            <text:p text:style-name="P68">&lt;div class="bg_l"&gt;&lt;div class="text_z"&gt;19 октября, 2009&lt;/div&gt;&lt;/div&gt;&lt;br /&gt;</text:p>
            <text:p text:style-name="P68">&lt;b&gt;Проверки взяты под особый контроль&lt;/b&gt;&lt;br /&gt;</text:p>
            <text:p text:style-name="P65">&lt;p&gt;&amp;#160;&lt;/p&gt;</text:p>
            <text:p text:style-name="Листинг_20_кода"><text:span text:style-name="T5">&lt;p&gt;&lt;a href="</text:span><text:a xlink:type="simple" xlink:href="http://jyristov.net/proverki-kgk.html">http://jyristov.net/proverki-kgk.html</text:a><text:span text:style-name="T5">" class="latestnews"&gt;</text:span></text:p>
            <text:p text:style-name="P65">Читать полностью&lt;/a&gt;&lt;/p&gt;</text:p>
            <text:p text:style-name="P65">&lt;br /&gt;</text:p>
            <text:p text:style-name="P65">&lt;/div&gt;</text:p>
            <text:p text:style-name="P68">&lt;div class="news"&gt;<text:tab/></text:p>
            <text:p text:style-name="P68">&lt;div class="bg_l"&gt;&lt;div class="text_z"&gt;22 сентября, 2009&lt;/div&gt;&lt;/div&gt;</text:p>
            <text:p text:style-name="P68">&lt;br /&gt;</text:p>
            <text:p text:style-name="Листинг_20_кода"><text:span text:style-name="T22">&lt;b&gt;Рост иностранных инвестиций в Беларуси ожидается в конце 2009 года&lt;/b&gt;&lt;br /&gt;</text:span><text:span text:style-name="T5">&lt;p&gt;&amp;#160;&lt;/p&gt;</text:span></text:p>
            <text:p text:style-name="Листинг_20_кода"><text:span text:style-name="T5">&lt;p&gt;&lt;a href="</text:span><text:a xlink:type="simple" xlink:href="http://jyristov.net/rost-inostrannyih-investitsiy-v-belarusi-ozhidaetsya-v-kontse-2009-goda.html">http://jyristov.net/rost-inostrannyih-investitsiy-v-belarusi-ozhidaetsya-v-kontse-2009-goda.html</text:a><text:span text:style-name="T5">" class="latestnews"&gt;Читать полностью&lt;/a&gt;&lt;/p&gt;&lt;br /&gt;</text:span></text:p>
            <text:p text:style-name="P68">&lt;/div&gt;</text:p>
            <text:p text:style-name="P68">&lt;/td&gt;&lt;/tr&gt;</text:p>
            <text:p text:style-name="P68">&lt;/table&gt;</text:p>
          </table:table-cell>
        </table:table-row>
      </table:table>
      <text:p text:style-name="P33"><draw:frame draw:style-name="fr5" draw:name="Врезка17" text:anchor-type="paragraph" svg:x="2.639cm" svg:y="0.933cm" svg:width="11.719cm" draw:z-index="32"><draw:text-box fo:min-height="10.463cm"><text:p text:style-name="Drawing"><draw:frame draw:style-name="fr8" draw:name="Графический объект17" text:anchor-type="paragraph" svg:y="0cm" svg:width="6.805cm" style:rel-width="58%" svg:height="8.871cm" style:rel-height="scale" draw:z-index="33"><draw:image xlink:href="../пример_пк_новостная_лента.png" xlink:type="simple" xlink:show="embed" xlink:actuate="onLoad" draw:filter-name="&lt;Все форматы&gt;"/></draw:frame>Рисунок <text:sequence text:ref-name="refDrawing16" text:name="Drawing" text:formula="ooow:Drawing+1" style:num-format="1">3.5</text:sequence> - Графическое представление блока "Новостная лента"</text:p></draw:text-box></draw:frame></text:p>
      <text:p text:style-name="Text_20_body">Описание работы функции «mosLoadModules» представлено в [<text:bookmark-ref text:reference-format="number" text:ref-name="__RefNumPara__3020_917514657">27</text:bookmark-ref>].</text:p>
      <text:p text:style-name="Text_20_body">Программный код блока «Содержимое страницы» зависит от выбранной страницы. Представим примеры для каждой группы разработанный страниц (главная страница, страница нормативных документов, страница услуг, страница новостей, страница клиентов, страница контактов).</text:p>
      <text:p text:style-name="Text_20_body"><text:soft-page-break/>Данное содержимое может исправляться администратором при помощи администраторской утилиты «Joomla» (встроенный редактор HTML кода «fckeditor»).</text:p>
      <text:p text:style-name="Text_20_body">Описание работы функции «mosMainBody» представлено в [<text:bookmark-ref text:reference-format="number" text:ref-name="__RefNumPara__5055_917514657">28</text:bookmark-ref>].</text:p>
      <text:p text:style-name="Text_20_body"/>
      <text:p text:style-name="Text_20_body">Для страницы «Главная страница» программный код блока «Содержимое страницы» представлен в таблице <text:sequence-ref text:reference-format="value" text:ref-name="refTable9">3.7</text:sequence-ref>. Графическое представление изображено на рисунке <text:sequence-ref text:reference-format="value" text:ref-name="refDrawing17">3.6</text:sequence-ref>.</text:p>
      <text:p text:style-name="P34">Таблица <text:sequence text:ref-name="refTable9" text:name="Table" text:formula="ooow:Table+1" style:num-format="1">3.7</text:sequence> - Программный код блока "Содержимое страницы" для "Главная страница</text:p>
      <table:table table:name="Таблица10" table:style-name="Таблица10">
        <table:table-column table:style-name="Таблица10.A"/>
        <table:table-column table:style-name="Таблица10.B"/>
        <table:table-row>
          <table:table-cell table:style-name="Таблица10.A1" office:value-type="string">
            <text:p text:style-name="P70">Программный код препроцессора</text:p>
          </table:table-cell>
          <table:table-cell table:style-name="Таблица10.B1" office:value-type="string">
            <text:p text:style-name="Листинг_20_кода">&lt;?php mosMainBody('', 0); ?&gt;</text:p>
            <text:p text:style-name="Листинг_20_кода"/>
          </table:table-cell>
        </table:table-row>
        <table:table-row>
          <table:table-cell table:style-name="Таблица10.A2" office:value-type="string">
            <text:p text:style-name="P70">Программный код браузера</text:p>
          </table:table-cell>
          <table:table-cell table:style-name="Таблица10.B2" office:value-type="string">
            <text:p text:style-name="Листинг_20_кода">&lt;table class="blog" cellpadding="0" cellspacing="0"&gt;&lt;tr&gt;&lt;td valign="top"&gt;&lt;div&gt;<text:tab/></text:p>
            <text:p text:style-name="Листинг_20_кода">&lt;table class="contentpaneopen"&gt;</text:p>
            <text:p text:style-name="Листинг_20_кода">&lt;tr&gt;&lt;td valign="top"&gt;</text:p>
            <text:p text:style-name="Листинг_20_кода">&lt;p&gt;ООО «Надежный выбор» оказывает следующие юридические и &lt;a title="бухгалтерские услуги организациям" href="http://jyristov.net/buhuchet.html"&gt;бухгалтерские услуги&lt;/a&gt; в области предпринимательской деятельности:&lt;/p&gt;</text:p>
            <text:p text:style-name="Листинг_20_кода">&lt;ul&gt;</text:p>
            <text:p text:style-name="Листинг_20_кода">&lt;li&gt;&lt;a title="Взыскание дебиторской задолженности" href="http://jyristov.net/vzyiskanie-dolgov.html"&gt;взыскание задолженности&lt;/a&gt;;&lt;/li&gt;</text:p>
            <text:p text:style-name="Листинг_20_кода">&lt;li&gt;&lt;a title="Регистрация фирм" href="http://jyristov.net/soprovozhdenie-registratsii.html"&gt;регистрация любых коммерческих организаций&lt;/a&gt; (ООО, ОДО, ЗАО, УП, ИП);&lt;/li&gt;</text:p>
            <text:p text:style-name="Листинг_20_кода">&lt;li&gt;&lt;a title="Бухгалтерское сопровождение" href="http://jyristov.net/buhuchet.html"&gt;ведение бухгалтерского учета&lt;/a&gt;;&lt;/li&gt;</text:p>
            <text:p text:style-name="Листинг_20_кода">&lt;li&gt;&lt;a title="Ликвидировать фирму" href="http://jyristov.net/likvidatsiya.html"&gt;ликвидация юридического лица&lt;/a&gt;;&lt;/li&gt;</text:p>
            <text:p text:style-name="Листинг_20_кода">&lt;li&gt;&lt;a title="Налоговые проверки в Минске" href="http://jyristov.net/nalogooblozhenie.html"&gt;консультации в области налогообложения&lt;/a&gt;;&lt;/li&gt;</text:p>
            <text:p text:style-name="Листинг_20_кода">&lt;li&gt;&lt;a title="Банкротство предприятия" href="http://jyristov.net/bankrotstvo.html"&gt;банкротство организаций&lt;/a&gt;;&lt;/li&gt;</text:p>
            <text:p text:style-name="Листинг_20_кода">&lt;li&gt;&lt;a title="Купить готовую фирму" href="http://jyristov.net/pokupka-kompanii.html"&gt;покупка и продажа организаций&lt;/a&gt;;&lt;/li&gt;</text:p>
            <text:p text:style-name="Листинг_20_кода">&lt;li&gt;&lt;a title="Получение лицензий" href="http://jyristov.net/poluchenie-litsenziy.html"&gt;лицензирование&lt;/a&gt;;&lt;/li&gt;</text:p>
            <text:p text:style-name="Листинг_20_кода">&lt;li&gt;&lt;a title="Получение сертификатов" href="http://jyristov.net/gigiena.html"&gt;сертификация и гигиеническая регистрация&lt;/a&gt;;&lt;/li&gt;</text:p>
            <text:p text:style-name="Листинг_20_кода">&lt;li&gt;&lt;a title="Реорганизация выделение" href="http://jyristov.net/reorganizatsiya-yuridicheskogo-litsa-v-voprosah-i-otvetah.html"&gt;реорганизация юридических лиц&lt;/a&gt;;&lt;/li&gt;</text:p>
            <text:p text:style-name="Листинг_20_кода">&lt;li&gt;&lt;a title="Представительство в суде" href="http://jyristov.net/vzyiskanie-dolgov.html"&gt;представительство в суде;&lt;/a&gt;&lt;/li&gt;</text:p>
            <text:p text:style-name="Листинг_20_кода">&lt;li&gt;юридическое сопровождение бизнеса.&lt;/li&gt;</text:p>
            <text:p text:style-name="Листинг_20_кода"><text:soft-page-break/>&lt;/ul&gt;</text:p>
            <text:p text:style-name="Листинг_20_кода">&lt;p&gt;-----------------------------------------------------------------------------------&lt;/p&gt;</text:p>
            <text:p text:style-name="Листинг_20_кода">&lt;p&gt;По всем вопросам, касающимся порядка оказания услуг и стоимости звоните:&lt;/p&gt;</text:p>
            <text:p text:style-name="Листинг_20_кода">&lt;p&gt;+375 (17) &lt;b&gt;203-81-20&lt;/b&gt; (офис)&lt;/p&gt;</text:p>
            <text:p text:style-name="Листинг_20_кода">&lt;p&gt;+375 (29) &lt;b&gt;311-62-41&lt;/b&gt; (Велком)&lt;/p&gt;</text:p>
            <text:p text:style-name="Листинг_20_кода">&lt;p&gt;Минск, Обойная 12, офис 503 (рядом с кинотеатром Беларусь).&lt;/p&gt;</text:p>
            <text:p text:style-name="Листинг_20_кода">&lt;p&gt;&lt;a href="http://jyristov.net/nashe-konkurentnoe-preimuschestvo.html"&gt;Почему стоит обратиться к нам&lt;/a&gt;?&lt;/p&gt;</text:p>
            <text:p text:style-name="Листинг_20_кода">&lt;/td&gt;&lt;/tr&gt;&lt;/table&gt;</text:p>
          </table:table-cell>
        </table:table-row>
      </table:table>
      <text:p text:style-name="Text_20_body"><draw:frame draw:style-name="fr5" draw:name="Врезка18" text:anchor-type="paragraph" svg:x="0.711cm" svg:y="0.882cm" svg:width="15.577cm" draw:z-index="34"><draw:text-box fo:min-height="13.287cm"><text:p text:style-name="Drawing"><draw:frame draw:style-name="fr9" draw:name="Графический объект18" text:anchor-type="paragraph" svg:x="0.004cm" svg:y="0.002cm" svg:width="15.577cm" style:rel-width="100%" svg:height="13.287cm" style:rel-height="scale" draw:z-index="35"><draw:image xlink:href="../пример_сс_главная_страница.png" xlink:type="simple" xlink:show="embed" xlink:actuate="onLoad" draw:filter-name="&lt;Все форматы&gt;"/></draw:frame>Рисунок <text:sequence text:ref-name="refDrawing17" text:name="Drawing" text:formula="ooow:Drawing+1" style:num-format="1">3.6</text:sequence> - Графическое представление содержимого главной страницы</text:p></draw:text-box></draw:frame></text:p>
      <text:p text:style-name="Text_20_body"/>
      <text:p text:style-name="Text_20_body">Для страницы «Страница нормативных документов» программный код блока «Содержимое страницы» представлен в таблице <text:sequence-ref text:reference-format="value" text:ref-name="refTable10">3.8</text:sequence-ref>, графическое представление изображено на рисунке <text:sequence-ref text:reference-format="value" text:ref-name="refDrawing18">3.7</text:sequence-ref>.</text:p>
      <text:p text:style-name="Text_20_body"/>
      <text:p text:style-name="P34"><text:soft-page-break/>Таблица <text:sequence text:ref-name="refTable10" text:name="Table" text:formula="ooow:Table+1" style:num-format="1">3.8</text:sequence> - Программный код блока "Содержимое страницы" для "Страницы нормативных документов"</text:p>
      <table:table table:name="Таблица11" table:style-name="Таблица11">
        <table:table-column table:style-name="Таблица11.A"/>
        <table:table-column table:style-name="Таблица11.B"/>
        <table:table-row>
          <table:table-cell table:style-name="Таблица11.A1" office:value-type="string">
            <text:p text:style-name="P70">Программный код препроцессора</text:p>
          </table:table-cell>
          <table:table-cell table:style-name="Таблица11.B1" office:value-type="string">
            <text:p text:style-name="Листинг_20_кода">&lt;?php mosMainBody('', 0); ?&gt;</text:p>
            <text:p text:style-name="Листинг_20_кода"/>
          </table:table-cell>
        </table:table-row>
        <table:table-row>
          <table:table-cell table:style-name="Таблица11.A2" office:value-type="string">
            <text:p text:style-name="P70">Программный код браузера</text:p>
          </table:table-cell>
          <table:table-cell table:style-name="Таблица11.B2" office:value-type="string">
            <text:p text:style-name="Листинг_20_кода">&lt;script language="javascript" type="text/javascript" src="http://jyristov.net/components/com_docman/themes/default/js/theme.js"&gt;&lt;/script&gt;</text:p>
            <text:p text:style-name="Листинг_20_кода">&lt;script language="javascript" type="text/javascript" src="http://jyristov.net/includes/js/overlib_mini.js"&gt;&lt;/script&gt;</text:p>
            <text:p text:style-name="Листинг_20_кода">&lt;script language="javascript" type="text/javascript" src="http://jyristov.net/includes/js/overlib_hideform_mini.js"&gt;&lt;/script&gt;</text:p>
            <text:p text:style-name="Листинг_20_кода">&lt;div id="dm_header"&gt;</text:p>
            <text:p text:style-name="Листинг_20_кода">&lt;div&gt;</text:p>
            <text:p text:style-name="Листинг_20_кода">&lt;a href="http://jyristov.net/docs/index.html"&gt;</text:p>
            <text:p text:style-name="Листинг_20_кода">&lt;img src="http://jyristov.net/components/com_docman/themes/default/images/icons/32x32/home.png" alt="Файловый архив" /&gt;&lt;br /&gt;</text:p>
            <text:p text:style-name="Листинг_20_кода">Файловый архив&lt;/a&gt;</text:p>
            <text:p text:style-name="Листинг_20_кода">&lt;/div&gt;</text:p>
            <text:p text:style-name="Листинг_20_кода">&lt;/div&gt;</text:p>
            <text:p text:style-name="Листинг_20_кода">&lt;div class="clr"&gt;&lt;/div&gt;</text:p>
            <text:p text:style-name="Листинг_20_кода">&lt;div id="dm_cats"&gt;</text:p>
            <text:p text:style-name="Листинг_20_кода">&lt;h3&gt;Категории<text:tab/>&lt;/h3&gt;</text:p>
            <text:p text:style-name="Листинг_20_кода">&lt;div&gt;</text:p>
            <text:p text:style-name="Листинг_20_кода">&lt;div class="dm_row"&gt;</text:p>
            <text:p text:style-name="Листинг_20_кода">&lt;a class="dm_icon" href="http://jyristov.net/docs/page-22.html"&gt;&lt;img src="h<text:span text:style-name="T23">ttp://jyristov.net/components/com_docman/themes/default/images/icons/32x32/folder.png" alt="folder icon" /&gt;&lt;/a&gt; <text:s text:c="3"/>&lt;span class="dm_files"&gt;80&lt;/span&gt;</text:span></text:p>
            <text:p text:style-name="P39">&lt;a class="dm_name" href="http://jyristov.net/docs/page-22.html"&gt;Нормативные документы&lt;/a&gt;</text:p>
            <text:p text:style-name="P39">&lt;/div&gt;</text:p>
            <text:p text:style-name="P39">&lt;/div&gt;</text:p>
            <text:p text:style-name="P39"><text:span text:style-name="T32">&lt;/div&gt;</text:span></text:p>
          </table:table-cell>
        </table:table-row>
      </table:table>
      <text:p text:style-name="Text_20_body"/>
      <text:p text:style-name="Text_20_body"><draw:frame draw:style-name="fr1" draw:name="Врезка19" text:anchor-type="paragraph" svg:y="0cm" svg:width="15.249cm" draw:z-index="36"><draw:text-box fo:min-height="5.68cm"><text:p text:style-name="Drawing"><draw:frame draw:style-name="fr9" draw:name="Графический объект19" text:anchor-type="paragraph" svg:x="0.004cm" svg:y="0.002cm" svg:width="15.249cm" style:rel-width="100%" svg:height="5.68cm" style:rel-height="scale" draw:z-index="37"><draw:image xlink:href="../пример_сс_страница_нормативных_документов.png" xlink:type="simple" xlink:show="embed" xlink:actuate="onLoad" draw:filter-name="&lt;Все форматы&gt;"/></draw:frame>Рисунок <text:sequence text:ref-name="refDrawing18" text:name="Drawing" text:formula="ooow:Drawing+1" style:num-format="1">3.7</text:sequence> - Графическое представление содержимого страницы нормативных документов</text:p></draw:text-box></draw:frame></text:p>
      <text:p text:style-name="Text_20_body"/>
      <text:p text:style-name="Text_20_body"><text:soft-page-break/>Для страницы «Страница услуг» программный код блока «Содержимое страницы» представлен в таблице <text:sequence-ref text:reference-format="value" text:ref-name="refTable11">3.9</text:sequence-ref>, графическое представление изображено на рисунке <text:sequence-ref text:reference-format="value" text:ref-name="refDrawing19">3.8</text:sequence-ref>.</text:p>
      <text:p text:style-name="P34">Таблица <text:sequence text:ref-name="refTable11" text:name="Table" text:formula="ooow:Table+1" style:num-format="1">3.9</text:sequence> - Программный код блока "Содержимое страницы" для "Страницы услуг"</text:p>
      <table:table table:name="Таблица12" table:style-name="Таблица12">
        <table:table-column table:style-name="Таблица12.A"/>
        <table:table-column table:style-name="Таблица12.B"/>
        <table:table-row>
          <table:table-cell table:style-name="Таблица12.A1" office:value-type="string">
            <text:p text:style-name="P70">Программный код препроцессора</text:p>
          </table:table-cell>
          <table:table-cell table:style-name="Таблица12.B1" office:value-type="string">
            <text:p text:style-name="P39">&lt;?php mosMainBody('', 0); ?&gt;</text:p>
            <text:p text:style-name="P39"/>
          </table:table-cell>
        </table:table-row>
        <table:table-row>
          <table:table-cell table:style-name="Таблица12.A2" office:value-type="string">
            <text:p text:style-name="P70">Программный код браузера</text:p>
          </table:table-cell>
          <table:table-cell table:style-name="Таблица12.B2" office:value-type="string">
            <text:p text:style-name="P39">&lt;table class="contentpaneopen"&gt;&lt;tr&gt;&lt;td class="contentheading" width="100%"&gt;</text:p>
            <text:p text:style-name="P39">&lt;h1&gt;Взыскание долгов и представительство интересов в хозяйственном суде&lt;/h1&gt;&lt;/td&gt;&lt;/tr&gt;&lt;/table&gt;</text:p>
            <text:p text:style-name="P39">&lt;table class="contentpaneopen"&gt;&lt;tr&gt;&lt;td valign="top"&gt;</text:p>
            <text:p text:style-name="P39">&lt;p&gt;Нами взыскано уже более &lt;strong&gt;200 000 000&lt;/strong&gt; рублей.&lt;/p&gt;</text:p>
            <text:p text:style-name="P39">&lt;/td&gt;&lt;/tr&gt;&lt;tr&gt;&lt;td align="left" colspan="2"&gt;</text:p>
            <text:p text:style-name="P39">&lt;a href="http://jyristov.net/vzyiskanie-dolgov.html" class="readon"&gt;Читать далее…&lt;/a&gt;&lt;/td&gt;&lt;/tr&gt;&lt;/table&gt;</text:p>
            <text:p text:style-name="P39">&lt;table class="contentpaneopen"&gt;&lt;tr&gt;&lt;td class="contentheading" width="100%"&gt;</text:p>
            <text:p text:style-name="P39">&lt;h1&gt;Защита от недобросовестного потребителя &lt;/h1&gt;&lt;/td&gt;&lt;/tr&gt;&lt;/table&gt;</text:p>
            <text:p text:style-name="P39">&lt;table class="contentpaneopen"&gt;&lt;tr&gt;&lt;td valign="top"&gt;</text:p>
            <text:p text:style-name="P39">&lt;p&gt;В Беларуси действует закон «О защите прав потребителей». К сожалению, аналогичного закона, защищающего права компаний, не существует.&lt;/p&gt;</text:p>
            <text:p text:style-name="P39">&lt;/td&gt;&lt;/tr&gt;&lt;tr&gt;&lt;td align="left" colspan="2"&gt;</text:p>
            <text:p text:style-name="P39">&lt;a href="http://jyristov.net/zaschita-ot-nedobrosovestnogo-potrebitelya.html" class="readon"&gt;Читать далее…&lt;/a&gt;&lt;/td&gt;&lt;/tr&gt;&lt;/table&gt;</text:p>
            <text:p text:style-name="P39">&lt;table class="contentpaneopen"&gt;&lt;tr&gt;&lt;td class="contentheading" width="100%"&gt;</text:p>
            <text:p text:style-name="P39">&lt;h1&gt;Регистрация компаний и общества. Открыть предприятие (ООО, ОДО, ЗАО, УП)&lt;/h1&gt;&lt;/td&gt;&lt;/tr&gt;&lt;/table&gt;</text:p>
            <text:p text:style-name="P39">&lt;table class="contentpaneopen"&gt;&lt;tr&gt;&lt;td valign="top"&gt;</text:p>
            <text:p text:style-name="P39">&lt;p&gt;Помощь в регистрации фирм и коммерческих организаций (обществ) любых форм собственности (ООО, ОДО, ЗАО, УП, ИП).&lt;/p&gt;</text:p>
            <text:p text:style-name="P39">&lt;/td&gt;&lt;/tr&gt;&lt;tr&gt;&lt;td align="left" colspan="2"&gt;</text:p>
            <text:p text:style-name="P39">&lt;a href="http://jyristov.net/soprovozhdenie-registratsii.html" class="readon"&gt;Читать далее…&lt;/a&gt;&lt;/td&gt;&lt;/tr&gt;&lt;/table&gt;</text:p>
            <text:p text:style-name="P39">&lt;table class="contentpaneopen"&gt;&lt;tr&gt;&lt;td class="contentheading" width="100%"&gt;</text:p>
            <text:p text:style-name="P39">&lt;h1&gt;Бухгалтерское обслуживание и сопровождение&lt;/h1&gt;</text:p>
            <text:p text:style-name="P39">&lt;/td&gt;&lt;/tr&gt;&lt;/table&gt;</text:p>
            <text:p text:style-name="P39">&lt;table class="contentpaneopen"&gt;&lt;tr&gt;&lt;td valign="top"&gt;</text:p>
            <text:p text:style-name="P39">&lt;p&gt;Предоставляем услуги по ведению бухгалтерского учета&lt;/p&gt;</text:p>
            <text:p text:style-name="P39">&lt;/td&gt;&lt;/tr&gt;&lt;tr&gt;&lt;td align="left" colspan="2"&gt;</text:p>
            <text:p text:style-name="P39">&lt;a href="http://jyristov.net/buhuchet.html" class="readon"&gt;Читать далее…&lt;/a&gt;&lt;/td&gt;&lt;/tr&gt;&lt;/table&gt;</text:p>
            <text:p text:style-name="P39">&lt;table class="contentpaneopen"&gt;&lt;tr&gt;&lt;td class="contentheading" width="100%"&gt;</text:p>
            <text:p text:style-name="P39">&lt;h1&gt;Продажа готовых фирм&lt;/h1&gt;&lt;/td&gt;&lt;/tr&gt;&lt;/table&gt;</text:p>
            <text:p text:style-name="P39">&lt;table class="contentpaneopen"&gt;&lt;tr&gt;&lt;td valign="top"&gt;</text:p>
            <text:p text:style-name="P39">&lt;p&gt;&lt;a href="http://jyristov.net/registratsiyu-novoy-<text:soft-page-break/>redaktsii.html"&gt;Бывает&lt;/a&gt;, что есть хорошая бизнес-идея, сделка, которую возможно реализовать только «сегодня или никогда». Нет времени ждать регистрации новой фирмы. Мы предлагаем к продаже готовые компании с нужным набором лицензий или сертификатов.&lt;/p&gt;</text:p>
            <text:p text:style-name="P39">&lt;/td&gt;&lt;/tr&gt;&lt;tr&gt;&lt;td align="left" colspan="2"&gt;</text:p>
            <text:p text:style-name="P39">&lt;a href="http://jyristov.net/pokupka-kompanii.html" class="readon"&gt;Читать далее…&lt;/a&gt;<text:span text:style-name="T32">&lt;/td&gt;&lt;/tr&gt;&lt;/table&gt;</text:span></text:p>
          </table:table-cell>
        </table:table-row>
      </table:table>
      <text:p text:style-name="Text_20_body"/>
      <text:p text:style-name="Text_20_body"><draw:frame draw:style-name="fr1" draw:name="Врезка20" text:anchor-type="paragraph" svg:y="0cm" svg:width="15.118cm" draw:z-index="38"><draw:text-box fo:min-height="16.42cm"><text:p text:style-name="Drawing"><draw:frame draw:style-name="fr9" draw:name="Графический объект20" text:anchor-type="paragraph" svg:x="0.004cm" svg:y="0.002cm" svg:width="15.118cm" style:rel-width="100%" svg:height="16.42cm" style:rel-height="scale" draw:z-index="39"><draw:image xlink:href="../пример_сс_страница_услуг.png" xlink:type="simple" xlink:show="embed" xlink:actuate="onLoad" draw:filter-name="&lt;Все форматы&gt;"/></draw:frame>Рисунок <text:sequence text:ref-name="refDrawing19" text:name="Drawing" text:formula="ooow:Drawing+1" style:num-format="1">3.8</text:sequence> - Графическое представление содержимого страницы услуг</text:p></draw:text-box></draw:frame></text:p>
      <text:p text:style-name="Text_20_body">Для страницы «Страница новостей» программный код блока «Содержимое страницы» представлен в таблице <text:sequence-ref text:reference-format="value" text:ref-name="refTable12">3.10</text:sequence-ref>, графическое представление изображено на рисунке <text:sequence-ref text:reference-format="value" text:ref-name="refDrawing20">3.9</text:sequence-ref>.</text:p>
      <text:p text:style-name="P34"><text:soft-page-break/>Таблица <text:sequence text:ref-name="refTable12" text:name="Table" text:formula="ooow:Table+1" style:num-format="1">3.10</text:sequence> - Программный код блока "Содержимое страницы" для "Страницы новостей"</text:p>
      <table:table table:name="Таблица13" table:style-name="Таблица13">
        <table:table-column table:style-name="Таблица13.A"/>
        <table:table-column table:style-name="Таблица13.B"/>
        <table:table-row>
          <table:table-cell table:style-name="Таблица13.A1" office:value-type="string">
            <text:p text:style-name="P70">Программный код препроцессора</text:p>
          </table:table-cell>
          <table:table-cell table:style-name="Таблица13.B1" office:value-type="string">
            <text:p text:style-name="P39">&lt;?php mosMainBody('', 0); ?&gt;</text:p>
            <text:p text:style-name="P39"/>
          </table:table-cell>
        </table:table-row>
        <table:table-row>
          <table:table-cell table:style-name="Таблица13.A2" office:value-type="string">
            <text:p text:style-name="P70">Программный код браузера</text:p>
          </table:table-cell>
          <table:table-cell table:style-name="Таблица13.B2" office:value-type="string">
            <text:p text:style-name="P39">&lt;table class="contentpaneopen"&gt;&lt;tr&gt;&lt;td class="contentheading" width="100%"&gt;</text:p>
            <text:p text:style-name="P39">&lt;h1&gt;ИМНС пополняет бюджет&lt;/h1&gt;</text:p>
            <text:p text:style-name="P39">&lt;/td&gt;&lt;/tr&gt;&lt;/table&gt;</text:p>
            <text:p text:style-name="P39">&lt;table class="contentpaneopen"&gt;&lt;tr&gt;&lt;td valign="top"&gt;</text:p>
            <text:p text:style-name="P39">&lt;p class="MsoNormal" style="text-align:justify;text-indent:27.0pt"&gt;Индивидуальный</text:p>
            <text:p text:style-name="P39"><text:s/>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 И поскольку доход за этот период не получил, единый налог ИП не уплачивал...&lt;/p&gt;</text:p>
            <text:p text:style-name="P39">&lt;/td&gt;&lt;/tr&gt;&lt;tr&gt;&lt;td align="left" colspan="2"&gt;</text:p>
            <text:p text:style-name="P39">&lt;a href="http://jyristov.net/imns-popolnyaet-byudzhet.html" class="readon"&gt;Читать далее…&lt;/a&gt;</text:p>
            <text:p text:style-name="P39">&lt;/td&gt;&lt;/tr&gt;&lt;/table&gt;</text:p>
            <text:p text:style-name="P39">&lt;table class="contentpaneopen"&gt;&lt;tr&gt;&lt;td class="contentheading" width="100%"&gt;</text:p>
            <text:p text:style-name="P39">&lt;h1&gt;Проверки взяты под особый контроль&lt;/h1&gt;</text:p>
            <text:p text:style-name="P39">&lt;/td&gt;&lt;/tr&gt;&lt;/table&gt;</text:p>
            <text:p text:style-name="P39">&lt;table class="contentpaneopen"&gt;&lt;tr&gt;&lt;td valign="top"&gt;</text:p>
            <text:p text:style-name="P39">&lt;p&gt;&amp;#160;&lt;/p&gt;</text:p>
            <text:p text:style-name="P39">&lt;/td&gt;&lt;/tr&gt;&lt;tr&gt;&lt;td align="left" colspan="2"&gt;</text:p>
            <text:p text:style-name="P39">&lt;a href="http://jyristov.net/proverki-kgk.html" class="readon"&gt;Читать далее…&lt;/a&gt;</text:p>
            <text:p text:style-name="P39">&lt;/td&gt;&lt;/tr&gt;&lt;/table&gt;</text:p>
            <text:p text:style-name="P39">&lt;table class="contentpaneopen"&gt;&lt;tr&gt;&lt;td class="contentheading" width="100%"&gt;</text:p>
            <text:p text:style-name="P39">&lt;h1&gt;Рост иностранных инвестиций в Беларуси ожидается в конце 2009 года&lt;/h1&gt;</text:p>
            <text:p text:style-name="P39">&lt;/td&gt;&lt;/tr&gt;&lt;/table&gt;</text:p>
            <text:p text:style-name="P39">&lt;table class="contentpaneopen"&gt;&lt;tr&gt;&lt;td valign="top"&gt;</text:p>
            <text:p text:style-name="P39">&lt;p&gt;&amp;#160;&lt;/p&gt;</text:p>
            <text:p text:style-name="P39">&lt;/td&gt;&lt;/tr&gt;&lt;tr&gt;&lt;td align="left" colspan="2"&gt;</text:p>
            <text:p text:style-name="P39">&lt;a href="http://jyristov.net/rost-inostrannyih-investitsiy-v-belarusi-ozhidaetsya-v-kontse-2009-goda.html" class="readon"&gt;Читать далее…&lt;/a&gt;</text:p>
            <text:p text:style-name="P39">&lt;/td&gt;&lt;/tr&gt;&lt;/table&gt;</text:p>
            <text:p text:style-name="P39">&lt;table class="contentpaneopen"&gt;&lt;tr&gt;&lt;td class="contentheading" width="100%"&gt;</text:p>
            <text:p text:style-name="P39">&lt;h1&gt; Совмин, Администрация Президента и КГК рассмотрят проект указа о контрольной деятельности&lt;/h1&gt;</text:p>
            <text:p text:style-name="P39">&lt;/td&gt;&lt;/tr&gt;&lt;/table&gt;</text:p>
            <text:p text:style-name="P39">&lt;table class="contentpaneopen"&gt;&lt;tr&gt;&lt;td valign="top"&gt;</text:p>
            <text:p text:style-name="P39">&lt;p&gt;Проект указа "О совершенствовании контрольной и надзорной деятельности в Республике Беларусь" будет обсуждаться на совместном заседании Президиума СовМина, коллегии Администрации Президента и коллегии Комитета государственного контроля.&lt;/p&gt;</text:p>
            <text:p text:style-name="P39">&lt;/td&gt;&lt;/tr&gt;&lt;tr&gt;&lt;td align="left" colspan="2"&gt;</text:p>
            <text:p text:style-name="P39"><text:soft-page-break/>&lt;a href="http://jyristov.net/prezidium-soveta-ministrov-administratsiya-prezidenta-i-kgk-rassmotryat-proekt-ukaza-o-kontrolnoy-de.html" class="readon"&gt;Читать далее…&lt;/a&gt;</text:p>
            <text:p text:style-name="P39"><text:span text:style-name="T32">&lt;/td&gt;&lt;/tr&gt;&lt;/table&gt;</text:span></text:p>
          </table:table-cell>
        </table:table-row>
      </table:table>
      <text:p text:style-name="Text_20_body"/>
      <text:p text:style-name="Text_20_body"><draw:frame draw:style-name="fr4" draw:name="Врезка21" text:anchor-type="paragraph" svg:y="0cm" svg:width="13.709cm" draw:z-index="40"><draw:text-box fo:min-height="13.675cm"><text:p text:style-name="Drawing"><draw:frame draw:style-name="fr9" draw:name="Графический объект21" text:anchor-type="paragraph" svg:x="0.004cm" svg:y="0.002cm" svg:width="13.709cm" style:rel-width="100%" svg:height="13.675cm" style:rel-height="scale" draw:z-index="41"><draw:image xlink:href="../пример_сс_страница_новостей.png" xlink:type="simple" xlink:show="embed" xlink:actuate="onLoad" draw:filter-name="&lt;Все форматы&gt;"/></draw:frame>Рисунок <text:sequence text:ref-name="refDrawing20" text:name="Drawing" text:formula="ooow:Drawing+1" style:num-format="1">3.9</text:sequence> - Графическое представление содержимого страницы новостей</text:p></draw:text-box></draw:frame></text:p>
      <text:p text:style-name="Text_20_body">Для страницы «Страница клиентов» программный код блока «Содержимое страницы» представлен в таблице <text:sequence-ref text:reference-format="value" text:ref-name="refTable13">3.11</text:sequence-ref>, графическое представление изображено на рисунке <text:sequence-ref text:reference-format="value" text:ref-name="refDrawing21">3.10</text:sequence-ref>.</text:p>
      <text:p text:style-name="P34">Таблица <text:sequence text:ref-name="refTable13" text:name="Table" text:formula="ooow:Table+1" style:num-format="1">3.11</text:sequence> - Программный код блока "Содержимое страницы" для "Страницы клиентов"</text:p>
      <table:table table:name="Таблица14" table:style-name="Таблица14">
        <table:table-column table:style-name="Таблица14.A"/>
        <table:table-column table:style-name="Таблица14.B"/>
        <table:table-row>
          <table:table-cell table:style-name="Таблица14.A1" office:value-type="string">
            <text:p text:style-name="P70">Программный код препроцессора</text:p>
          </table:table-cell>
          <table:table-cell table:style-name="Таблица14.B1" office:value-type="string">
            <text:p text:style-name="P39">&lt;?php mosMainBody('', 0); ?&gt;</text:p>
            <text:p text:style-name="Листинг_20_кода"/>
          </table:table-cell>
        </table:table-row>
        <table:table-row>
          <table:table-cell table:style-name="Таблица14.A2" office:value-type="string">
            <text:p text:style-name="P70">Программный код браузера</text:p>
          </table:table-cell>
          <table:table-cell table:style-name="Таблица14.B2" office:value-type="string">
            <text:p text:style-name="P71">&lt;table class="contentpaneopen"&gt;&lt;tr&gt;&lt;td class="contentheading" width="100%"&gt;</text:p>
            <text:p text:style-name="P71">&lt;h1&gt;Недействительность предварительного договора аренды&lt;/h1&gt;</text:p>
            <text:p text:style-name="P71">&lt;/td&gt;&lt;/tr&gt;&lt;/table&gt;&lt;table class="contentpaneopen"&gt;&lt;tr&gt;&lt;td valign="top"&gt;</text:p>
            <text:p text:style-name="P71"><text:soft-page-break/>&lt;p class="MsoNormal" style="text-align:justify"&gt;В 2005г. ООО предлагало торговцам</text:p>
            <text:p text:style-name="P71"><text:s/>экономить на аренде точки следующим образом: вложить деньги в строительство</text:p>
            <text:p text:style-name="P71"><text:s/>нового объекта, а затем арендовать его на выгодных условиях. Вложенные в</text:p>
            <text:p text:style-name="P71"><text:s/>строительство деньги шли в счет арендной платы. ИП &lt;span style="mso-spacerun:yes"&gt;&amp;#160;&lt;/span&gt;решил поучаствовать в строительстве.&amp;#160;&lt;/p&gt;</text:p>
            <text:p text:style-name="P71">&lt;/td&gt;&lt;/tr&gt;&lt;tr&gt;&lt;td align="left" colspan="2"&gt;</text:p>
            <text:p text:style-name="P71">&lt;a href="http://jyristov.net/nedeystvitelnost-predvaritelnogo-dogovora-arendyi.html" class="readon"&gt;Читать далее…&lt;/a&gt;</text:p>
            <text:p text:style-name="P71">&lt;/td&gt;&lt;/tr&gt;&lt;/table&gt;&lt;table class="contentpaneopen"&gt;&lt;tr&gt;&lt;td class="contentheading" width="100%"&gt;</text:p>
            <text:p text:style-name="P71">&lt;h1&gt;ООО «Катюша»&lt;/h1&gt;</text:p>
            <text:p text:style-name="P71">&lt;/td&gt;&lt;/tr&gt;&lt;/table&gt;&lt;table class="contentpaneopen"&gt;&lt;tr&gt;&lt;td valign="top"&gt;</text:p>
            <text:p text:style-name="P71">&lt;p&gt;Заключено мировое соглашение на &lt;strong&gt;8 061 868&lt;/strong&gt; рублей.&amp;#160;&lt;/p&gt;</text:p>
            <text:p text:style-name="P71">&lt;/td&gt;&lt;/tr&gt;&lt;tr&gt;&lt;td align="left" colspan="2"&gt;</text:p>
            <text:p text:style-name="P71">&lt;a href="http://jyristov.net/ooo-katyusha.html" class="readon"&gt;Читать далее…&lt;/a&gt;&lt;/td&gt;&lt;/tr&gt;&lt;/table&gt;&lt;/td&gt;&lt;/tr&gt;&lt;tr&gt;&lt;td valign="top" width="100%"&gt;</text:p>
            <text:p text:style-name="P71">&lt;style type="text/css"&gt; </text:p>
            <text:p text:style-name="P71">a.highslide img {border: 0px #1e90ff;}</text:p>
            <text:p text:style-name="P71">a.highslide:hover img {border: 0px#b0c4de;}</text:p>
            <text:p text:style-name="P71">&lt;/style&gt;&lt;table class="contentpaneopen"&gt;&lt;tr&gt;&lt;td class="contentheading" width="100%"&gt;</text:p>
            <text:p text:style-name="P71">&lt;h1&gt;ООО «Алекена-Тур»&lt;/h1&gt;</text:p>
            <text:p text:style-name="P71">&lt;/td&gt;&lt;/tr&gt;&lt;/table&gt;&lt;table class="contentpaneopen"&gt;&lt;tr&gt;&lt;td valign="top"&gt;</text:p>
            <text:p text:style-name="P71">&lt;table width="100%" cellspacing="" cellpadding="" border="0"&gt;&lt;tbody&gt;</text:p>
            <text:p text:style-name="P71">&lt;tr&gt;&lt;td align="left"&gt;&lt;div id="controlbar" class="highslide-overlay controlbar"&gt;</text:p>
            <text:p text:style-name="P71">&lt;a href="http://jyristov.net/klientyi/index.html#" class="previous" onclick="return hs.previous(this)" title="Предыдущая (кнопка курсора влево)"&gt;&lt;/a&gt;<text:tab/>&lt;a href="http://jyristov.net/klientyi/index.html#" class="next" onclick="return hs.next(this)" title="Следующая (кнопка курсора вправо)"&gt;&lt;/a&gt; <text:s text:c="3"/>&lt;a href="http://jyristov.net/klientyi/index.html#" class="highslide-move" onclick="return false" title="Нажмите и тяните для перемещения"&gt;&lt;/a&gt; <text:s text:c="3"/>&lt;a href="http://jyristov.net/klientyi/index.html#" class="close" onclick="return hs.close(this)" title="Нажмите, чтобы закрыть"&gt;&lt;/a&gt;&lt;/div&gt;&lt;a id="thumb1201" href="http://jyristov.net/images/stories/clients/alekena.jpg" onclick="return hs.expand(this)" class="00" title="" &gt;&lt;img src="http://jyristov.net/mambots/content/highslide/thumb.php?src=/home/jyrist/public_html/images/stories/clients/alekena.jpg&amp;amp;x=127&amp;amp;y=180&amp;amp;f=0" alt="Отказано в исках на 40 875 247 рублей." class="hs_border" /&gt;&lt;/a&gt;&lt;/td&gt;</text:p>
            <text:p text:style-name="P71">&lt;td valign="top"&gt;Отказано в исках на сумму &lt;strong&gt;40 875 247&lt;/strong&gt; рублей.&lt;/td&gt;&lt;/tr&gt;&lt;/tbody&gt;</text:p>
            <text:p text:style-name="P71">&lt;/table&gt;&lt;/td&gt;&lt;/tr&gt;&lt;tr&gt;&lt;td align="left" colspan="2"&gt;</text:p>
            <text:p text:style-name="P71">&lt;a href="http://jyristov.net/alekena-tur.html" class="readon"&gt;Читать далее…&lt;/a&gt;<text:span text:style-name="T32">&lt;/td&gt;&lt;/tr&gt;&lt;/table&gt;</text:span></text:p>
          </table:table-cell>
        </table:table-row>
      </table:table>
      <text:p text:style-name="Standard"><draw:frame draw:style-name="fr1" draw:name="Врезка22" text:anchor-type="paragraph" svg:y="0cm" svg:width="14.355cm" draw:z-index="42"><draw:text-box fo:min-height="14.037cm"><text:p text:style-name="Drawing"><draw:frame draw:style-name="fr9" draw:name="Графический объект22" text:anchor-type="paragraph" svg:x="0.004cm" svg:y="0.002cm" svg:width="14.355cm" style:rel-width="100%" svg:height="14.037cm" style:rel-height="scale" draw:z-index="43"><draw:image xlink:href="../пример_сс_страница_клиентов.png" xlink:type="simple" xlink:show="embed" xlink:actuate="onLoad" draw:filter-name="&lt;Все форматы&gt;"/></draw:frame>Рисунок <text:sequence text:ref-name="refDrawing21" text:name="Drawing" text:formula="ooow:Drawing+1" style:num-format="1">3.10</text:sequence> - Графическое представление содержимого страницы клиентов</text:p></draw:text-box></draw:frame></text:p>
      <text:p text:style-name="Standard"><text:soft-page-break/></text:p>
      <text:p text:style-name="Standard"/>
      <text:p text:style-name="Text_20_body">Для страницы «Контактная информация» программный код блока «Содержимое страницы» представлен в таблице , графическое представление изображено на рисунке .</text:p>
      <text:p text:style-name="P34">Таблица <text:sequence text:ref-name="refTable14" text:name="Table" text:formula="ooow:Table+1" style:num-format="1">3.12</text:sequence> - Программный код блока "Содержимое страницы" для "Контактная информация"</text:p>
      <table:table table:name="Таблица15" table:style-name="Таблица15">
        <table:table-column table:style-name="Таблица15.A"/>
        <table:table-column table:style-name="Таблица15.B"/>
        <table:table-row>
          <table:table-cell table:style-name="Таблица15.A1" office:value-type="string">
            <text:p text:style-name="P70">Программный код препроцессора</text:p>
          </table:table-cell>
          <table:table-cell table:style-name="Таблица15.B1" office:value-type="string">
            <text:p text:style-name="P39">&lt;?php mosMainBody('', 0); ?&gt;</text:p>
            <text:p text:style-name="P39"/>
          </table:table-cell>
        </table:table-row>
        <table:table-row>
          <table:table-cell table:style-name="Таблица15.A2" office:value-type="string">
            <text:p text:style-name="P70">Программный код браузера</text:p>
          </table:table-cell>
          <table:table-cell table:style-name="Таблица15.B2" office:value-type="string">
            <text:p text:style-name="Листинг_20_кода">&lt;div style="text-align:left"&gt;&lt;h2&gt;Контактные телефоны:&lt;/h2&gt;</text:p>
            <text:p text:style-name="Листинг_20_кода">&lt;p&gt;+375 (29) &lt;b&gt;311-62-41&lt;/b&gt; (мобильный)&lt;br&gt;</text:p>
            <text:p text:style-name="Листинг_20_кода">+375 (17) &lt;b&gt;203-81-20&lt;/b&gt; (городской телефон/факс)&lt;br&gt;</text:p>
            <text:p text:style-name="Листинг_20_кода">&lt;/p&gt;</text:p>
            <text:p text:style-name="Листинг_20_кода">&lt;h2&gt;E-mail:&lt;/h2&gt;&lt;p&gt;jurist-bel&lt;b&gt;@&lt;/b&gt;yandex.ru&lt;/p&gt;</text:p>
            <text:p text:style-name="Листинг_20_кода">&lt;h2&gt;Офис:&lt;/h2&gt;&lt;p&gt;Минск, ул.Обойная, д.12, офис 509, 220004&lt;br&gt;</text:p>
            <text:p text:style-name="Листинг_20_кода">200 метров от станции метро Фрунзенская.&lt;br&gt;</text:p>
            <text:p text:style-name="Листинг_20_кода">&amp;nbsp;&lt;/p&gt;</text:p>
            <text:p text:style-name="Листинг_20_кода">&lt;h2&gt;Написать письмо&lt;/h2&gt;</text:p>
            <text:p text:style-name="Листинг_20_кода">&lt;p&gt;&lt;form action="http://jyristov.net/b3v-feedback/send.html" enctype="mul<text:soft-page-break/>tipart/form-data" method="post" runat="server"&gt;</text:p>
            <text:p text:style-name="Листинг_20_кода">Е-mail для ответа:&lt;br /&gt;&lt;div class="parent_elem"&gt;</text:p>
            <text:p text:style-name="Листинг_20_кода">&lt;input type="text" value="" name="email1" style="width:502px" /&gt;&lt;/div&gt;</text:p>
            <text:p text:style-name="Листинг_20_кода">&lt;div style="height:8px"&gt;&amp;nbsp;&lt;/div&gt;</text:p>
            <text:p text:style-name="Листинг_20_кода">Телефон:&lt;br /&gt;&lt;div class="parent_elem"&gt;</text:p>
            <text:p text:style-name="Листинг_20_кода">&lt;input type="text" value="" name="field3" style="width:502px" /&gt;</text:p>
            <text:p text:style-name="Листинг_20_кода">&lt;/div&gt;&lt;div style="height:8px"&gt;&amp;nbsp;&lt;/div&gt;</text:p>
            <text:p text:style-name="Листинг_20_кода"><text:s/>Тема сообщения:&lt;br /&gt;&lt;div class="parent_elem"&gt;</text:p>
            <text:p text:style-name="Листинг_20_кода">&lt;input type="text" value="" name="field1" style="width:502px" /&gt;&lt;/div</text:p>
            <text:p text:style-name="Листинг_20_кода">&lt;div style="height:8px"&gt;&amp;nbsp;&lt;/div&gt;</text:p>
            <text:p text:style-name="Листинг_20_кода"><text:s/>Сообщение:&lt;br /&gt;&lt;div class="parent_elem popr"&gt;</text:p>
            <text:p text:style-name="Листинг_20_кода">&lt;textarea name="field2" style="height:190px;width:502px" &gt;&lt;/textarea&gt;</text:p>
            <text:p text:style-name="Листинг_20_кода">&lt;/div&gt;&lt;div style="height:8px"&gt;&amp;nbsp;&lt;/div&gt;</text:p>
            <text:p text:style-name="Листинг_20_кода"><text:s/>Прикрепить файл:&lt;br /&gt;&lt;div class="parent_elem"&gt;</text:p>
            <text:p text:style-name="Листинг_20_кода">&lt;input type="file" value="" name="attach1" <text:s/>size="67" /&gt;&lt;/div&gt;&lt;br /&gt;</text:p>
            <text:p text:style-name="Листинг_20_кода">&lt;input type="submit" value="Отправить" class="send" name="send" <text:s/>/&gt;</text:p>
            <text:p text:style-name="Листинг_20_кода"><text:s/>&lt;/form&gt;&lt;/p&gt;<text:span text:style-name="T32">&lt;/div&gt;</text:span></text:p>
          </table:table-cell>
        </table:table-row>
      </table:table>
      <text:p text:style-name="Standard"/>
      <text:p text:style-name="Standard"/>
      <text:p text:style-name="Standard"><draw:frame draw:style-name="fr1" draw:name="Врезка23" text:anchor-type="paragraph" svg:y="0cm" svg:width="13.78cm" draw:z-index="44"><draw:text-box fo:min-height="14.623cm"><text:p text:style-name="Drawing"><draw:frame draw:style-name="fr9" draw:name="Графический объект23" text:anchor-type="paragraph" svg:x="0.004cm" svg:y="0.002cm" svg:width="13.78cm" style:rel-width="100%" svg:height="14.623cm" style:rel-height="scale" draw:z-index="45"><draw:image xlink:href="../пример_сс_контактная_информация.png" xlink:type="simple" xlink:show="embed" xlink:actuate="onLoad" draw:filter-name="&lt;Все форматы&gt;"/></draw:frame>Рисунок <text:sequence text:ref-name="refDrawing22" text:name="Drawing" text:formula="ooow:Drawing+1" style:num-format="1">3.11</text:sequence> - Графическое представление содержимого "Контактная информация"</text:p></draw:text-box></draw:frame></text:p>
      <text:p text:style-name="Standard"/>
      <text:h text:style-name="Heading_20_2" text:outline-level="2"><text:soft-page-break/>Разработка структуры нормативных документов</text:h>
      <text:p text:style-name="Text_20_body"/>
      <text:h text:style-name="Heading_20_2" text:outline-level="2">Тестирование работы Интернет-приложения</text:h>
      <text:h text:style-name="Заголовок_20_Без_20_Нумерации" text:outline-level="1">ЗАКЛЮЧЕНИЕ</text:h>
      <text:p text:style-name="Text_20_body">В результате работы нами были изучены методики построения Интернет приложений на базе различных программных средств. Также нами был проведен сравнительный анализ таких методик и проектирование Интернет приложения классифицирующего юридические услуги предназначенного для привлечения клиентов в компанию ООО «Надежный выбор». На этапе проектирования Интернет приложения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и разработаны как компоненты системы, так и варианты использования системы. Для успешного проектирования и реализации потребовалось разработать алгоритм работы пользователя с системой, создать интерфейс пользователей системы.</text:p>
      <text:p text:style-name="Text_20_body">Таким образом, Интернет-приложение, которое было получено в результате работы, позволяет привлекать клиентов в компанию. Для привлечения клиентов используется информация о компании «Надежный выбор», которая в результате разработанной структурной организации этой информации должна вызывать доверие у потенциальных клиентов компании.</text:p>
      <text:h text:style-name="Заголовок_20_Без_20_Нумерации" text:outline-level="1">СПИСОК ЛИТЕРАТУРЫ</text:h>
      <text:list xml:id="list840653653" text:style-name="L17">
        <text:list-item>
          <text:p text:style-name="P64"><text:bookmark-start text:name="_Ref259730886"/><text:bookmark text:name="__RefNumPara__3804_2125587064"/>MVC для начинающих и для интернета в частности [Электронный ресурс]. - Режим доступа: <text:a xlink:type="simple" xlink:href="http://chtivo.webhost.ru/articles/mvc.php" office:target-frame-name="_top" xlink:show="replace">http://chtivo.webhost.ru/articles/mvc.php</text:a>.<text:bookmark-end text:name="_Ref259730886"/><text:bookmark-end text:name="__RefNumPara__3804_2125587064"/></text:p>
        </text:list-item>
        <text:list-item>
          <text:p text:style-name="P64"><text:bookmark-start text:name="_Ref259719612"/><text:bookmark text:name="__RefNumPara__3478_2125587064"/>Стивенс У. Р. Unix. Разработка сетевых приложений / У. Р. Стивенс. СПб. : Питер, 2007. 1038 с.<text:bookmark-end text:name="_Ref259719612"/><text:bookmark-end text:name="__RefNumPara__3478_2125587064"/></text:p>
        </text:list-item>
        <text:list-item>
          <text:p text:style-name="P64"><text:bookmark-start text:name="_Ref259730896"/><text:bookmark text:name="__RefNumPara__3806_2125587064"/>Аллен Э. Типичные ошибки проектирования / Э. Аллен. СПб. : Питер, 2003. 223 с.<text:bookmark-end text:name="_Ref259730896"/><text:bookmark-end text:name="__RefNumPara__3806_2125587064"/></text:p>
        </text:list-item>
        <text:list-item>
          <text:p text:style-name="P64"><text:bookmark-start text:name="_Ref259730904"/><text:bookmark text:name="__RefNumPara__3808_2125587064"/>Официальный сайт MySQL [Электронный ресурс]. - Режим доступа: <text:a xlink:type="simple" xlink:href="http://dev.mysql.com/" office:target-frame-name="_top" xlink:show="replace">http://dev.mysql.com/</text:a><text:bookmark-end text:name="_Ref259730904"/><text:bookmark-end text:name="__RefNumPara__3808_2125587064"/></text:p>
        </text:list-item>
        <text:list-item>
          <text:p text:style-name="P64"><text:bookmark-start text:name="_Ref259730956"/><text:bookmark text:name="__RefNumPara__3964_2125587064"/>Берри Н. Joomla! Практическое руководство / Н. Берри. СПб. : Символ, 2008. 448 с.<text:bookmark-end text:name="_Ref259730956"/><text:bookmark-end text:name="__RefNumPara__3964_2125587064"/></text:p>
        </text:list-item>
        <text:list-item>
          <text:p text:style-name="P64"><text:bookmark-start text:name="_Ref259719558"/><text:bookmark text:name="__RefNumPara__3756_2125587064"/>Орлов А. PHP: Полезные приемы / А. Орлов. М. : Горячая Линия - Телеком, 2003. 224 с.<text:bookmark-end text:name="_Ref259719558"/><text:bookmark-end text:name="__RefNumPara__3756_2125587064"/></text:p>
        </text:list-item>
        <text:list-item>
          <text:p text:style-name="P64">Учебник PHP [Электронный ресурс]. - Режим доступа: <text:a xlink:type="simple" xlink:href="http://phpclub.ru/manrus/" office:target-frame-name="_top" xlink:show="replace">http://phpclub.ru/manrus/</text:a></text:p>
        </text:list-item>
        <text:list-item>
          <text:p text:style-name="P64"><text:bookmark-start text:name="_Ref259731028"/><text:bookmark text:name="__RefNumPara__4132_2125587064"/>About Drupal [Электронный ресурс]. - Режим доступа: <text:a xlink:type="simple" xlink:href="http://drupal.org/about" office:target-frame-name="_top" xlink:show="replace">http://drupal.org/about</text:a><text:bookmark-end text:name="_Ref259731028"/><text:bookmark-end text:name="__RefNumPara__4132_2125587064"/></text:p>
        </text:list-item>
        <text:list-item>
          <text:p text:style-name="P64"><text:bookmark-start text:name="_Ref259731062"/><text:bookmark text:name="__RefNumPara__4142_2125587064"/>Drupal handbook [Электронный ресурс]. - Режим доступа: <text:a xlink:type="simple" xlink:href="http://drupal.org/handbooks" office:target-frame-name="_top" xlink:show="replace">http://drupal.org/handbooks</text:a><text:bookmark-end text:name="_Ref259731062"/><text:bookmark-end text:name="__RefNumPara__4142_2125587064"/></text:p>
        </text:list-item>
        <text:list-item>
          <text:p text:style-name="P64"><text:bookmark text:name="__RefNumPara__4140_2125587064"/>Joomla - система управления сайтом [Электронный ресурс]. - Режим доступа: <text:a xlink:type="simple" xlink:href="http://joomla.ru/" office:target-frame-name="_top" xlink:show="replace">http://joomla.ru/</text:a><text:bookmark-end text:name="__RefNumPara__4140_2125587064"/></text:p>
        </text:list-item>
        <text:list-item>
          <text:p text:style-name="P64"><text:bookmark-start text:name="_Ref259731037"/><text:bookmark text:name="__RefNumPara__4134_2125587064"/>База знаний Joomla [Электронный ресурс]. - Режим доступа: <text:a xlink:type="simple" xlink:href="http://www.joomla-docs.ru/Заглавная_страница" office:target-frame-name="_top" xlink:show="replace">http://www.joomla-docs.ru/Заглавная_страница</text:a><text:bookmark-end text:name="_Ref259731037"/><text:bookmark-end text:name="__RefNumPara__4134_2125587064"/></text:p>
        </text:list-item>
        <text:list-item>
          <text:p text:style-name="P64"><text:bookmark-start text:name="_Ref259731069"/><text:bookmark text:name="__RefNumPara__4144_2125587064"/>SEO Joomla [Электронный ресурс]. - Режим доступа: <text:a xlink:type="simple" xlink:href="http://www.seo-joomla.net/" office:target-frame-name="_top" xlink:show="replace">http://www.seo-joomla.net/</text:a><text:bookmark-end text:name="_Ref259731069"/><text:bookmark-end text:name="__RefNumPara__4144_2125587064"/></text:p>
        </text:list-item>
        <text:list-item>
          <text:p text:style-name="P64">FAQ по Joomla [Электронный ресурс]. - Режим доступа: <text:a xlink:type="simple" xlink:href="http://www.joomla-docs.ru/FAQ_по_Joomla" office:target-frame-name="_top" xlink:show="replace">http://www.joomla-docs.ru/FAQ_по_Joomla</text:a></text:p>
        </text:list-item>
        <text:list-item>
          <text:p text:style-name="P64"><text:bookmark-start text:name="_Ref259731108"/><text:bookmark text:name="__RefNumPara__4146_2125587064"/>PHP FAQ. Сайт с ответами на вопросы [Электронный ресурс]. - Режим доступа: <text:a xlink:type="simple" xlink:href="http://www.phpfaq.ru/" office:target-frame-name="_top" xlink:show="replace">http://www.phpfaq.ru/</text:a><text:bookmark-end text:name="_Ref259731108"/><text:bookmark-end text:name="__RefNumPara__4146_2125587064"/></text:p>
        </text:list-item>
        <text:list-item>
          <text:p text:style-name="P64"><text:bookmark-start text:name="_Ref259730948"/><text:bookmark text:name="__RefNumPara__3962_2125587064"/>MySQL 5.1 <text:span text:style-name="Default_20_Paragraph_20_Font"><text:span text:style-name="T19">Reference</text:span></text:span> <text:span text:style-name="Default_20_Paragraph_20_Font"><text:span text:style-name="T19">Manual</text:span></text:span> [Электронный ресурс]. - Режим доступа: <text:a xlink:type="simple" xlink:href="http://dev.mysql.com/doc/refman/5.1/en/" office:target-frame-name="_top" xlink:show="replace">http://dev.mysql.com/doc/refman/5.1/en/</text:a><text:bookmark-end text:name="_Ref259730948"/><text:bookmark-end text:name="__RefNumPara__3962_2125587064"/></text:p>
        </text:list-item>
        <text:list-item>
          <text:p text:style-name="P64">MySQL <text:span text:style-name="Default_20_Paragraph_20_Font"><text:span text:style-name="T19">Help</text:span></text:span> [Электронный ресурс]. - Режим доступа: <text:a xlink:type="simple" xlink:href="http://www.phpfreaks.com/forums/index.php?board=3.0" office:target-frame-name="_top" xlink:show="replace">http://www.phpfreaks.com/forums/index.php?board=3.0</text:a></text:p>
        </text:list-item>
        <text:list-item>
          <text:p text:style-name="P64"><text:bookmark-start text:name="_Ref259731051"/><text:bookmark text:name="__RefNumPara__4138_2125587064"/>FAQ WordPress Россия [Электронный ресурс]. - Режим доступа: <text:a xlink:type="simple" xlink:href="http://mywordpress.ru/faq/" office:target-frame-name="_top" xlink:show="replace">http://mywordpress.ru/faq/</text:a><text:bookmark-end text:name="_Ref259731051"/><text:bookmark-end text:name="__RefNumPara__4138_2125587064"/></text:p>
        </text:list-item>
        <text:list-item>
          <text:p text:style-name="P64"><text:bookmark text:name="__RefNumPara__4136_2125587064"/><text:s/><text:bookmark-start text:name="_Ref259731043"/>WordPress.com - Get a Free Blog Here [Электронный ресурс]. - Режим доступа: <text:a xlink:type="simple" xlink:href="http://wordpress.com/" office:target-frame-name="_top" xlink:show="replace">http://wordpress.com/</text:a><text:bookmark-end text:name="__RefNumPara__4136_2125587064"/><text:bookmark-end text:name="_Ref259731043"/></text:p>
        </text:list-item>
        <text:list-item>
          <text:p text:style-name="P64">Браузер - Википедия [Электронный ресурс]. - Режим доступа: <text:a xlink:type="simple" xlink:href="http://ru.wikipedia.org/wiki/Браузер" office:target-frame-name="_top" xlink:show="replace">http://ru.wikipedia.org/wiki/Браузер</text:a>.</text:p>
        </text:list-item>
        <text:list-item>
          <text:p text:style-name="P64"><text:bookmark-start text:name="_Ref259730929"/><text:bookmark text:name="__RefNumPara__3906_2125587064"/>HTML - Википедия [Электронный ресурс]. - Режим доступа: <text:a xlink:type="simple" xlink:href="http://ru.wikipedia.org/wiki/HTML" office:target-frame-name="_top" xlink:show="replace">http://ru.wikipedia.org/wiki/HTML</text:a>.<text:bookmark-end text:name="_Ref259730929"/><text:bookmark-end text:name="__RefNumPara__3906_2125587064"/></text:p>
        </text:list-item>
        <text:list-item>
          <text:p text:style-name="P64"><text:bookmark-start text:name="_Ref259730963"/><text:bookmark text:name="__RefNumPara__3966_2125587064"/>Ruby On Rails [Электронный ресурс]. - Режим доступа: <text:a xlink:type="simple" xlink:href="http://rubyonrails.org/" office:target-frame-name="_top" xlink:show="replace">http://rubyonrails.org/</text:a>.<text:bookmark-end text:name="_Ref259730963"/><text:bookmark-end text:name="__RefNumPara__3966_2125587064"/></text:p>
        </text:list-item>
        <text:list-item>
          <text:p text:style-name="P64"><text:bookmark text:name="__RefNumPara__1956_1823942306"/>Установка<text:span text:style-name="Default_20_Paragraph_20_Font"><text:span text:style-name="T9"> PHP + Apache: CGI vs module. </text:span></text:span>[Электронный ресурс]. - Режим доступа: <text:a xlink:type="simple" xlink:href="http://phpclub.ru/detail/article/2001-04-20" office:target-frame-name="_top" xlink:show="replace">http://phpclub.ru/detail/article/2001-04-20</text:a>.<text:bookmark-end text:name="__RefNumPara__1956_1823942306"/></text:p>
        </text:list-item>
        <text:list-item>
          <text:p text:style-name="P64"><text:bookmark text:name="__RefNumPara__3222_820469989"/>Class: ActiveRecord::Base [Электронный ресурс]. - Режим доступа: <text:a xlink:type="simple" xlink:href="http://api.rubyonrails.org/classes/ActiveRecord/Base.html" office:target-frame-name="_top" xlink:show="replace">http://api.rubyonrails.org/classes/ActiveRecord/Base.html</text:a>.<text:bookmark-end text:name="__RefNumPara__3222_820469989"/></text:p>
        </text:list-item>
        <text:list-item>
          <text:p text:style-name="P64"><text:bookmark text:name="__RefNumPara__1954_1823942306"/>Диаграмма компонент - Википедия [Электронный ресурс]. - Режим доступа: <text:a xlink:type="simple" xlink:href="http://ru.wikipedia.org/wiki/Диаграмма_компонентов" office:target-frame-name="_top" xlink:show="replace">http://ru.wikipedia.org/wiki/Диаграмма_компонентов</text:a>.<text:bookmark-end text:name="__RefNumPara__1954_1823942306"/></text:p>
        </text:list-item>
        <text:list-item>
          <text:p text:style-name="P64"><text:bookmark text:name="__RefNumPara__2194_1823942306"/><text:span text:style-name="Default_20_Paragraph_20_Font"><text:span text:style-name="T9">Joomla! Help Site – Manual Installation [</text:span></text:span>Электронный<text:span text:style-name="Default_20_Paragraph_20_Font"><text:span text:style-name="T9"> </text:span></text:span>ресурс<text:span text:style-name="Default_20_Paragraph_20_Font"><text:span text:style-name="T9">]. –</text:span></text:span> Режим доступа: <text:a xlink:type="simple" xlink:href="http://help.joomla.org/content/view/1944/302/">http://help.joomla.org/content/view/1944/302/</text:a><text:span text:style-name="Default_20_Paragraph_20_Font"><text:span text:style-name="T9">.</text:span></text:span><text:bookmark-end text:name="__RefNumPara__2194_1823942306"/></text:p>
        </text:list-item>
        <text:list-item>
          <text:p text:style-name="P64"><text:bookmark text:name="__RefNumPara__3546_1823942306"/><text:span text:style-name="Default_20_Paragraph_20_Font"><text:span text:style-name="T9">PhpMyAdmin [Электронный ресурс]. - Режим доступа: </text:span></text:span><text:a xlink:type="simple" xlink:href="http://www.phpmyadmin.net/home_page/index.php"><text:span text:style-name="Default_20_Paragraph_20_Font"><text:span text:style-name="T9">http://www.phpmyadmin.net/home_page/index.php</text:span></text:span></text:a><text:span text:style-name="Default_20_Paragraph_20_Font"><text:span text:style-name="T9">.</text:span></text:span><text:bookmark-end text:name="__RefNumPara__3546_1823942306"/></text:p>
        </text:list-item>
        <text:list-item>
          <text:p text:style-name="P64"><text:bookmark text:name="__RefNumPara__3020_917514657"/><text:span text:style-name="Default_20_Paragraph_20_Font"><text:span text:style-name="T9">Joomla! Help Site - mosLoadModules [Электронный ресурс]. - Режим доступа: </text:span></text:span><text:a xlink:type="simple" xlink:href="http://help.joomla.org/content/view/1565/125/"><text:span text:style-name="Default_20_Paragraph_20_Font"><text:span text:style-name="T9">http://help.joomla.org/content/view/1565/125/</text:span></text:span></text:a><text:span text:style-name="Default_20_Paragraph_20_Font"><text:span text:style-name="T9">.</text:span></text:span><text:bookmark-end text:name="__RefNumPara__3020_917514657"/></text:p>
        </text:list-item>
        <text:list-item>
          <text:p text:style-name="P64"><text:bookmark text:name="__RefNumPara__5055_917514657"/><text:span text:style-name="Default_20_Paragraph_20_Font"><text:span text:style-name="T9">Joomla! Help Site - mosMainBody [Электронный ресурс]. - Режим доступа: </text:span></text:span><text:a xlink:type="simple" xlink:href="http://help.joomla.org/content/view/1566/125/"><text:span text:style-name="Default_20_Paragraph_20_Font"><text:span text:style-name="T9">http://help.joomla.org/content/view/1566/125/</text:span></text:span></text:a><text:span text:style-name="Default_20_Paragraph_20_Font"><text:span text:style-name="T9">.</text:span></text:span><text:bookmark-end text:name="__RefNumPara__5055_9175146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Grande1" svg:font-family="LucidaGrande"/>
    <style:font-face style:name="Menlo-Regular" svg:font-family="Menlo-Regular"/>
    <style:font-face style:name="OpenSymbol1" svg:font-family="OpenSymbol"/>
    <style:font-face style:name="TimesNewRomanPSMT" svg:font-family="TimesNewRomanPSMT" style:font-family-generic="roman"/>
    <style:font-face style:name="Lucida Grande" svg:font-family="'Lucida Grande'" style:font-family-generic="swiss"/>
    <style:font-face style:name="LucidaGrande" svg:font-family="LucidaGrande" style:font-family-generic="system"/>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cm" fo:margin-bottom="0.212cm" fo:line-height="120%" fo:text-align="justify" style:justify-single-word="false" fo:hyphenation-ladder-count="no-limit" fo:text-indent="0.9cm" style:auto-text-indent="fals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top="0.42cm" fo:margin-bottom="0.349cm" fo:line-height="120%" fo:text-align="center" style:justify-single-word="false" fo:hyphenation-ladder-count="no-limit"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0cm" fo:margin-right="0cm" fo:margin-top="0.42cm" fo:margin-bottom="0.409cm" fo:line-height="150%" fo:hyphenation-ladder-count="no-limit" fo:text-indent="1.199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text:number-lines="false" text:line-number="0"/>
      <style:text-properties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page-number text:select-page="current">51</text:page-number></text:p>
      </style:header>
    </style:master-page>
    <style:master-page style:name="MPF0" style:page-layout-name="Mpm3" style:next-style-name="MP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4-26T00:27:31</dc:date>
    <meta:editing-cycles>391</meta:editing-cycles>
    <meta:editing-duration>PT61H57M09S</meta:editing-duration>
    <meta:document-statistic meta:table-count="15" meta:image-count="23" meta:object-count="0" meta:page-count="50" meta:paragraph-count="708" meta:word-count="8051" meta:character-count="75552"/>
    <meta:template xlink:type="simple" xlink:actuate="onRequest" xlink:title="" xlink:href="Normal.dotm"/>
  </office:meta>
</office:document-meta>
</file>